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0019" calcext:value-type="float">
            <text:p>0.0001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5" calcext:value-type="float">
            <text:p>5E-05</text:p>
          </table:table-cell>
          <table:table-cell/>
          <table:table-cell table:formula="of:=AVERAGE([.D5:.F5])" office:value-type="float" office:value="0.0000953333333333333" calcext:value-type="float">
            <text:p>9.53333333333333E-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.00053" calcext:value-type="float">
            <text:p>0.0005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11" calcext:value-type="float">
            <text:p>0.000211</text:p>
          </table:table-cell>
          <table:table-cell/>
          <table:table-cell table:formula="of:=AVERAGE([.D6:.F6])" office:value-type="float" office:value="0.000311" calcext:value-type="float">
            <text:p>0.00031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.001103" calcext:value-type="float">
            <text:p>0.001103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41" calcext:value-type="float">
            <text:p>0.000741</text:p>
          </table:table-cell>
          <table:table-cell/>
          <table:table-cell table:formula="of:=AVERAGE([.D7:.F7])" office:value-type="float" office:value="0.000839" calcext:value-type="float">
            <text:p>0.00083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.002046" calcext:value-type="float">
            <text:p>0.002046</text:p>
          </table:table-cell>
          <table:table-cell office:value-type="float" office:value="0.001917" calcext:value-type="float">
            <text:p>0.001917</text:p>
          </table:table-cell>
          <table:table-cell office:value-type="float" office:value="0.002165" calcext:value-type="float">
            <text:p>0.002165</text:p>
          </table:table-cell>
          <table:table-cell/>
          <table:table-cell table:formula="of:=AVERAGE([.D8:.F8])" office:value-type="float" office:value="0.00204266666666667" calcext:value-type="float">
            <text:p>0.00204266666666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.003055" calcext:value-type="float">
            <text:p>0.003055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0.003883" calcext:value-type="float">
            <text:p>0.003883</text:p>
          </table:table-cell>
          <table:table-cell/>
          <table:table-cell table:formula="of:=AVERAGE([.D9:.F9])" office:value-type="float" office:value="0.00338566666666667" calcext:value-type="float">
            <text:p>0.00338566666666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0.004909" calcext:value-type="float">
            <text:p>0.004909</text:p>
          </table:table-cell>
          <table:table-cell office:value-type="float" office:value="0.005233" calcext:value-type="float">
            <text:p>0.005233</text:p>
          </table:table-cell>
          <table:table-cell office:value-type="float" office:value="0.005907" calcext:value-type="float">
            <text:p>0.005907</text:p>
          </table:table-cell>
          <table:table-cell/>
          <table:table-cell table:formula="of:=AVERAGE([.D10:.F10])" office:value-type="float" office:value="0.00534966666666667" calcext:value-type="float">
            <text:p>0.005349666666667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0.008434" calcext:value-type="float">
            <text:p>0.008434</text:p>
          </table:table-cell>
          <table:table-cell office:value-type="float" office:value="0.008492" calcext:value-type="float">
            <text:p>0.008492</text:p>
          </table:table-cell>
          <table:table-cell office:value-type="float" office:value="0.008659" calcext:value-type="float">
            <text:p>0.008659</text:p>
          </table:table-cell>
          <table:table-cell/>
          <table:table-cell table:formula="of:=AVERAGE([.D11:.F11])" office:value-type="float" office:value="0.00852833333333333" calcext:value-type="float">
            <text:p>0.00852833333333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0.021072" calcext:value-type="float">
            <text:p>0.021072</text:p>
          </table:table-cell>
          <table:table-cell office:value-type="float" office:value="0.021637" calcext:value-type="float">
            <text:p>0.021637</text:p>
          </table:table-cell>
          <table:table-cell office:value-type="float" office:value="0.021349" calcext:value-type="float">
            <text:p>0.021349</text:p>
          </table:table-cell>
          <table:table-cell/>
          <table:table-cell table:formula="of:=AVERAGE([.D12:.F12])" office:value-type="float" office:value="0.0213526666666667" calcext:value-type="float">
            <text:p>0.021352666666667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0.018137" calcext:value-type="float">
            <text:p>0.018137</text:p>
          </table:table-cell>
          <table:table-cell office:value-type="float" office:value="0.01881" calcext:value-type="float">
            <text:p>0.01881</text:p>
          </table:table-cell>
          <table:table-cell office:value-type="float" office:value="0.018144" calcext:value-type="float">
            <text:p>0.018144</text:p>
          </table:table-cell>
          <table:table-cell/>
          <table:table-cell table:formula="of:=AVERAGE([.D13:.F13])" office:value-type="float" office:value="0.0183636666666667" calcext:value-type="float">
            <text:p>0.018363666666667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0.027378" calcext:value-type="float">
            <text:p>0.027378</text:p>
          </table:table-cell>
          <table:table-cell office:value-type="float" office:value="0.026869" calcext:value-type="float">
            <text:p>0.026869</text:p>
          </table:table-cell>
          <table:table-cell office:value-type="float" office:value="0.02701" calcext:value-type="float">
            <text:p>0.02701</text:p>
          </table:table-cell>
          <table:table-cell/>
          <table:table-cell table:formula="of:=AVERAGE([.D14:.F14])" office:value-type="float" office:value="0.0270856666666667" calcext:value-type="float">
            <text:p>0.02708566666666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0.033607" calcext:value-type="float">
            <text:p>0.033607</text:p>
          </table:table-cell>
          <table:table-cell office:value-type="float" office:value="0.034363" calcext:value-type="float">
            <text:p>0.034363</text:p>
          </table:table-cell>
          <table:table-cell office:value-type="float" office:value="0.033274" calcext:value-type="float">
            <text:p>0.033274</text:p>
          </table:table-cell>
          <table:table-cell/>
          <table:table-cell table:formula="of:=AVERAGE([.D15:.F15])" office:value-type="float" office:value="0.033748" calcext:value-type="float">
            <text:p>0.033748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0.060765" calcext:value-type="float">
            <text:p>0.060765</text:p>
          </table:table-cell>
          <table:table-cell office:value-type="float" office:value="0.059554" calcext:value-type="float">
            <text:p>0.059554</text:p>
          </table:table-cell>
          <table:table-cell office:value-type="float" office:value="0.060754" calcext:value-type="float">
            <text:p>0.060754</text:p>
          </table:table-cell>
          <table:table-cell/>
          <table:table-cell table:formula="of:=AVERAGE([.D16:.F16])" office:value-type="float" office:value="0.0603576666666667" calcext:value-type="float">
            <text:p>0.060357666666667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0.058049" calcext:value-type="float">
            <text:p>0.058049</text:p>
          </table:table-cell>
          <table:table-cell office:value-type="float" office:value="0.056402" calcext:value-type="float">
            <text:p>0.056402</text:p>
          </table:table-cell>
          <table:table-cell office:value-type="float" office:value="0.056001" calcext:value-type="float">
            <text:p>0.056001</text:p>
          </table:table-cell>
          <table:table-cell/>
          <table:table-cell table:formula="of:=AVERAGE([.D17:.F17])" office:value-type="float" office:value="0.0568173333333333" calcext:value-type="float">
            <text:p>0.056817333333333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float" office:value="0.080264" calcext:value-type="float">
            <text:p>0.080264</text:p>
          </table:table-cell>
          <table:table-cell office:value-type="float" office:value="0.081099" calcext:value-type="float">
            <text:p>0.081099</text:p>
          </table:table-cell>
          <table:table-cell office:value-type="float" office:value="0.080031" calcext:value-type="float">
            <text:p>0.080031</text:p>
          </table:table-cell>
          <table:table-cell/>
          <table:table-cell table:formula="of:=AVERAGE([.D18:.F18])" office:value-type="float" office:value="0.0804646666666667" calcext:value-type="float">
            <text:p>0.080464666666667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0.089127" calcext:value-type="float">
            <text:p>0.089127</text:p>
          </table:table-cell>
          <table:table-cell office:value-type="float" office:value="0.088876" calcext:value-type="float">
            <text:p>0.088876</text:p>
          </table:table-cell>
          <table:table-cell office:value-type="float" office:value="0.089152" calcext:value-type="float">
            <text:p>0.089152</text:p>
          </table:table-cell>
          <table:table-cell/>
          <table:table-cell table:formula="of:=AVERAGE([.D19:.F19])" office:value-type="float" office:value="0.0890516666666666" calcext:value-type="float">
            <text:p>0.089051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0.181728" calcext:value-type="float">
            <text:p>0.181728</text:p>
          </table:table-cell>
          <table:table-cell office:value-type="float" office:value="0.181407" calcext:value-type="float">
            <text:p>0.181407</text:p>
          </table:table-cell>
          <table:table-cell office:value-type="float" office:value="0.18191" calcext:value-type="float">
            <text:p>0.18191</text:p>
          </table:table-cell>
          <table:table-cell/>
          <table:table-cell table:formula="of:=AVERAGE([.D20:.F20])" office:value-type="float" office:value="0.181681666666667" calcext:value-type="float">
            <text:p>0.181681666666667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0.132333" calcext:value-type="float">
            <text:p>0.132333</text:p>
          </table:table-cell>
          <table:table-cell office:value-type="float" office:value="0.132077" calcext:value-type="float">
            <text:p>0.132077</text:p>
          </table:table-cell>
          <table:table-cell office:value-type="float" office:value="0.133457" calcext:value-type="float">
            <text:p>0.133457</text:p>
          </table:table-cell>
          <table:table-cell/>
          <table:table-cell table:formula="of:=AVERAGE([.D21:.F21])" office:value-type="float" office:value="0.132622333333333" calcext:value-type="float">
            <text:p>0.132622333333333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.186574" calcext:value-type="float">
            <text:p>0.186574</text:p>
          </table:table-cell>
          <table:table-cell office:value-type="float" office:value="0.186837" calcext:value-type="float">
            <text:p>0.186837</text:p>
          </table:table-cell>
          <table:table-cell office:value-type="float" office:value="0.185653" calcext:value-type="float">
            <text:p>0.185653</text:p>
          </table:table-cell>
          <table:table-cell/>
          <table:table-cell table:formula="of:=AVERAGE([.D22:.F22])" office:value-type="float" office:value="0.186354666666667" calcext:value-type="float">
            <text:p>0.186354666666667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0.189091" calcext:value-type="float">
            <text:p>0.189091</text:p>
          </table:table-cell>
          <table:table-cell office:value-type="float" office:value="0.189535" calcext:value-type="float">
            <text:p>0.189535</text:p>
          </table:table-cell>
          <table:table-cell office:value-type="float" office:value="0.187197" calcext:value-type="float">
            <text:p>0.187197</text:p>
          </table:table-cell>
          <table:table-cell/>
          <table:table-cell table:formula="of:=AVERAGE([.D23:.F23])" office:value-type="float" office:value="0.188607666666667" calcext:value-type="float">
            <text:p>0.188607666666667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0.302291" calcext:value-type="float">
            <text:p>0.302291</text:p>
          </table:table-cell>
          <table:table-cell office:value-type="float" office:value="0.300912" calcext:value-type="float">
            <text:p>0.300912</text:p>
          </table:table-cell>
          <table:table-cell office:value-type="float" office:value="0.302823" calcext:value-type="float">
            <text:p>0.302823</text:p>
          </table:table-cell>
          <table:table-cell/>
          <table:table-cell table:formula="of:=AVERAGE([.D24:.F24])" office:value-type="float" office:value="0.302008666666667" calcext:value-type="float">
            <text:p>0.302008666666667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0.272808" calcext:value-type="float">
            <text:p>0.272808</text:p>
          </table:table-cell>
          <table:table-cell office:value-type="float" office:value="0.258656" calcext:value-type="float">
            <text:p>0.258656</text:p>
          </table:table-cell>
          <table:table-cell office:value-type="float" office:value="0.258615" calcext:value-type="float">
            <text:p>0.258615</text:p>
          </table:table-cell>
          <table:table-cell/>
          <table:table-cell table:formula="of:=AVERAGE([.D25:.F25])" office:value-type="float" office:value="0.263359666666667" calcext:value-type="float">
            <text:p>0.263359666666667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float" office:value="0.359601" calcext:value-type="float">
            <text:p>0.359601</text:p>
          </table:table-cell>
          <table:table-cell office:value-type="float" office:value="0.356199" calcext:value-type="float">
            <text:p>0.356199</text:p>
          </table:table-cell>
          <table:table-cell office:value-type="float" office:value="0.369146" calcext:value-type="float">
            <text:p>0.369146</text:p>
          </table:table-cell>
          <table:table-cell/>
          <table:table-cell table:formula="of:=AVERAGE([.D26:.F26])" office:value-type="float" office:value="0.361648666666667" calcext:value-type="float">
            <text:p>0.361648666666667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0.373004" calcext:value-type="float">
            <text:p>0.373004</text:p>
          </table:table-cell>
          <table:table-cell office:value-type="float" office:value="0.351594" calcext:value-type="float">
            <text:p>0.351594</text:p>
          </table:table-cell>
          <table:table-cell office:value-type="float" office:value="0.358853" calcext:value-type="float">
            <text:p>0.358853</text:p>
          </table:table-cell>
          <table:table-cell/>
          <table:table-cell table:formula="of:=AVERAGE([.D27:.F27])" office:value-type="float" office:value="0.361150333333333" calcext:value-type="float">
            <text:p>0.361150333333333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0.571727" calcext:value-type="float">
            <text:p>0.571727</text:p>
          </table:table-cell>
          <table:table-cell office:value-type="float" office:value="0.571582" calcext:value-type="float">
            <text:p>0.571582</text:p>
          </table:table-cell>
          <table:table-cell office:value-type="float" office:value="0.556566" calcext:value-type="float">
            <text:p>0.556566</text:p>
          </table:table-cell>
          <table:table-cell/>
          <table:table-cell table:formula="of:=AVERAGE([.D28:.F28])" office:value-type="float" office:value="0.566625" calcext:value-type="float">
            <text:p>0.566625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0.483875" calcext:value-type="float">
            <text:p>0.483875</text:p>
          </table:table-cell>
          <table:table-cell office:value-type="float" office:value="0.484213" calcext:value-type="float">
            <text:p>0.484213</text:p>
          </table:table-cell>
          <table:table-cell office:value-type="float" office:value="0.479941" calcext:value-type="float">
            <text:p>0.479941</text:p>
          </table:table-cell>
          <table:table-cell/>
          <table:table-cell table:formula="of:=AVERAGE([.D29:.F29])" office:value-type="float" office:value="0.482676333333333" calcext:value-type="float">
            <text:p>0.482676333333333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0.671433" calcext:value-type="float">
            <text:p>0.671433</text:p>
          </table:table-cell>
          <table:table-cell office:value-type="float" office:value="0.673465" calcext:value-type="float">
            <text:p>0.673465</text:p>
          </table:table-cell>
          <table:table-cell office:value-type="float" office:value="0.691247" calcext:value-type="float">
            <text:p>0.691247</text:p>
          </table:table-cell>
          <table:table-cell/>
          <table:table-cell table:formula="of:=AVERAGE([.D30:.F30])" office:value-type="float" office:value="0.678715" calcext:value-type="float">
            <text:p>0.678715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0.636632" calcext:value-type="float">
            <text:p>0.636632</text:p>
          </table:table-cell>
          <table:table-cell office:value-type="float" office:value="0.645509" calcext:value-type="float">
            <text:p>0.645509</text:p>
          </table:table-cell>
          <table:table-cell office:value-type="float" office:value="0.657206" calcext:value-type="float">
            <text:p>0.657206</text:p>
          </table:table-cell>
          <table:table-cell/>
          <table:table-cell table:formula="of:=AVERAGE([.D31:.F31])" office:value-type="float" office:value="0.646449" calcext:value-type="float">
            <text:p>0.646449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0.964595" calcext:value-type="float">
            <text:p>0.964595</text:p>
          </table:table-cell>
          <table:table-cell office:value-type="float" office:value="0.957404" calcext:value-type="float">
            <text:p>0.957404</text:p>
          </table:table-cell>
          <table:table-cell office:value-type="float" office:value="0.959146" calcext:value-type="float">
            <text:p>0.959146</text:p>
          </table:table-cell>
          <table:table-cell/>
          <table:table-cell table:formula="of:=AVERAGE([.D32:.F32])" office:value-type="float" office:value="0.960381666666667" calcext:value-type="float">
            <text:p>0.960381666666667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0.842495" calcext:value-type="float">
            <text:p>0.842495</text:p>
          </table:table-cell>
          <table:table-cell office:value-type="float" office:value="0.852816" calcext:value-type="float">
            <text:p>0.852816</text:p>
          </table:table-cell>
          <table:table-cell office:value-type="float" office:value="0.889523" calcext:value-type="float">
            <text:p>0.889523</text:p>
          </table:table-cell>
          <table:table-cell/>
          <table:table-cell table:formula="of:=AVERAGE([.D33:.F33])" office:value-type="float" office:value="0.861611333333333" calcext:value-type="float">
            <text:p>0.861611333333333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1.168182" calcext:value-type="float">
            <text:p>1.168182</text:p>
          </table:table-cell>
          <table:table-cell office:value-type="float" office:value="1.170239" calcext:value-type="float">
            <text:p>1.170239</text:p>
          </table:table-cell>
          <table:table-cell office:value-type="float" office:value="1.169914" calcext:value-type="float">
            <text:p>1.169914</text:p>
          </table:table-cell>
          <table:table-cell/>
          <table:table-cell table:formula="of:=AVERAGE([.D34:.F34])" office:value-type="float" office:value="1.169445" calcext:value-type="float">
            <text:p>1.169445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1.121744" calcext:value-type="float">
            <text:p>1.121744</text:p>
          </table:table-cell>
          <table:table-cell office:value-type="float" office:value="1.130031" calcext:value-type="float">
            <text:p>1.130031</text:p>
          </table:table-cell>
          <table:table-cell office:value-type="float" office:value="1.140168" calcext:value-type="float">
            <text:p>1.140168</text:p>
          </table:table-cell>
          <table:table-cell/>
          <table:table-cell table:formula="of:=AVERAGE([.D35:.F35])" office:value-type="float" office:value="1.13064766666667" calcext:value-type="float">
            <text:p>1.13064766666667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2.29772" calcext:value-type="float">
            <text:p>2.29772</text:p>
          </table:table-cell>
          <table:table-cell office:value-type="float" office:value="2.244349" calcext:value-type="float">
            <text:p>2.244349</text:p>
          </table:table-cell>
          <table:table-cell office:value-type="float" office:value="2.354302" calcext:value-type="float">
            <text:p>2.354302</text:p>
          </table:table-cell>
          <table:table-cell/>
          <table:table-cell table:formula="of:=AVERAGE([.D36:.F36])" office:value-type="float" office:value="2.29879033333333" calcext:value-type="float">
            <text:p>2.29879033333333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1.424603" calcext:value-type="float">
            <text:p>1.424603</text:p>
          </table:table-cell>
          <table:table-cell office:value-type="float" office:value="1.43726" calcext:value-type="float">
            <text:p>1.43726</text:p>
          </table:table-cell>
          <table:table-cell office:value-type="float" office:value="1.446831" calcext:value-type="float">
            <text:p>1.446831</text:p>
          </table:table-cell>
          <table:table-cell/>
          <table:table-cell table:formula="of:=AVERAGE([.D37:.F37])" office:value-type="float" office:value="1.43623133333333" calcext:value-type="float">
            <text:p>1.43623133333333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1.943843" calcext:value-type="float">
            <text:p>1.943843</text:p>
          </table:table-cell>
          <table:table-cell office:value-type="float" office:value="1.928415" calcext:value-type="float">
            <text:p>1.928415</text:p>
          </table:table-cell>
          <table:table-cell office:value-type="float" office:value="1.932991" calcext:value-type="float">
            <text:p>1.932991</text:p>
          </table:table-cell>
          <table:table-cell/>
          <table:table-cell table:formula="of:=AVERAGE([.D38:.F38])" office:value-type="float" office:value="1.935083" calcext:value-type="float">
            <text:p>1.935083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2.355761" calcext:value-type="float">
            <text:p>2.355761</text:p>
          </table:table-cell>
          <table:table-cell office:value-type="float" office:value="2.495461" calcext:value-type="float">
            <text:p>2.495461</text:p>
          </table:table-cell>
          <table:table-cell office:value-type="float" office:value="2.131179" calcext:value-type="float">
            <text:p>2.131179</text:p>
          </table:table-cell>
          <table:table-cell/>
          <table:table-cell table:formula="of:=AVERAGE([.D39:.F39])" office:value-type="float" office:value="2.327467" calcext:value-type="float">
            <text:p>2.327467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2.529063" calcext:value-type="float">
            <text:p>2.529063</text:p>
          </table:table-cell>
          <table:table-cell office:value-type="float" office:value="2.489006" calcext:value-type="float">
            <text:p>2.489006</text:p>
          </table:table-cell>
          <table:table-cell office:value-type="float" office:value="2.497582" calcext:value-type="float">
            <text:p>2.497582</text:p>
          </table:table-cell>
          <table:table-cell/>
          <table:table-cell table:formula="of:=AVERAGE([.D40:.F40])" office:value-type="float" office:value="2.505217" calcext:value-type="float">
            <text:p>2.505217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float" office:value="2.431528" calcext:value-type="float">
            <text:p>2.431528</text:p>
          </table:table-cell>
          <table:table-cell office:value-type="float" office:value="2.394112" calcext:value-type="float">
            <text:p>2.394112</text:p>
          </table:table-cell>
          <table:table-cell office:value-type="float" office:value="2.40701" calcext:value-type="float">
            <text:p>2.40701</text:p>
          </table:table-cell>
          <table:table-cell/>
          <table:table-cell table:formula="of:=AVERAGE([.D41:.F41])" office:value-type="float" office:value="2.41088333333333" calcext:value-type="float">
            <text:p>2.41088333333333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3.058024" calcext:value-type="float">
            <text:p>3.058024</text:p>
          </table:table-cell>
          <table:table-cell office:value-type="float" office:value="2.965322" calcext:value-type="float">
            <text:p>2.965322</text:p>
          </table:table-cell>
          <table:table-cell office:value-type="float" office:value="2.965184" calcext:value-type="float">
            <text:p>2.965184</text:p>
          </table:table-cell>
          <table:table-cell/>
          <table:table-cell table:formula="of:=AVERAGE([.D42:.F42])" office:value-type="float" office:value="2.99617666666667" calcext:value-type="float">
            <text:p>2.99617666666667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3.092984" calcext:value-type="float">
            <text:p>3.092984</text:p>
          </table:table-cell>
          <table:table-cell office:value-type="float" office:value="3.049277" calcext:value-type="float">
            <text:p>3.049277</text:p>
          </table:table-cell>
          <table:table-cell office:value-type="float" office:value="3.24802" calcext:value-type="float">
            <text:p>3.24802</text:p>
          </table:table-cell>
          <table:table-cell/>
          <table:table-cell table:formula="of:=AVERAGE([.D43:.F43])" office:value-type="float" office:value="3.13009366666667" calcext:value-type="float">
            <text:p>3.13009366666667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3.877053" calcext:value-type="float">
            <text:p>3.877053</text:p>
          </table:table-cell>
          <table:table-cell office:value-type="float" office:value="3.815279" calcext:value-type="float">
            <text:p>3.815279</text:p>
          </table:table-cell>
          <table:table-cell office:value-type="float" office:value="3.812445" calcext:value-type="float">
            <text:p>3.812445</text:p>
          </table:table-cell>
          <table:table-cell/>
          <table:table-cell table:formula="of:=AVERAGE([.D44:.F44])" office:value-type="float" office:value="3.83492566666667" calcext:value-type="float">
            <text:p>3.83492566666667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float" office:value="3.567029" calcext:value-type="float">
            <text:p>3.567029</text:p>
          </table:table-cell>
          <table:table-cell office:value-type="float" office:value="3.550614" calcext:value-type="float">
            <text:p>3.550614</text:p>
          </table:table-cell>
          <table:table-cell office:value-type="float" office:value="3.552215" calcext:value-type="float">
            <text:p>3.552215</text:p>
          </table:table-cell>
          <table:table-cell/>
          <table:table-cell table:formula="of:=AVERAGE([.D45:.F45])" office:value-type="float" office:value="3.55661933333333" calcext:value-type="float">
            <text:p>3.55661933333333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.17852" calcext:value-type="float">
            <text:p>4.17852</text:p>
          </table:table-cell>
          <table:table-cell office:value-type="float" office:value="4.162182" calcext:value-type="float">
            <text:p>4.162182</text:p>
          </table:table-cell>
          <table:table-cell office:value-type="float" office:value="4.156809" calcext:value-type="float">
            <text:p>4.156809</text:p>
          </table:table-cell>
          <table:table-cell/>
          <table:table-cell table:formula="of:=AVERAGE([.D46:.F46])" office:value-type="float" office:value="4.165837" calcext:value-type="float">
            <text:p>4.165837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7.664313" calcext:value-type="float">
            <text:p>7.664313</text:p>
          </table:table-cell>
          <table:table-cell office:value-type="float" office:value="7.692592" calcext:value-type="float">
            <text:p>7.692592</text:p>
          </table:table-cell>
          <table:table-cell office:value-type="float" office:value="7.643975" calcext:value-type="float">
            <text:p>7.643975</text:p>
          </table:table-cell>
          <table:table-cell/>
          <table:table-cell table:formula="of:=AVERAGE([.D47:.F47])" office:value-type="float" office:value="7.66696" calcext:value-type="float">
            <text:p>7.66696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5.097858" calcext:value-type="float">
            <text:p>5.097858</text:p>
          </table:table-cell>
          <table:table-cell office:value-type="float" office:value="5.083187" calcext:value-type="float">
            <text:p>5.083187</text:p>
          </table:table-cell>
          <table:table-cell office:value-type="float" office:value="5.08802" calcext:value-type="float">
            <text:p>5.08802</text:p>
          </table:table-cell>
          <table:table-cell/>
          <table:table-cell table:formula="of:=AVERAGE([.D48:.F48])" office:value-type="float" office:value="5.08968833333333" calcext:value-type="float">
            <text:p>5.08968833333333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5.668363" calcext:value-type="float">
            <text:p>5.668363</text:p>
          </table:table-cell>
          <table:table-cell office:value-type="float" office:value="5.658483" calcext:value-type="float">
            <text:p>5.658483</text:p>
          </table:table-cell>
          <table:table-cell office:value-type="float" office:value="5.178217" calcext:value-type="float">
            <text:p>5.178217</text:p>
          </table:table-cell>
          <table:table-cell/>
          <table:table-cell table:formula="of:=AVERAGE([.D49:.F49])" office:value-type="float" office:value="5.50168766666667" calcext:value-type="float">
            <text:p>5.50168766666667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float" office:value="6.527588" calcext:value-type="float">
            <text:p>6.527588</text:p>
          </table:table-cell>
          <table:table-cell office:value-type="float" office:value="6.209089" calcext:value-type="float">
            <text:p>6.209089</text:p>
          </table:table-cell>
          <table:table-cell office:value-type="float" office:value="6.586314" calcext:value-type="float">
            <text:p>6.586314</text:p>
          </table:table-cell>
          <table:table-cell/>
          <table:table-cell table:formula="of:=AVERAGE([.D50:.F50])" office:value-type="float" office:value="6.440997" calcext:value-type="float">
            <text:p>6.440997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float" office:value="7.635729" calcext:value-type="float">
            <text:p>7.635729</text:p>
          </table:table-cell>
          <table:table-cell office:value-type="float" office:value="7.343141" calcext:value-type="float">
            <text:p>7.343141</text:p>
          </table:table-cell>
          <table:table-cell office:value-type="float" office:value="7.54728" calcext:value-type="float">
            <text:p>7.54728</text:p>
          </table:table-cell>
          <table:table-cell/>
          <table:table-cell table:formula="of:=AVERAGE([.D51:.F51])" office:value-type="float" office:value="7.50871666666667" calcext:value-type="float">
            <text:p>7.50871666666667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float" office:value="14.312819" calcext:value-type="float">
            <text:p>14.312819</text:p>
          </table:table-cell>
          <table:table-cell office:value-type="float" office:value="14.525204" calcext:value-type="float">
            <text:p>14.525204</text:p>
          </table:table-cell>
          <table:table-cell office:value-type="float" office:value="14.236784" calcext:value-type="float">
            <text:p>14.236784</text:p>
          </table:table-cell>
          <table:table-cell/>
          <table:table-cell table:formula="of:=AVERAGE([.D52:.F52])" office:value-type="float" office:value="14.358269" calcext:value-type="float">
            <text:p>14.35826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162" calcext:value-type="float">
            <text:p>0.00016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46" calcext:value-type="float">
            <text:p>4.6E-05</text:p>
          </table:table-cell>
          <table:table-cell/>
          <table:table-cell table:formula="of:=AVERAGE([.D55:.F55])" office:value-type="float" office:value="0.0000856666666666666" calcext:value-type="float">
            <text:p>8.56666666666666E-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.000771" calcext:value-type="float">
            <text:p>0.000771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000226" calcext:value-type="float">
            <text:p>0.000226</text:p>
          </table:table-cell>
          <table:table-cell/>
          <table:table-cell table:formula="of:=AVERAGE([.D56:.F56])" office:value-type="float" office:value="0.000413" calcext:value-type="float">
            <text:p>0.00041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.001197" calcext:value-type="float">
            <text:p>0.001197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666" calcext:value-type="float">
            <text:p>0.000666</text:p>
          </table:table-cell>
          <table:table-cell/>
          <table:table-cell table:formula="of:=AVERAGE([.D57:.F57])" office:value-type="float" office:value="0.000860666666666667" calcext:value-type="float">
            <text:p>0.00086066666666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.00246" calcext:value-type="float">
            <text:p>0.00246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0.001736" calcext:value-type="float">
            <text:p>0.001736</text:p>
          </table:table-cell>
          <table:table-cell/>
          <table:table-cell table:formula="of:=AVERAGE([.D58:.F58])" office:value-type="float" office:value="0.00207733333333333" calcext:value-type="float">
            <text:p>0.00207733333333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.003587" calcext:value-type="float">
            <text:p>0.003587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3356" calcext:value-type="float">
            <text:p>0.003356</text:p>
          </table:table-cell>
          <table:table-cell/>
          <table:table-cell table:formula="of:=AVERAGE([.D59:.F59])" office:value-type="float" office:value="0.00344466666666667" calcext:value-type="float">
            <text:p>0.00344466666666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0.006096" calcext:value-type="float">
            <text:p>0.006096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006126" calcext:value-type="float">
            <text:p>0.006126</text:p>
          </table:table-cell>
          <table:table-cell/>
          <table:table-cell table:formula="of:=AVERAGE([.D60:.F60])" office:value-type="float" office:value="0.00611133333333333" calcext:value-type="float">
            <text:p>0.00611133333333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0.010118" calcext:value-type="float">
            <text:p>0.010118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0211" calcext:value-type="float">
            <text:p>0.010211</text:p>
          </table:table-cell>
          <table:table-cell/>
          <table:table-cell table:formula="of:=AVERAGE([.D61:.F61])" office:value-type="float" office:value="0.010243" calcext:value-type="float">
            <text:p>0.01024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0.019234" calcext:value-type="float">
            <text:p>0.019234</text:p>
          </table:table-cell>
          <table:table-cell office:value-type="float" office:value="0.019176" calcext:value-type="float">
            <text:p>0.019176</text:p>
          </table:table-cell>
          <table:table-cell office:value-type="float" office:value="0.019395" calcext:value-type="float">
            <text:p>0.019395</text:p>
          </table:table-cell>
          <table:table-cell/>
          <table:table-cell table:formula="of:=AVERAGE([.D62:.F62])" office:value-type="float" office:value="0.0192683333333333" calcext:value-type="float">
            <text:p>0.019268333333333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0.022536" calcext:value-type="float">
            <text:p>0.022536</text:p>
          </table:table-cell>
          <table:table-cell office:value-type="float" office:value="0.022961" calcext:value-type="float">
            <text:p>0.022961</text:p>
          </table:table-cell>
          <table:table-cell office:value-type="float" office:value="0.022738" calcext:value-type="float">
            <text:p>0.022738</text:p>
          </table:table-cell>
          <table:table-cell/>
          <table:table-cell table:formula="of:=AVERAGE([.D63:.F63])" office:value-type="float" office:value="0.022745" calcext:value-type="float">
            <text:p>0.02274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0.033742" calcext:value-type="float">
            <text:p>0.033742</text:p>
          </table:table-cell>
          <table:table-cell office:value-type="float" office:value="0.033859" calcext:value-type="float">
            <text:p>0.033859</text:p>
          </table:table-cell>
          <table:table-cell office:value-type="float" office:value="0.033408" calcext:value-type="float">
            <text:p>0.033408</text:p>
          </table:table-cell>
          <table:table-cell/>
          <table:table-cell table:formula="of:=AVERAGE([.D64:.F64])" office:value-type="float" office:value="0.0336696666666667" calcext:value-type="float">
            <text:p>0.03366966666666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0.0412" calcext:value-type="float">
            <text:p>0.0412</text:p>
          </table:table-cell>
          <table:table-cell office:value-type="float" office:value="0.041187" calcext:value-type="float">
            <text:p>0.041187</text:p>
          </table:table-cell>
          <table:table-cell office:value-type="float" office:value="0.042113" calcext:value-type="float">
            <text:p>0.042113</text:p>
          </table:table-cell>
          <table:table-cell/>
          <table:table-cell table:formula="of:=AVERAGE([.D65:.F65])" office:value-type="float" office:value="0.0415" calcext:value-type="float">
            <text:p>0.041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0.064211" calcext:value-type="float">
            <text:p>0.064211</text:p>
          </table:table-cell>
          <table:table-cell office:value-type="float" office:value="0.064297" calcext:value-type="float">
            <text:p>0.064297</text:p>
          </table:table-cell>
          <table:table-cell office:value-type="float" office:value="0.064269" calcext:value-type="float">
            <text:p>0.064269</text:p>
          </table:table-cell>
          <table:table-cell/>
          <table:table-cell table:formula="of:=AVERAGE([.D66:.F66])" office:value-type="float" office:value="0.064259" calcext:value-type="float">
            <text:p>0.064259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0.070681" calcext:value-type="float">
            <text:p>0.070681</text:p>
          </table:table-cell>
          <table:table-cell office:value-type="float" office:value="0.071534" calcext:value-type="float">
            <text:p>0.071534</text:p>
          </table:table-cell>
          <table:table-cell office:value-type="float" office:value="0.072258" calcext:value-type="float">
            <text:p>0.072258</text:p>
          </table:table-cell>
          <table:table-cell/>
          <table:table-cell table:formula="of:=AVERAGE([.D67:.F67])" office:value-type="float" office:value="0.071491" calcext:value-type="float">
            <text:p>0.071491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float" office:value="0.097714" calcext:value-type="float">
            <text:p>0.097714</text:p>
          </table:table-cell>
          <table:table-cell office:value-type="float" office:value="0.097811" calcext:value-type="float">
            <text:p>0.097811</text:p>
          </table:table-cell>
          <table:table-cell office:value-type="float" office:value="0.098193" calcext:value-type="float">
            <text:p>0.098193</text:p>
          </table:table-cell>
          <table:table-cell/>
          <table:table-cell table:formula="of:=AVERAGE([.D68:.F68])" office:value-type="float" office:value="0.097906" calcext:value-type="float">
            <text:p>0.097906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0.111384" calcext:value-type="float">
            <text:p>0.111384</text:p>
          </table:table-cell>
          <table:table-cell office:value-type="float" office:value="0.111184" calcext:value-type="float">
            <text:p>0.111184</text:p>
          </table:table-cell>
          <table:table-cell office:value-type="float" office:value="0.110937" calcext:value-type="float">
            <text:p>0.110937</text:p>
          </table:table-cell>
          <table:table-cell/>
          <table:table-cell table:formula="of:=AVERAGE([.D69:.F69])" office:value-type="float" office:value="0.111168333333333" calcext:value-type="float">
            <text:p>0.11116833333333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0.195418" calcext:value-type="float">
            <text:p>0.195418</text:p>
          </table:table-cell>
          <table:table-cell office:value-type="float" office:value="0.159628" calcext:value-type="float">
            <text:p>0.159628</text:p>
          </table:table-cell>
          <table:table-cell office:value-type="float" office:value="0.159523" calcext:value-type="float">
            <text:p>0.159523</text:p>
          </table:table-cell>
          <table:table-cell/>
          <table:table-cell table:formula="of:=AVERAGE([.D70:.F70])" office:value-type="float" office:value="0.171523" calcext:value-type="float">
            <text:p>0.171523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0.168537" calcext:value-type="float">
            <text:p>0.168537</text:p>
          </table:table-cell>
          <table:table-cell office:value-type="float" office:value="0.165251" calcext:value-type="float">
            <text:p>0.165251</text:p>
          </table:table-cell>
          <table:table-cell office:value-type="float" office:value="0.165757" calcext:value-type="float">
            <text:p>0.165757</text:p>
          </table:table-cell>
          <table:table-cell/>
          <table:table-cell table:formula="of:=AVERAGE([.D71:.F71])" office:value-type="float" office:value="0.166515" calcext:value-type="float">
            <text:p>0.166515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.215004" calcext:value-type="float">
            <text:p>0.215004</text:p>
          </table:table-cell>
          <table:table-cell office:value-type="float" office:value="0.214873" calcext:value-type="float">
            <text:p>0.214873</text:p>
          </table:table-cell>
          <table:table-cell office:value-type="float" office:value="0.214953" calcext:value-type="float">
            <text:p>0.214953</text:p>
          </table:table-cell>
          <table:table-cell/>
          <table:table-cell table:formula="of:=AVERAGE([.D72:.F72])" office:value-type="float" office:value="0.214943333333333" calcext:value-type="float">
            <text:p>0.214943333333333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0.234091" calcext:value-type="float">
            <text:p>0.234091</text:p>
          </table:table-cell>
          <table:table-cell office:value-type="float" office:value="0.235404" calcext:value-type="float">
            <text:p>0.235404</text:p>
          </table:table-cell>
          <table:table-cell office:value-type="float" office:value="0.234456" calcext:value-type="float">
            <text:p>0.234456</text:p>
          </table:table-cell>
          <table:table-cell/>
          <table:table-cell table:formula="of:=AVERAGE([.D73:.F73])" office:value-type="float" office:value="0.234650333333333" calcext:value-type="float">
            <text:p>0.234650333333333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0.30569" calcext:value-type="float">
            <text:p>0.30569</text:p>
          </table:table-cell>
          <table:table-cell office:value-type="float" office:value="0.305125" calcext:value-type="float">
            <text:p>0.305125</text:p>
          </table:table-cell>
          <table:table-cell office:value-type="float" office:value="0.304959" calcext:value-type="float">
            <text:p>0.304959</text:p>
          </table:table-cell>
          <table:table-cell/>
          <table:table-cell table:formula="of:=AVERAGE([.D74:.F74])" office:value-type="float" office:value="0.305258" calcext:value-type="float">
            <text:p>0.305258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0.324619" calcext:value-type="float">
            <text:p>0.324619</text:p>
          </table:table-cell>
          <table:table-cell office:value-type="float" office:value="0.321374" calcext:value-type="float">
            <text:p>0.321374</text:p>
          </table:table-cell>
          <table:table-cell office:value-type="float" office:value="0.323481" calcext:value-type="float">
            <text:p>0.323481</text:p>
          </table:table-cell>
          <table:table-cell/>
          <table:table-cell table:formula="of:=AVERAGE([.D75:.F75])" office:value-type="float" office:value="0.323158" calcext:value-type="float">
            <text:p>0.323158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float" office:value="0.396889" calcext:value-type="float">
            <text:p>0.396889</text:p>
          </table:table-cell>
          <table:table-cell office:value-type="float" office:value="0.394802" calcext:value-type="float">
            <text:p>0.394802</text:p>
          </table:table-cell>
          <table:table-cell office:value-type="float" office:value="0.398851" calcext:value-type="float">
            <text:p>0.398851</text:p>
          </table:table-cell>
          <table:table-cell/>
          <table:table-cell table:formula="of:=AVERAGE([.D76:.F76])" office:value-type="float" office:value="0.396847333333333" calcext:value-type="float">
            <text:p>0.396847333333333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0.430691" calcext:value-type="float">
            <text:p>0.430691</text:p>
          </table:table-cell>
          <table:table-cell office:value-type="float" office:value="0.440192" calcext:value-type="float">
            <text:p>0.440192</text:p>
          </table:table-cell>
          <table:table-cell office:value-type="float" office:value="0.432778" calcext:value-type="float">
            <text:p>0.432778</text:p>
          </table:table-cell>
          <table:table-cell/>
          <table:table-cell table:formula="of:=AVERAGE([.D77:.F77])" office:value-type="float" office:value="0.434553666666667" calcext:value-type="float">
            <text:p>0.43455366666666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0.533073" calcext:value-type="float">
            <text:p>0.533073</text:p>
          </table:table-cell>
          <table:table-cell office:value-type="float" office:value="0.537512" calcext:value-type="float">
            <text:p>0.537512</text:p>
          </table:table-cell>
          <table:table-cell office:value-type="float" office:value="0.541066" calcext:value-type="float">
            <text:p>0.541066</text:p>
          </table:table-cell>
          <table:table-cell/>
          <table:table-cell table:formula="of:=AVERAGE([.D78:.F78])" office:value-type="float" office:value="0.537217" calcext:value-type="float">
            <text:p>0.53721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0.565948" calcext:value-type="float">
            <text:p>0.565948</text:p>
          </table:table-cell>
          <table:table-cell office:value-type="float" office:value="0.572556" calcext:value-type="float">
            <text:p>0.572556</text:p>
          </table:table-cell>
          <table:table-cell office:value-type="float" office:value="0.569298" calcext:value-type="float">
            <text:p>0.569298</text:p>
          </table:table-cell>
          <table:table-cell/>
          <table:table-cell table:formula="of:=AVERAGE([.D79:.F79])" office:value-type="float" office:value="0.569267333333333" calcext:value-type="float">
            <text:p>0.569267333333333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0.668822" calcext:value-type="float">
            <text:p>0.668822</text:p>
          </table:table-cell>
          <table:table-cell office:value-type="float" office:value="0.671268" calcext:value-type="float">
            <text:p>0.671268</text:p>
          </table:table-cell>
          <table:table-cell office:value-type="float" office:value="0.664076" calcext:value-type="float">
            <text:p>0.664076</text:p>
          </table:table-cell>
          <table:table-cell/>
          <table:table-cell table:formula="of:=AVERAGE([.D80:.F80])" office:value-type="float" office:value="0.668055333333333" calcext:value-type="float">
            <text:p>0.668055333333333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0.730167" calcext:value-type="float">
            <text:p>0.730167</text:p>
          </table:table-cell>
          <table:table-cell office:value-type="float" office:value="0.741638" calcext:value-type="float">
            <text:p>0.741638</text:p>
          </table:table-cell>
          <table:table-cell office:value-type="float" office:value="0.714635" calcext:value-type="float">
            <text:p>0.714635</text:p>
          </table:table-cell>
          <table:table-cell/>
          <table:table-cell table:formula="of:=AVERAGE([.D81:.F81])" office:value-type="float" office:value="0.728813333333333" calcext:value-type="float">
            <text:p>0.728813333333333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0.864006" calcext:value-type="float">
            <text:p>0.864006</text:p>
          </table:table-cell>
          <table:table-cell office:value-type="float" office:value="0.864791" calcext:value-type="float">
            <text:p>0.864791</text:p>
          </table:table-cell>
          <table:table-cell office:value-type="float" office:value="0.855816" calcext:value-type="float">
            <text:p>0.855816</text:p>
          </table:table-cell>
          <table:table-cell/>
          <table:table-cell table:formula="of:=AVERAGE([.D82:.F82])" office:value-type="float" office:value="0.861537666666666" calcext:value-type="float">
            <text:p>0.861537666666666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0.912957" calcext:value-type="float">
            <text:p>0.912957</text:p>
          </table:table-cell>
          <table:table-cell office:value-type="float" office:value="0.907254" calcext:value-type="float">
            <text:p>0.907254</text:p>
          </table:table-cell>
          <table:table-cell office:value-type="float" office:value="0.89499" calcext:value-type="float">
            <text:p>0.89499</text:p>
          </table:table-cell>
          <table:table-cell/>
          <table:table-cell table:formula="of:=AVERAGE([.D83:.F83])" office:value-type="float" office:value="0.905067" calcext:value-type="float">
            <text:p>0.905067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1.046424" calcext:value-type="float">
            <text:p>1.046424</text:p>
          </table:table-cell>
          <table:table-cell office:value-type="float" office:value="1.066752" calcext:value-type="float">
            <text:p>1.066752</text:p>
          </table:table-cell>
          <table:table-cell office:value-type="float" office:value="1.045483" calcext:value-type="float">
            <text:p>1.045483</text:p>
          </table:table-cell>
          <table:table-cell/>
          <table:table-cell table:formula="of:=AVERAGE([.D84:.F84])" office:value-type="float" office:value="1.05288633333333" calcext:value-type="float">
            <text:p>1.05288633333333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1.135183" calcext:value-type="float">
            <text:p>1.135183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20839" calcext:value-type="float">
            <text:p>1.120839</text:p>
          </table:table-cell>
          <table:table-cell/>
          <table:table-cell table:formula="of:=AVERAGE([.D85:.F85])" office:value-type="float" office:value="1.13953533333333" calcext:value-type="float">
            <text:p>1.1395353333333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3.699219" calcext:value-type="float">
            <text:p>3.699219</text:p>
          </table:table-cell>
          <table:table-cell office:value-type="float" office:value="1.541647" calcext:value-type="float">
            <text:p>1.541647</text:p>
          </table:table-cell>
          <table:table-cell office:value-type="float" office:value="1.504788" calcext:value-type="float">
            <text:p>1.504788</text:p>
          </table:table-cell>
          <table:table-cell/>
          <table:table-cell table:formula="of:=AVERAGE([.D86:.F86])" office:value-type="float" office:value="2.24855133333333" calcext:value-type="float">
            <text:p>2.24855133333333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1.391827" calcext:value-type="float">
            <text:p>1.391827</text:p>
          </table:table-cell>
          <table:table-cell office:value-type="float" office:value="1.393455" calcext:value-type="float">
            <text:p>1.393455</text:p>
          </table:table-cell>
          <table:table-cell office:value-type="float" office:value="1.373383" calcext:value-type="float">
            <text:p>1.373383</text:p>
          </table:table-cell>
          <table:table-cell/>
          <table:table-cell table:formula="of:=AVERAGE([.D87:.F87])" office:value-type="float" office:value="1.38622166666667" calcext:value-type="float">
            <text:p>1.38622166666667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1.563328" calcext:value-type="float">
            <text:p>1.563328</text:p>
          </table:table-cell>
          <table:table-cell office:value-type="float" office:value="1.575537" calcext:value-type="float">
            <text:p>1.575537</text:p>
          </table:table-cell>
          <table:table-cell office:value-type="float" office:value="1.557133" calcext:value-type="float">
            <text:p>1.557133</text:p>
          </table:table-cell>
          <table:table-cell/>
          <table:table-cell table:formula="of:=AVERAGE([.D88:.F88])" office:value-type="float" office:value="1.56533266666667" calcext:value-type="float">
            <text:p>1.56533266666667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.853579" calcext:value-type="float">
            <text:p>1.853579</text:p>
          </table:table-cell>
          <table:table-cell office:value-type="float" office:value="1.881192" calcext:value-type="float">
            <text:p>1.881192</text:p>
          </table:table-cell>
          <table:table-cell office:value-type="float" office:value="1.849808" calcext:value-type="float">
            <text:p>1.849808</text:p>
          </table:table-cell>
          <table:table-cell/>
          <table:table-cell table:formula="of:=AVERAGE([.D89:.F89])" office:value-type="float" office:value="1.86152633333333" calcext:value-type="float">
            <text:p>1.86152633333333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1.893242" calcext:value-type="float">
            <text:p>1.893242</text:p>
          </table:table-cell>
          <table:table-cell office:value-type="float" office:value="1.94222" calcext:value-type="float">
            <text:p>1.94222</text:p>
          </table:table-cell>
          <table:table-cell office:value-type="float" office:value="1.924336" calcext:value-type="float">
            <text:p>1.924336</text:p>
          </table:table-cell>
          <table:table-cell/>
          <table:table-cell table:formula="of:=AVERAGE([.D90:.F90])" office:value-type="float" office:value="1.91993266666667" calcext:value-type="float">
            <text:p>1.91993266666667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float" office:value="2.138601" calcext:value-type="float">
            <text:p>2.138601</text:p>
          </table:table-cell>
          <table:table-cell office:value-type="float" office:value="2.073212" calcext:value-type="float">
            <text:p>2.073212</text:p>
          </table:table-cell>
          <table:table-cell office:value-type="float" office:value="2.019309" calcext:value-type="float">
            <text:p>2.019309</text:p>
          </table:table-cell>
          <table:table-cell/>
          <table:table-cell table:formula="of:=AVERAGE([.D91:.F91])" office:value-type="float" office:value="2.07704066666667" calcext:value-type="float">
            <text:p>2.07704066666667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.253727" calcext:value-type="float">
            <text:p>2.253727</text:p>
          </table:table-cell>
          <table:table-cell office:value-type="float" office:value="2.267536" calcext:value-type="float">
            <text:p>2.267536</text:p>
          </table:table-cell>
          <table:table-cell office:value-type="float" office:value="2.26095" calcext:value-type="float">
            <text:p>2.26095</text:p>
          </table:table-cell>
          <table:table-cell/>
          <table:table-cell table:formula="of:=AVERAGE([.D92:.F92])" office:value-type="float" office:value="2.26073766666667" calcext:value-type="float">
            <text:p>2.26073766666667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2.529609" calcext:value-type="float">
            <text:p>2.529609</text:p>
          </table:table-cell>
          <table:table-cell office:value-type="float" office:value="2.559363" calcext:value-type="float">
            <text:p>2.559363</text:p>
          </table:table-cell>
          <table:table-cell office:value-type="float" office:value="2.538673" calcext:value-type="float">
            <text:p>2.538673</text:p>
          </table:table-cell>
          <table:table-cell/>
          <table:table-cell table:formula="of:=AVERAGE([.D93:.F93])" office:value-type="float" office:value="2.54254833333333" calcext:value-type="float">
            <text:p>2.54254833333333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2.761012" calcext:value-type="float">
            <text:p>2.761012</text:p>
          </table:table-cell>
          <table:table-cell office:value-type="float" office:value="2.854433" calcext:value-type="float">
            <text:p>2.854433</text:p>
          </table:table-cell>
          <table:table-cell office:value-type="float" office:value="2.841811" calcext:value-type="float">
            <text:p>2.841811</text:p>
          </table:table-cell>
          <table:table-cell/>
          <table:table-cell table:formula="of:=AVERAGE([.D94:.F94])" office:value-type="float" office:value="2.81908533333333" calcext:value-type="float">
            <text:p>2.81908533333333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float" office:value="2.939938" calcext:value-type="float">
            <text:p>2.939938</text:p>
          </table:table-cell>
          <table:table-cell office:value-type="float" office:value="2.952823" calcext:value-type="float">
            <text:p>2.952823</text:p>
          </table:table-cell>
          <table:table-cell office:value-type="float" office:value="2.908237" calcext:value-type="float">
            <text:p>2.908237</text:p>
          </table:table-cell>
          <table:table-cell/>
          <table:table-cell table:formula="of:=AVERAGE([.D95:.F95])" office:value-type="float" office:value="2.933666" calcext:value-type="float">
            <text:p>2.933666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3.121867" calcext:value-type="float">
            <text:p>3.121867</text:p>
          </table:table-cell>
          <table:table-cell office:value-type="float" office:value="3.070412" calcext:value-type="float">
            <text:p>3.070412</text:p>
          </table:table-cell>
          <table:table-cell office:value-type="float" office:value="3.053784" calcext:value-type="float">
            <text:p>3.053784</text:p>
          </table:table-cell>
          <table:table-cell/>
          <table:table-cell table:formula="of:=AVERAGE([.D96:.F96])" office:value-type="float" office:value="3.082021" calcext:value-type="float">
            <text:p>3.082021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3.934167" calcext:value-type="float">
            <text:p>3.934167</text:p>
          </table:table-cell>
          <table:table-cell office:value-type="float" office:value="3.915127" calcext:value-type="float">
            <text:p>3.915127</text:p>
          </table:table-cell>
          <table:table-cell office:value-type="float" office:value="3.942349" calcext:value-type="float">
            <text:p>3.942349</text:p>
          </table:table-cell>
          <table:table-cell/>
          <table:table-cell table:formula="of:=AVERAGE([.D97:.F97])" office:value-type="float" office:value="3.93054766666667" calcext:value-type="float">
            <text:p>3.93054766666667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3.765199" calcext:value-type="float">
            <text:p>3.765199</text:p>
          </table:table-cell>
          <table:table-cell office:value-type="float" office:value="3.846764" calcext:value-type="float">
            <text:p>3.846764</text:p>
          </table:table-cell>
          <table:table-cell office:value-type="float" office:value="3.971036" calcext:value-type="float">
            <text:p>3.971036</text:p>
          </table:table-cell>
          <table:table-cell/>
          <table:table-cell table:formula="of:=AVERAGE([.D98:.F98])" office:value-type="float" office:value="3.86099966666667" calcext:value-type="float">
            <text:p>3.86099966666667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4.228456" calcext:value-type="float">
            <text:p>4.228456</text:p>
          </table:table-cell>
          <table:table-cell office:value-type="float" office:value="4.219089" calcext:value-type="float">
            <text:p>4.219089</text:p>
          </table:table-cell>
          <table:table-cell office:value-type="float" office:value="4.178988" calcext:value-type="float">
            <text:p>4.178988</text:p>
          </table:table-cell>
          <table:table-cell/>
          <table:table-cell table:formula="of:=AVERAGE([.D99:.F99])" office:value-type="float" office:value="4.20884433333333" calcext:value-type="float">
            <text:p>4.20884433333333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float" office:value="4.704639" calcext:value-type="float">
            <text:p>4.704639</text:p>
          </table:table-cell>
          <table:table-cell office:value-type="float" office:value="4.634798" calcext:value-type="float">
            <text:p>4.634798</text:p>
          </table:table-cell>
          <table:table-cell office:value-type="float" office:value="4.665478" calcext:value-type="float">
            <text:p>4.665478</text:p>
          </table:table-cell>
          <table:table-cell/>
          <table:table-cell table:formula="of:=AVERAGE([.D100:.F100])" office:value-type="float" office:value="4.668305" calcext:value-type="float">
            <text:p>4.668305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float" office:value="5.018051" calcext:value-type="float">
            <text:p>5.018051</text:p>
          </table:table-cell>
          <table:table-cell office:value-type="float" office:value="4.945893" calcext:value-type="float">
            <text:p>4.945893</text:p>
          </table:table-cell>
          <table:table-cell office:value-type="float" office:value="4.975868" calcext:value-type="float">
            <text:p>4.975868</text:p>
          </table:table-cell>
          <table:table-cell/>
          <table:table-cell table:formula="of:=AVERAGE([.D101:.F101])" office:value-type="float" office:value="4.97993733333333" calcext:value-type="float">
            <text:p>4.97993733333333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float" office:value="10.670714" calcext:value-type="float">
            <text:p>10.670714</text:p>
          </table:table-cell>
          <table:table-cell office:value-type="float" office:value="9.716045" calcext:value-type="float">
            <text:p>9.716045</text:p>
          </table:table-cell>
          <table:table-cell office:value-type="float" office:value="10.056947" calcext:value-type="float">
            <text:p>10.056947</text:p>
          </table:table-cell>
          <table:table-cell/>
          <table:table-cell table:formula="of:=AVERAGE([.D102:.F102])" office:value-type="float" office:value="10.147902" calcext:value-type="float">
            <text:p>10.14790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67" calcext:value-type="float">
            <text:p>6.7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55" calcext:value-type="float">
            <text:p>5.5E-05</text:p>
          </table:table-cell>
          <table:table-cell/>
          <table:table-cell table:formula="of:=AVERAGE([.D105:.F105])" office:value-type="float" office:value="0.0000573333333333333" calcext:value-type="float">
            <text:p>5.73333333333333E-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.000357" calcext:value-type="float">
            <text:p>0.000357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237" calcext:value-type="float">
            <text:p>0.000237</text:p>
          </table:table-cell>
          <table:table-cell/>
          <table:table-cell table:formula="of:=AVERAGE([.D106:.F106])" office:value-type="float" office:value="0.000284" calcext:value-type="float">
            <text:p>0.00028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.001119" calcext:value-type="float">
            <text:p>0.001119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0735" calcext:value-type="float">
            <text:p>0.000735</text:p>
          </table:table-cell>
          <table:table-cell/>
          <table:table-cell table:formula="of:=AVERAGE([.D107:.F107])" office:value-type="float" office:value="0.000885" calcext:value-type="float">
            <text:p>0.00088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.002623" calcext:value-type="float">
            <text:p>0.002623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0.001757" calcext:value-type="float">
            <text:p>0.001757</text:p>
          </table:table-cell>
          <table:table-cell/>
          <table:table-cell table:formula="of:=AVERAGE([.D108:.F108])" office:value-type="float" office:value="0.00213133333333333" calcext:value-type="float">
            <text:p>0.00213133333333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.003674" calcext:value-type="float">
            <text:p>0.003674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306" calcext:value-type="float">
            <text:p>0.003306</text:p>
          </table:table-cell>
          <table:table-cell/>
          <table:table-cell table:formula="of:=AVERAGE([.D109:.F109])" office:value-type="float" office:value="0.003534" calcext:value-type="float">
            <text:p>0.003534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0.005212" calcext:value-type="float">
            <text:p>0.005212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0.005286" calcext:value-type="float">
            <text:p>0.005286</text:p>
          </table:table-cell>
          <table:table-cell/>
          <table:table-cell table:formula="of:=AVERAGE([.D110:.F110])" office:value-type="float" office:value="0.00537833333333333" calcext:value-type="float">
            <text:p>0.00537833333333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0.007732" calcext:value-type="float">
            <text:p>0.007732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007875" calcext:value-type="float">
            <text:p>0.007875</text:p>
          </table:table-cell>
          <table:table-cell/>
          <table:table-cell table:formula="of:=AVERAGE([.D111:.F111])" office:value-type="float" office:value="0.00788933333333333" calcext:value-type="float">
            <text:p>0.00788933333333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0.01212" calcext:value-type="float">
            <text:p>0.01212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012353" calcext:value-type="float">
            <text:p>0.012353</text:p>
          </table:table-cell>
          <table:table-cell/>
          <table:table-cell table:formula="of:=AVERAGE([.D112:.F112])" office:value-type="float" office:value="0.0121863333333333" calcext:value-type="float">
            <text:p>0.012186333333333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0.016963" calcext:value-type="float">
            <text:p>0.016963</text:p>
          </table:table-cell>
          <table:table-cell office:value-type="float" office:value="0.016785" calcext:value-type="float">
            <text:p>0.016785</text:p>
          </table:table-cell>
          <table:table-cell office:value-type="float" office:value="0.016422" calcext:value-type="float">
            <text:p>0.016422</text:p>
          </table:table-cell>
          <table:table-cell/>
          <table:table-cell table:formula="of:=AVERAGE([.D113:.F113])" office:value-type="float" office:value="0.0167233333333333" calcext:value-type="float">
            <text:p>0.01672333333333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0.024523" calcext:value-type="float">
            <text:p>0.024523</text:p>
          </table:table-cell>
          <table:table-cell office:value-type="float" office:value="0.024663" calcext:value-type="float">
            <text:p>0.024663</text:p>
          </table:table-cell>
          <table:table-cell office:value-type="float" office:value="0.022941" calcext:value-type="float">
            <text:p>0.022941</text:p>
          </table:table-cell>
          <table:table-cell/>
          <table:table-cell table:formula="of:=AVERAGE([.D114:.F114])" office:value-type="float" office:value="0.0240423333333333" calcext:value-type="float">
            <text:p>0.024042333333333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0.030674" calcext:value-type="float">
            <text:p>0.030674</text:p>
          </table:table-cell>
          <table:table-cell office:value-type="float" office:value="0.030593" calcext:value-type="float">
            <text:p>0.030593</text:p>
          </table:table-cell>
          <table:table-cell office:value-type="float" office:value="0.031362" calcext:value-type="float">
            <text:p>0.031362</text:p>
          </table:table-cell>
          <table:table-cell/>
          <table:table-cell table:formula="of:=AVERAGE([.D115:.F115])" office:value-type="float" office:value="0.0308763333333333" calcext:value-type="float">
            <text:p>0.030876333333333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0.04055" calcext:value-type="float">
            <text:p>0.04055</text:p>
          </table:table-cell>
          <table:table-cell office:value-type="float" office:value="0.040853" calcext:value-type="float">
            <text:p>0.040853</text:p>
          </table:table-cell>
          <table:table-cell office:value-type="float" office:value="0.041078" calcext:value-type="float">
            <text:p>0.041078</text:p>
          </table:table-cell>
          <table:table-cell/>
          <table:table-cell table:formula="of:=AVERAGE([.D116:.F116])" office:value-type="float" office:value="0.040827" calcext:value-type="float">
            <text:p>0.040827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0.050589" calcext:value-type="float">
            <text:p>0.050589</text:p>
          </table:table-cell>
          <table:table-cell office:value-type="float" office:value="0.050614" calcext:value-type="float">
            <text:p>0.050614</text:p>
          </table:table-cell>
          <table:table-cell office:value-type="float" office:value="0.053286" calcext:value-type="float">
            <text:p>0.053286</text:p>
          </table:table-cell>
          <table:table-cell/>
          <table:table-cell table:formula="of:=AVERAGE([.D117:.F117])" office:value-type="float" office:value="0.0514963333333333" calcext:value-type="float">
            <text:p>0.051496333333333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float" office:value="0.064174" calcext:value-type="float">
            <text:p>0.064174</text:p>
          </table:table-cell>
          <table:table-cell office:value-type="float" office:value="0.064036" calcext:value-type="float">
            <text:p>0.064036</text:p>
          </table:table-cell>
          <table:table-cell office:value-type="float" office:value="0.064267" calcext:value-type="float">
            <text:p>0.064267</text:p>
          </table:table-cell>
          <table:table-cell/>
          <table:table-cell table:formula="of:=AVERAGE([.D118:.F118])" office:value-type="float" office:value="0.064159" calcext:value-type="float">
            <text:p>0.064159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0.078897" calcext:value-type="float">
            <text:p>0.078897</text:p>
          </table:table-cell>
          <table:table-cell office:value-type="float" office:value="0.078257" calcext:value-type="float">
            <text:p>0.078257</text:p>
          </table:table-cell>
          <table:table-cell office:value-type="float" office:value="0.08265" calcext:value-type="float">
            <text:p>0.08265</text:p>
          </table:table-cell>
          <table:table-cell/>
          <table:table-cell table:formula="of:=AVERAGE([.D119:.F119])" office:value-type="float" office:value="0.0799346666666667" calcext:value-type="float">
            <text:p>0.079934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0.098871" calcext:value-type="float">
            <text:p>0.098871</text:p>
          </table:table-cell>
          <table:table-cell office:value-type="float" office:value="0.098336" calcext:value-type="float">
            <text:p>0.098336</text:p>
          </table:table-cell>
          <table:table-cell office:value-type="float" office:value="0.098859" calcext:value-type="float">
            <text:p>0.098859</text:p>
          </table:table-cell>
          <table:table-cell/>
          <table:table-cell table:formula="of:=AVERAGE([.D120:.F120])" office:value-type="float" office:value="0.0986886666666667" calcext:value-type="float">
            <text:p>0.098688666666667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0.115749" calcext:value-type="float">
            <text:p>0.115749</text:p>
          </table:table-cell>
          <table:table-cell office:value-type="float" office:value="0.113388" calcext:value-type="float">
            <text:p>0.113388</text:p>
          </table:table-cell>
          <table:table-cell office:value-type="float" office:value="0.113126" calcext:value-type="float">
            <text:p>0.113126</text:p>
          </table:table-cell>
          <table:table-cell/>
          <table:table-cell table:formula="of:=AVERAGE([.D121:.F121])" office:value-type="float" office:value="0.114087666666667" calcext:value-type="float">
            <text:p>0.114087666666667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.13703" calcext:value-type="float">
            <text:p>0.13703</text:p>
          </table:table-cell>
          <table:table-cell office:value-type="float" office:value="0.136971" calcext:value-type="float">
            <text:p>0.136971</text:p>
          </table:table-cell>
          <table:table-cell office:value-type="float" office:value="0.140263" calcext:value-type="float">
            <text:p>0.140263</text:p>
          </table:table-cell>
          <table:table-cell/>
          <table:table-cell table:formula="of:=AVERAGE([.D122:.F122])" office:value-type="float" office:value="0.138088" calcext:value-type="float">
            <text:p>0.138088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0.159456" calcext:value-type="float">
            <text:p>0.159456</text:p>
          </table:table-cell>
          <table:table-cell office:value-type="float" office:value="0.157453" calcext:value-type="float">
            <text:p>0.157453</text:p>
          </table:table-cell>
          <table:table-cell office:value-type="float" office:value="0.16845" calcext:value-type="float">
            <text:p>0.16845</text:p>
          </table:table-cell>
          <table:table-cell/>
          <table:table-cell table:formula="of:=AVERAGE([.D123:.F123])" office:value-type="float" office:value="0.161786333333333" calcext:value-type="float">
            <text:p>0.161786333333333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0.192943" calcext:value-type="float">
            <text:p>0.192943</text:p>
          </table:table-cell>
          <table:table-cell office:value-type="float" office:value="0.189613" calcext:value-type="float">
            <text:p>0.189613</text:p>
          </table:table-cell>
          <table:table-cell office:value-type="float" office:value="0.192156" calcext:value-type="float">
            <text:p>0.192156</text:p>
          </table:table-cell>
          <table:table-cell/>
          <table:table-cell table:formula="of:=AVERAGE([.D124:.F124])" office:value-type="float" office:value="0.191570666666667" calcext:value-type="float">
            <text:p>0.191570666666667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0.213589" calcext:value-type="float">
            <text:p>0.213589</text:p>
          </table:table-cell>
          <table:table-cell office:value-type="float" office:value="0.212099" calcext:value-type="float">
            <text:p>0.212099</text:p>
          </table:table-cell>
          <table:table-cell office:value-type="float" office:value="0.218349" calcext:value-type="float">
            <text:p>0.218349</text:p>
          </table:table-cell>
          <table:table-cell/>
          <table:table-cell table:formula="of:=AVERAGE([.D125:.F125])" office:value-type="float" office:value="0.214679" calcext:value-type="float">
            <text:p>0.214679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float" office:value="0.248963" calcext:value-type="float">
            <text:p>0.248963</text:p>
          </table:table-cell>
          <table:table-cell office:value-type="float" office:value="0.253028" calcext:value-type="float">
            <text:p>0.253028</text:p>
          </table:table-cell>
          <table:table-cell office:value-type="float" office:value="0.253145" calcext:value-type="float">
            <text:p>0.253145</text:p>
          </table:table-cell>
          <table:table-cell/>
          <table:table-cell table:formula="of:=AVERAGE([.D126:.F126])" office:value-type="float" office:value="0.251712" calcext:value-type="float">
            <text:p>0.251712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0.284896" calcext:value-type="float">
            <text:p>0.284896</text:p>
          </table:table-cell>
          <table:table-cell office:value-type="float" office:value="0.282496" calcext:value-type="float">
            <text:p>0.282496</text:p>
          </table:table-cell>
          <table:table-cell office:value-type="float" office:value="0.284946" calcext:value-type="float">
            <text:p>0.284946</text:p>
          </table:table-cell>
          <table:table-cell/>
          <table:table-cell table:formula="of:=AVERAGE([.D127:.F127])" office:value-type="float" office:value="0.284112666666667" calcext:value-type="float">
            <text:p>0.28411266666666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0.334337" calcext:value-type="float">
            <text:p>0.334337</text:p>
          </table:table-cell>
          <table:table-cell office:value-type="float" office:value="0.338079" calcext:value-type="float">
            <text:p>0.338079</text:p>
          </table:table-cell>
          <table:table-cell office:value-type="float" office:value="0.344958" calcext:value-type="float">
            <text:p>0.344958</text:p>
          </table:table-cell>
          <table:table-cell/>
          <table:table-cell table:formula="of:=AVERAGE([.D128:.F128])" office:value-type="float" office:value="0.339124666666667" calcext:value-type="float">
            <text:p>0.33912466666666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0.397169" calcext:value-type="float">
            <text:p>0.397169</text:p>
          </table:table-cell>
          <table:table-cell office:value-type="float" office:value="0.364877" calcext:value-type="float">
            <text:p>0.364877</text:p>
          </table:table-cell>
          <table:table-cell office:value-type="float" office:value="0.396176" calcext:value-type="float">
            <text:p>0.396176</text:p>
          </table:table-cell>
          <table:table-cell/>
          <table:table-cell table:formula="of:=AVERAGE([.D129:.F129])" office:value-type="float" office:value="0.386074" calcext:value-type="float">
            <text:p>0.386074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0.432651" calcext:value-type="float">
            <text:p>0.432651</text:p>
          </table:table-cell>
          <table:table-cell office:value-type="float" office:value="0.421502" calcext:value-type="float">
            <text:p>0.421502</text:p>
          </table:table-cell>
          <table:table-cell office:value-type="float" office:value="0.434394" calcext:value-type="float">
            <text:p>0.434394</text:p>
          </table:table-cell>
          <table:table-cell/>
          <table:table-cell table:formula="of:=AVERAGE([.D130:.F130])" office:value-type="float" office:value="0.429515666666667" calcext:value-type="float">
            <text:p>0.429515666666667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0.547784" calcext:value-type="float">
            <text:p>0.547784</text:p>
          </table:table-cell>
          <table:table-cell office:value-type="float" office:value="0.469596" calcext:value-type="float">
            <text:p>0.469596</text:p>
          </table:table-cell>
          <table:table-cell office:value-type="float" office:value="0.492273" calcext:value-type="float">
            <text:p>0.492273</text:p>
          </table:table-cell>
          <table:table-cell/>
          <table:table-cell table:formula="of:=AVERAGE([.D131:.F131])" office:value-type="float" office:value="0.503217666666667" calcext:value-type="float">
            <text:p>0.503217666666667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0.572106" calcext:value-type="float">
            <text:p>0.572106</text:p>
          </table:table-cell>
          <table:table-cell office:value-type="float" office:value="0.543483" calcext:value-type="float">
            <text:p>0.543483</text:p>
          </table:table-cell>
          <table:table-cell office:value-type="float" office:value="0.549437" calcext:value-type="float">
            <text:p>0.549437</text:p>
          </table:table-cell>
          <table:table-cell/>
          <table:table-cell table:formula="of:=AVERAGE([.D132:.F132])" office:value-type="float" office:value="0.555008666666667" calcext:value-type="float">
            <text:p>0.555008666666667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0.671568" calcext:value-type="float">
            <text:p>0.671568</text:p>
          </table:table-cell>
          <table:table-cell office:value-type="float" office:value="0.60214" calcext:value-type="float">
            <text:p>0.60214</text:p>
          </table:table-cell>
          <table:table-cell office:value-type="float" office:value="0.630333" calcext:value-type="float">
            <text:p>0.630333</text:p>
          </table:table-cell>
          <table:table-cell/>
          <table:table-cell table:formula="of:=AVERAGE([.D133:.F133])" office:value-type="float" office:value="0.634680333333333" calcext:value-type="float">
            <text:p>0.634680333333333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0.69238" calcext:value-type="float">
            <text:p>0.69238</text:p>
          </table:table-cell>
          <table:table-cell office:value-type="float" office:value="0.669608" calcext:value-type="float">
            <text:p>0.669608</text:p>
          </table:table-cell>
          <table:table-cell office:value-type="float" office:value="0.677255" calcext:value-type="float">
            <text:p>0.677255</text:p>
          </table:table-cell>
          <table:table-cell/>
          <table:table-cell table:formula="of:=AVERAGE([.D134:.F134])" office:value-type="float" office:value="0.679747666666667" calcext:value-type="float">
            <text:p>0.679747666666667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0.803385" calcext:value-type="float">
            <text:p>0.803385</text:p>
          </table:table-cell>
          <table:table-cell office:value-type="float" office:value="0.749964" calcext:value-type="float">
            <text:p>0.749964</text:p>
          </table:table-cell>
          <table:table-cell office:value-type="float" office:value="0.765201" calcext:value-type="float">
            <text:p>0.765201</text:p>
          </table:table-cell>
          <table:table-cell/>
          <table:table-cell table:formula="of:=AVERAGE([.D135:.F135])" office:value-type="float" office:value="0.77285" calcext:value-type="float">
            <text:p>0.77285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.030948" calcext:value-type="float">
            <text:p>1.030948</text:p>
          </table:table-cell>
          <table:table-cell office:value-type="float" office:value="0.967848" calcext:value-type="float">
            <text:p>0.967848</text:p>
          </table:table-cell>
          <table:table-cell office:value-type="float" office:value="0.991744" calcext:value-type="float">
            <text:p>0.991744</text:p>
          </table:table-cell>
          <table:table-cell/>
          <table:table-cell table:formula="of:=AVERAGE([.D136:.F136])" office:value-type="float" office:value="0.996846666666666" calcext:value-type="float">
            <text:p>0.996846666666666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0.961991" calcext:value-type="float">
            <text:p>0.961991</text:p>
          </table:table-cell>
          <table:table-cell office:value-type="float" office:value="0.91958" calcext:value-type="float">
            <text:p>0.91958</text:p>
          </table:table-cell>
          <table:table-cell office:value-type="float" office:value="0.949589" calcext:value-type="float">
            <text:p>0.949589</text:p>
          </table:table-cell>
          <table:table-cell/>
          <table:table-cell table:formula="of:=AVERAGE([.D137:.F137])" office:value-type="float" office:value="0.94372" calcext:value-type="float">
            <text:p>0.94372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1.008736" calcext:value-type="float">
            <text:p>1.008736</text:p>
          </table:table-cell>
          <table:table-cell office:value-type="float" office:value="0.998812" calcext:value-type="float">
            <text:p>0.998812</text:p>
          </table:table-cell>
          <table:table-cell office:value-type="float" office:value="0.989485" calcext:value-type="float">
            <text:p>0.989485</text:p>
          </table:table-cell>
          <table:table-cell/>
          <table:table-cell table:formula="of:=AVERAGE([.D138:.F138])" office:value-type="float" office:value="0.999011" calcext:value-type="float">
            <text:p>0.999011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.180134" calcext:value-type="float">
            <text:p>1.180134</text:p>
          </table:table-cell>
          <table:table-cell office:value-type="float" office:value="1.157756" calcext:value-type="float">
            <text:p>1.157756</text:p>
          </table:table-cell>
          <table:table-cell office:value-type="float" office:value="1.168454" calcext:value-type="float">
            <text:p>1.168454</text:p>
          </table:table-cell>
          <table:table-cell/>
          <table:table-cell table:formula="of:=AVERAGE([.D139:.F139])" office:value-type="float" office:value="1.16878133333333" calcext:value-type="float">
            <text:p>1.16878133333333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1.292909" calcext:value-type="float">
            <text:p>1.292909</text:p>
          </table:table-cell>
          <table:table-cell office:value-type="float" office:value="1.252508" calcext:value-type="float">
            <text:p>1.252508</text:p>
          </table:table-cell>
          <table:table-cell office:value-type="float" office:value="1.271697" calcext:value-type="float">
            <text:p>1.271697</text:p>
          </table:table-cell>
          <table:table-cell/>
          <table:table-cell table:formula="of:=AVERAGE([.D140:.F140])" office:value-type="float" office:value="1.27237133333333" calcext:value-type="float">
            <text:p>1.27237133333333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float" office:value="1.370372" calcext:value-type="float">
            <text:p>1.370372</text:p>
          </table:table-cell>
          <table:table-cell office:value-type="float" office:value="1.343183" calcext:value-type="float">
            <text:p>1.343183</text:p>
          </table:table-cell>
          <table:table-cell office:value-type="float" office:value="1.328203" calcext:value-type="float">
            <text:p>1.328203</text:p>
          </table:table-cell>
          <table:table-cell/>
          <table:table-cell table:formula="of:=AVERAGE([.D141:.F141])" office:value-type="float" office:value="1.34725266666667" calcext:value-type="float">
            <text:p>1.34725266666667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.439971" calcext:value-type="float">
            <text:p>1.439971</text:p>
          </table:table-cell>
          <table:table-cell office:value-type="float" office:value="1.42074" calcext:value-type="float">
            <text:p>1.42074</text:p>
          </table:table-cell>
          <table:table-cell office:value-type="float" office:value="1.421707" calcext:value-type="float">
            <text:p>1.421707</text:p>
          </table:table-cell>
          <table:table-cell/>
          <table:table-cell table:formula="of:=AVERAGE([.D142:.F142])" office:value-type="float" office:value="1.42747266666667" calcext:value-type="float">
            <text:p>1.42747266666667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1.642087" calcext:value-type="float">
            <text:p>1.642087</text:p>
          </table:table-cell>
          <table:table-cell office:value-type="float" office:value="1.592708" calcext:value-type="float">
            <text:p>1.592708</text:p>
          </table:table-cell>
          <table:table-cell office:value-type="float" office:value="1.594346" calcext:value-type="float">
            <text:p>1.594346</text:p>
          </table:table-cell>
          <table:table-cell/>
          <table:table-cell table:formula="of:=AVERAGE([.D143:.F143])" office:value-type="float" office:value="1.60971366666667" calcext:value-type="float">
            <text:p>1.60971366666667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.948583" calcext:value-type="float">
            <text:p>1.948583</text:p>
          </table:table-cell>
          <table:table-cell office:value-type="float" office:value="1.903061" calcext:value-type="float">
            <text:p>1.903061</text:p>
          </table:table-cell>
          <table:table-cell office:value-type="float" office:value="1.933337" calcext:value-type="float">
            <text:p>1.933337</text:p>
          </table:table-cell>
          <table:table-cell/>
          <table:table-cell table:formula="of:=AVERAGE([.D144:.F144])" office:value-type="float" office:value="1.928327" calcext:value-type="float">
            <text:p>1.928327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float" office:value="1.935934" calcext:value-type="float">
            <text:p>1.935934</text:p>
          </table:table-cell>
          <table:table-cell office:value-type="float" office:value="1.845615" calcext:value-type="float">
            <text:p>1.845615</text:p>
          </table:table-cell>
          <table:table-cell office:value-type="float" office:value="1.856442" calcext:value-type="float">
            <text:p>1.856442</text:p>
          </table:table-cell>
          <table:table-cell/>
          <table:table-cell table:formula="of:=AVERAGE([.D145:.F145])" office:value-type="float" office:value="1.87933033333333" calcext:value-type="float">
            <text:p>1.87933033333333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2.019176" calcext:value-type="float">
            <text:p>2.019176</text:p>
          </table:table-cell>
          <table:table-cell office:value-type="float" office:value="1.933921" calcext:value-type="float">
            <text:p>1.933921</text:p>
          </table:table-cell>
          <table:table-cell office:value-type="float" office:value="1.913095" calcext:value-type="float">
            <text:p>1.913095</text:p>
          </table:table-cell>
          <table:table-cell/>
          <table:table-cell table:formula="of:=AVERAGE([.D146:.F146])" office:value-type="float" office:value="1.95539733333333" calcext:value-type="float">
            <text:p>1.95539733333333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2.398178" calcext:value-type="float">
            <text:p>2.398178</text:p>
          </table:table-cell>
          <table:table-cell office:value-type="float" office:value="2.304893" calcext:value-type="float">
            <text:p>2.304893</text:p>
          </table:table-cell>
          <table:table-cell office:value-type="float" office:value="2.282571" calcext:value-type="float">
            <text:p>2.282571</text:p>
          </table:table-cell>
          <table:table-cell/>
          <table:table-cell table:formula="of:=AVERAGE([.D147:.F147])" office:value-type="float" office:value="2.32854733333333" calcext:value-type="float">
            <text:p>2.32854733333333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2.507305" calcext:value-type="float">
            <text:p>2.507305</text:p>
          </table:table-cell>
          <table:table-cell office:value-type="float" office:value="2.522769" calcext:value-type="float">
            <text:p>2.522769</text:p>
          </table:table-cell>
          <table:table-cell office:value-type="float" office:value="2.530141" calcext:value-type="float">
            <text:p>2.530141</text:p>
          </table:table-cell>
          <table:table-cell/>
          <table:table-cell table:formula="of:=AVERAGE([.D148:.F148])" office:value-type="float" office:value="2.52007166666667" calcext:value-type="float">
            <text:p>2.52007166666667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2.504434" calcext:value-type="float">
            <text:p>2.504434</text:p>
          </table:table-cell>
          <table:table-cell office:value-type="float" office:value="2.490103" calcext:value-type="float">
            <text:p>2.490103</text:p>
          </table:table-cell>
          <table:table-cell office:value-type="float" office:value="2.514584" calcext:value-type="float">
            <text:p>2.514584</text:p>
          </table:table-cell>
          <table:table-cell/>
          <table:table-cell table:formula="of:=AVERAGE([.D149:.F149])" office:value-type="float" office:value="2.50304033333333" calcext:value-type="float">
            <text:p>2.50304033333333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float" office:value="2.699646" calcext:value-type="float">
            <text:p>2.699646</text:p>
          </table:table-cell>
          <table:table-cell office:value-type="float" office:value="2.693931" calcext:value-type="float">
            <text:p>2.693931</text:p>
          </table:table-cell>
          <table:table-cell office:value-type="float" office:value="2.686319" calcext:value-type="float">
            <text:p>2.686319</text:p>
          </table:table-cell>
          <table:table-cell/>
          <table:table-cell table:formula="of:=AVERAGE([.D150:.F150])" office:value-type="float" office:value="2.69329866666667" calcext:value-type="float">
            <text:p>2.69329866666667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float" office:value="2.897106" calcext:value-type="float">
            <text:p>2.897106</text:p>
          </table:table-cell>
          <table:table-cell office:value-type="float" office:value="2.913788" calcext:value-type="float">
            <text:p>2.913788</text:p>
          </table:table-cell>
          <table:table-cell office:value-type="float" office:value="2.890319" calcext:value-type="float">
            <text:p>2.890319</text:p>
          </table:table-cell>
          <table:table-cell/>
          <table:table-cell table:formula="of:=AVERAGE([.D151:.F151])" office:value-type="float" office:value="2.90040433333333" calcext:value-type="float">
            <text:p>2.90040433333333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float" office:value="4.65773" calcext:value-type="float">
            <text:p>4.65773</text:p>
          </table:table-cell>
          <table:table-cell office:value-type="float" office:value="5.004606" calcext:value-type="float">
            <text:p>5.004606</text:p>
          </table:table-cell>
          <table:table-cell office:value-type="float" office:value="4.753799" calcext:value-type="float">
            <text:p>4.753799</text:p>
          </table:table-cell>
          <table:table-cell/>
          <table:table-cell table:formula="of:=AVERAGE([.D152:.F152])" office:value-type="float" office:value="4.80537833333333" calcext:value-type="float">
            <text:p>4.805378333333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53" calcext:value-type="float">
            <text:p>5.3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44" calcext:value-type="float">
            <text:p>4.4E-05</text:p>
          </table:table-cell>
          <table:table-cell/>
          <table:table-cell table:formula="of:=AVERAGE([.D155:.F155])" office:value-type="float" office:value="0.0000446666666666667" calcext:value-type="float">
            <text:p>4.46666666666667E-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.000176" calcext:value-type="float">
            <text:p>0.00017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74" calcext:value-type="float">
            <text:p>0.000174</text:p>
          </table:table-cell>
          <table:table-cell/>
          <table:table-cell table:formula="of:=AVERAGE([.D156:.F156])" office:value-type="float" office:value="0.000167" calcext:value-type="float">
            <text:p>0.00016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.000526" calcext:value-type="float">
            <text:p>0.000526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535" calcext:value-type="float">
            <text:p>0.000535</text:p>
          </table:table-cell>
          <table:table-cell/>
          <table:table-cell table:formula="of:=AVERAGE([.D157:.F157])" office:value-type="float" office:value="0.000502333333333333" calcext:value-type="float">
            <text:p>0.00050233333333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.001226" calcext:value-type="float">
            <text:p>0.001226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1215" calcext:value-type="float">
            <text:p>0.001215</text:p>
          </table:table-cell>
          <table:table-cell/>
          <table:table-cell table:formula="of:=AVERAGE([.D158:.F158])" office:value-type="float" office:value="0.00115966666666667" calcext:value-type="float">
            <text:p>0.00115966666666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.002248" calcext:value-type="float">
            <text:p>0.002248</text:p>
          </table:table-cell>
          <table:table-cell office:value-type="float" office:value="0.001912" calcext:value-type="float">
            <text:p>0.001912</text:p>
          </table:table-cell>
          <table:table-cell office:value-type="float" office:value="0.002364" calcext:value-type="float">
            <text:p>0.002364</text:p>
          </table:table-cell>
          <table:table-cell/>
          <table:table-cell table:formula="of:=AVERAGE([.D159:.F159])" office:value-type="float" office:value="0.00217466666666667" calcext:value-type="float">
            <text:p>0.00217466666666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0.003338" calcext:value-type="float">
            <text:p>0.003338</text:p>
          </table:table-cell>
          <table:table-cell office:value-type="float" office:value="0.003247" calcext:value-type="float">
            <text:p>0.003247</text:p>
          </table:table-cell>
          <table:table-cell office:value-type="float" office:value="0.003483" calcext:value-type="float">
            <text:p>0.003483</text:p>
          </table:table-cell>
          <table:table-cell/>
          <table:table-cell table:formula="of:=AVERAGE([.D160:.F160])" office:value-type="float" office:value="0.003356" calcext:value-type="float">
            <text:p>0.003356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0.00519" calcext:value-type="float">
            <text:p>0.00519</text:p>
          </table:table-cell>
          <table:table-cell office:value-type="float" office:value="0.005175" calcext:value-type="float">
            <text:p>0.005175</text:p>
          </table:table-cell>
          <table:table-cell office:value-type="float" office:value="0.00519" calcext:value-type="float">
            <text:p>0.00519</text:p>
          </table:table-cell>
          <table:table-cell/>
          <table:table-cell table:formula="of:=AVERAGE([.D161:.F161])" office:value-type="float" office:value="0.005185" calcext:value-type="float">
            <text:p>0.00518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0.007968" calcext:value-type="float">
            <text:p>0.007968</text:p>
          </table:table-cell>
          <table:table-cell office:value-type="float" office:value="0.007963" calcext:value-type="float">
            <text:p>0.007963</text:p>
          </table:table-cell>
          <table:table-cell office:value-type="float" office:value="0.007946" calcext:value-type="float">
            <text:p>0.007946</text:p>
          </table:table-cell>
          <table:table-cell/>
          <table:table-cell table:formula="of:=AVERAGE([.D162:.F162])" office:value-type="float" office:value="0.007959" calcext:value-type="float">
            <text:p>0.007959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0.010908" calcext:value-type="float">
            <text:p>0.010908</text:p>
          </table:table-cell>
          <table:table-cell office:value-type="float" office:value="0.010945" calcext:value-type="float">
            <text:p>0.010945</text:p>
          </table:table-cell>
          <table:table-cell office:value-type="float" office:value="0.010901" calcext:value-type="float">
            <text:p>0.010901</text:p>
          </table:table-cell>
          <table:table-cell/>
          <table:table-cell table:formula="of:=AVERAGE([.D163:.F163])" office:value-type="float" office:value="0.010918" calcext:value-type="float">
            <text:p>0.010918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0.01509" calcext:value-type="float">
            <text:p>0.01509</text:p>
          </table:table-cell>
          <table:table-cell office:value-type="float" office:value="0.015092" calcext:value-type="float">
            <text:p>0.015092</text:p>
          </table:table-cell>
          <table:table-cell office:value-type="float" office:value="0.015096" calcext:value-type="float">
            <text:p>0.015096</text:p>
          </table:table-cell>
          <table:table-cell/>
          <table:table-cell table:formula="of:=AVERAGE([.D164:.F164])" office:value-type="float" office:value="0.0150926666666667" calcext:value-type="float">
            <text:p>0.01509266666666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0.01998" calcext:value-type="float">
            <text:p>0.01998</text:p>
          </table:table-cell>
          <table:table-cell office:value-type="float" office:value="0.020008" calcext:value-type="float">
            <text:p>0.020008</text:p>
          </table:table-cell>
          <table:table-cell office:value-type="float" office:value="0.019975" calcext:value-type="float">
            <text:p>0.019975</text:p>
          </table:table-cell>
          <table:table-cell/>
          <table:table-cell table:formula="of:=AVERAGE([.D165:.F165])" office:value-type="float" office:value="0.0199876666666667" calcext:value-type="float">
            <text:p>0.019987666666667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0.026727" calcext:value-type="float">
            <text:p>0.026727</text:p>
          </table:table-cell>
          <table:table-cell office:value-type="float" office:value="0.026887" calcext:value-type="float">
            <text:p>0.026887</text:p>
          </table:table-cell>
          <table:table-cell office:value-type="float" office:value="0.026745" calcext:value-type="float">
            <text:p>0.026745</text:p>
          </table:table-cell>
          <table:table-cell/>
          <table:table-cell table:formula="of:=AVERAGE([.D166:.F166])" office:value-type="float" office:value="0.0267863333333333" calcext:value-type="float">
            <text:p>0.026786333333333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0.03329" calcext:value-type="float">
            <text:p>0.03329</text:p>
          </table:table-cell>
          <table:table-cell office:value-type="float" office:value="0.033182" calcext:value-type="float">
            <text:p>0.033182</text:p>
          </table:table-cell>
          <table:table-cell office:value-type="float" office:value="0.033128" calcext:value-type="float">
            <text:p>0.033128</text:p>
          </table:table-cell>
          <table:table-cell/>
          <table:table-cell table:formula="of:=AVERAGE([.D167:.F167])" office:value-type="float" office:value="0.0332" calcext:value-type="float">
            <text:p>0.0332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float" office:value="0.042373" calcext:value-type="float">
            <text:p>0.042373</text:p>
          </table:table-cell>
          <table:table-cell office:value-type="float" office:value="0.041945" calcext:value-type="float">
            <text:p>0.041945</text:p>
          </table:table-cell>
          <table:table-cell office:value-type="float" office:value="0.041915" calcext:value-type="float">
            <text:p>0.041915</text:p>
          </table:table-cell>
          <table:table-cell/>
          <table:table-cell table:formula="of:=AVERAGE([.D168:.F168])" office:value-type="float" office:value="0.0420776666666667" calcext:value-type="float">
            <text:p>0.042077666666667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0.051532" calcext:value-type="float">
            <text:p>0.051532</text:p>
          </table:table-cell>
          <table:table-cell office:value-type="float" office:value="0.051213" calcext:value-type="float">
            <text:p>0.051213</text:p>
          </table:table-cell>
          <table:table-cell office:value-type="float" office:value="0.05113" calcext:value-type="float">
            <text:p>0.05113</text:p>
          </table:table-cell>
          <table:table-cell/>
          <table:table-cell table:formula="of:=AVERAGE([.D169:.F169])" office:value-type="float" office:value="0.0512916666666667" calcext:value-type="float">
            <text:p>0.051291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0.064344" calcext:value-type="float">
            <text:p>0.064344</text:p>
          </table:table-cell>
          <table:table-cell office:value-type="float" office:value="0.064336" calcext:value-type="float">
            <text:p>0.064336</text:p>
          </table:table-cell>
          <table:table-cell office:value-type="float" office:value="0.063941" calcext:value-type="float">
            <text:p>0.063941</text:p>
          </table:table-cell>
          <table:table-cell/>
          <table:table-cell table:formula="of:=AVERAGE([.D170:.F170])" office:value-type="float" office:value="0.064207" calcext:value-type="float">
            <text:p>0.064207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0.074444" calcext:value-type="float">
            <text:p>0.074444</text:p>
          </table:table-cell>
          <table:table-cell office:value-type="float" office:value="0.075293" calcext:value-type="float">
            <text:p>0.075293</text:p>
          </table:table-cell>
          <table:table-cell office:value-type="float" office:value="0.074212" calcext:value-type="float">
            <text:p>0.074212</text:p>
          </table:table-cell>
          <table:table-cell/>
          <table:table-cell table:formula="of:=AVERAGE([.D171:.F171])" office:value-type="float" office:value="0.0746496666666667" calcext:value-type="float">
            <text:p>0.074649666666667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.091158" calcext:value-type="float">
            <text:p>0.091158</text:p>
          </table:table-cell>
          <table:table-cell office:value-type="float" office:value="0.090392" calcext:value-type="float">
            <text:p>0.090392</text:p>
          </table:table-cell>
          <table:table-cell office:value-type="float" office:value="0.089583" calcext:value-type="float">
            <text:p>0.089583</text:p>
          </table:table-cell>
          <table:table-cell/>
          <table:table-cell table:formula="of:=AVERAGE([.D172:.F172])" office:value-type="float" office:value="0.0903776666666666" calcext:value-type="float">
            <text:p>0.090377666666667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0.104592" calcext:value-type="float">
            <text:p>0.104592</text:p>
          </table:table-cell>
          <table:table-cell office:value-type="float" office:value="0.105053" calcext:value-type="float">
            <text:p>0.105053</text:p>
          </table:table-cell>
          <table:table-cell office:value-type="float" office:value="0.10391" calcext:value-type="float">
            <text:p>0.10391</text:p>
          </table:table-cell>
          <table:table-cell/>
          <table:table-cell table:formula="of:=AVERAGE([.D173:.F173])" office:value-type="float" office:value="0.104518333333333" calcext:value-type="float">
            <text:p>0.104518333333333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0.123584" calcext:value-type="float">
            <text:p>0.123584</text:p>
          </table:table-cell>
          <table:table-cell office:value-type="float" office:value="0.126027" calcext:value-type="float">
            <text:p>0.126027</text:p>
          </table:table-cell>
          <table:table-cell office:value-type="float" office:value="0.12448" calcext:value-type="float">
            <text:p>0.12448</text:p>
          </table:table-cell>
          <table:table-cell/>
          <table:table-cell table:formula="of:=AVERAGE([.D174:.F174])" office:value-type="float" office:value="0.124697" calcext:value-type="float">
            <text:p>0.124697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0.141995" calcext:value-type="float">
            <text:p>0.141995</text:p>
          </table:table-cell>
          <table:table-cell office:value-type="float" office:value="0.140004" calcext:value-type="float">
            <text:p>0.140004</text:p>
          </table:table-cell>
          <table:table-cell office:value-type="float" office:value="0.143078" calcext:value-type="float">
            <text:p>0.143078</text:p>
          </table:table-cell>
          <table:table-cell/>
          <table:table-cell table:formula="of:=AVERAGE([.D175:.F175])" office:value-type="float" office:value="0.141692333333333" calcext:value-type="float">
            <text:p>0.141692333333333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float" office:value="0.16359" calcext:value-type="float">
            <text:p>0.16359</text:p>
          </table:table-cell>
          <table:table-cell office:value-type="float" office:value="0.165378" calcext:value-type="float">
            <text:p>0.165378</text:p>
          </table:table-cell>
          <table:table-cell office:value-type="float" office:value="0.168076" calcext:value-type="float">
            <text:p>0.168076</text:p>
          </table:table-cell>
          <table:table-cell/>
          <table:table-cell table:formula="of:=AVERAGE([.D176:.F176])" office:value-type="float" office:value="0.165681333333333" calcext:value-type="float">
            <text:p>0.165681333333333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0.184972" calcext:value-type="float">
            <text:p>0.184972</text:p>
          </table:table-cell>
          <table:table-cell office:value-type="float" office:value="0.185163" calcext:value-type="float">
            <text:p>0.185163</text:p>
          </table:table-cell>
          <table:table-cell office:value-type="float" office:value="0.188389" calcext:value-type="float">
            <text:p>0.188389</text:p>
          </table:table-cell>
          <table:table-cell/>
          <table:table-cell table:formula="of:=AVERAGE([.D177:.F177])" office:value-type="float" office:value="0.186174666666667" calcext:value-type="float">
            <text:p>0.18617466666666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0.218696" calcext:value-type="float">
            <text:p>0.218696</text:p>
          </table:table-cell>
          <table:table-cell office:value-type="float" office:value="0.218959" calcext:value-type="float">
            <text:p>0.218959</text:p>
          </table:table-cell>
          <table:table-cell office:value-type="float" office:value="0.224051" calcext:value-type="float">
            <text:p>0.224051</text:p>
          </table:table-cell>
          <table:table-cell/>
          <table:table-cell table:formula="of:=AVERAGE([.D178:.F178])" office:value-type="float" office:value="0.220568666666667" calcext:value-type="float">
            <text:p>0.22056866666666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0.240415" calcext:value-type="float">
            <text:p>0.240415</text:p>
          </table:table-cell>
          <table:table-cell office:value-type="float" office:value="0.263434" calcext:value-type="float">
            <text:p>0.263434</text:p>
          </table:table-cell>
          <table:table-cell office:value-type="float" office:value="0.244545" calcext:value-type="float">
            <text:p>0.244545</text:p>
          </table:table-cell>
          <table:table-cell/>
          <table:table-cell table:formula="of:=AVERAGE([.D179:.F179])" office:value-type="float" office:value="0.249464666666667" calcext:value-type="float">
            <text:p>0.249464666666667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0.279092" calcext:value-type="float">
            <text:p>0.279092</text:p>
          </table:table-cell>
          <table:table-cell office:value-type="float" office:value="0.305375" calcext:value-type="float">
            <text:p>0.305375</text:p>
          </table:table-cell>
          <table:table-cell office:value-type="float" office:value="0.290498" calcext:value-type="float">
            <text:p>0.290498</text:p>
          </table:table-cell>
          <table:table-cell/>
          <table:table-cell table:formula="of:=AVERAGE([.D180:.F180])" office:value-type="float" office:value="0.291655" calcext:value-type="float">
            <text:p>0.291655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0.309095" calcext:value-type="float">
            <text:p>0.309095</text:p>
          </table:table-cell>
          <table:table-cell office:value-type="float" office:value="0.33278" calcext:value-type="float">
            <text:p>0.33278</text:p>
          </table:table-cell>
          <table:table-cell office:value-type="float" office:value="0.332571" calcext:value-type="float">
            <text:p>0.332571</text:p>
          </table:table-cell>
          <table:table-cell/>
          <table:table-cell table:formula="of:=AVERAGE([.D181:.F181])" office:value-type="float" office:value="0.324815333333333" calcext:value-type="float">
            <text:p>0.324815333333333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0.360914" calcext:value-type="float">
            <text:p>0.360914</text:p>
          </table:table-cell>
          <table:table-cell office:value-type="float" office:value="0.381134" calcext:value-type="float">
            <text:p>0.381134</text:p>
          </table:table-cell>
          <table:table-cell office:value-type="float" office:value="0.36153" calcext:value-type="float">
            <text:p>0.36153</text:p>
          </table:table-cell>
          <table:table-cell/>
          <table:table-cell table:formula="of:=AVERAGE([.D182:.F182])" office:value-type="float" office:value="0.367859333333333" calcext:value-type="float">
            <text:p>0.367859333333333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0.394669" calcext:value-type="float">
            <text:p>0.394669</text:p>
          </table:table-cell>
          <table:table-cell office:value-type="float" office:value="0.40037" calcext:value-type="float">
            <text:p>0.40037</text:p>
          </table:table-cell>
          <table:table-cell office:value-type="float" office:value="0.416316" calcext:value-type="float">
            <text:p>0.416316</text:p>
          </table:table-cell>
          <table:table-cell/>
          <table:table-cell table:formula="of:=AVERAGE([.D183:.F183])" office:value-type="float" office:value="0.403785" calcext:value-type="float">
            <text:p>0.403785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0.45376" calcext:value-type="float">
            <text:p>0.45376</text:p>
          </table:table-cell>
          <table:table-cell office:value-type="float" office:value="0.453899" calcext:value-type="float">
            <text:p>0.453899</text:p>
          </table:table-cell>
          <table:table-cell office:value-type="float" office:value="0.459232" calcext:value-type="float">
            <text:p>0.459232</text:p>
          </table:table-cell>
          <table:table-cell/>
          <table:table-cell table:formula="of:=AVERAGE([.D184:.F184])" office:value-type="float" office:value="0.455630333333333" calcext:value-type="float">
            <text:p>0.455630333333333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0.496821" calcext:value-type="float">
            <text:p>0.496821</text:p>
          </table:table-cell>
          <table:table-cell office:value-type="float" office:value="0.494637" calcext:value-type="float">
            <text:p>0.494637</text:p>
          </table:table-cell>
          <table:table-cell office:value-type="float" office:value="0.502956" calcext:value-type="float">
            <text:p>0.502956</text:p>
          </table:table-cell>
          <table:table-cell/>
          <table:table-cell table:formula="of:=AVERAGE([.D185:.F185])" office:value-type="float" office:value="0.498138" calcext:value-type="float">
            <text:p>0.498138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0.595129" calcext:value-type="float">
            <text:p>0.595129</text:p>
          </table:table-cell>
          <table:table-cell office:value-type="float" office:value="0.580849" calcext:value-type="float">
            <text:p>0.580849</text:p>
          </table:table-cell>
          <table:table-cell office:value-type="float" office:value="0.596674" calcext:value-type="float">
            <text:p>0.596674</text:p>
          </table:table-cell>
          <table:table-cell/>
          <table:table-cell table:formula="of:=AVERAGE([.D186:.F186])" office:value-type="float" office:value="0.590884" calcext:value-type="float">
            <text:p>0.590884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0.619074" calcext:value-type="float">
            <text:p>0.619074</text:p>
          </table:table-cell>
          <table:table-cell office:value-type="float" office:value="0.616511" calcext:value-type="float">
            <text:p>0.616511</text:p>
          </table:table-cell>
          <table:table-cell office:value-type="float" office:value="0.626166" calcext:value-type="float">
            <text:p>0.626166</text:p>
          </table:table-cell>
          <table:table-cell/>
          <table:table-cell table:formula="of:=AVERAGE([.D187:.F187])" office:value-type="float" office:value="0.620583666666667" calcext:value-type="float">
            <text:p>0.620583666666667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0.685882" calcext:value-type="float">
            <text:p>0.685882</text:p>
          </table:table-cell>
          <table:table-cell office:value-type="float" office:value="0.697413" calcext:value-type="float">
            <text:p>0.697413</text:p>
          </table:table-cell>
          <table:table-cell office:value-type="float" office:value="0.696354" calcext:value-type="float">
            <text:p>0.696354</text:p>
          </table:table-cell>
          <table:table-cell/>
          <table:table-cell table:formula="of:=AVERAGE([.D188:.F188])" office:value-type="float" office:value="0.693216333333333" calcext:value-type="float">
            <text:p>0.693216333333333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0.741802" calcext:value-type="float">
            <text:p>0.741802</text:p>
          </table:table-cell>
          <table:table-cell office:value-type="float" office:value="0.734925" calcext:value-type="float">
            <text:p>0.734925</text:p>
          </table:table-cell>
          <table:table-cell office:value-type="float" office:value="0.734239" calcext:value-type="float">
            <text:p>0.734239</text:p>
          </table:table-cell>
          <table:table-cell/>
          <table:table-cell table:formula="of:=AVERAGE([.D189:.F189])" office:value-type="float" office:value="0.736988666666667" calcext:value-type="float">
            <text:p>0.736988666666667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0.827534" calcext:value-type="float">
            <text:p>0.827534</text:p>
          </table:table-cell>
          <table:table-cell office:value-type="float" office:value="0.821131" calcext:value-type="float">
            <text:p>0.821131</text:p>
          </table:table-cell>
          <table:table-cell office:value-type="float" office:value="0.820724" calcext:value-type="float">
            <text:p>0.820724</text:p>
          </table:table-cell>
          <table:table-cell/>
          <table:table-cell table:formula="of:=AVERAGE([.D190:.F190])" office:value-type="float" office:value="0.823129666666667" calcext:value-type="float">
            <text:p>0.823129666666667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float" office:value="0.895893" calcext:value-type="float">
            <text:p>0.895893</text:p>
          </table:table-cell>
          <table:table-cell office:value-type="float" office:value="0.89476" calcext:value-type="float">
            <text:p>0.89476</text:p>
          </table:table-cell>
          <table:table-cell office:value-type="float" office:value="0.888911" calcext:value-type="float">
            <text:p>0.888911</text:p>
          </table:table-cell>
          <table:table-cell/>
          <table:table-cell table:formula="of:=AVERAGE([.D191:.F191])" office:value-type="float" office:value="0.893188" calcext:value-type="float">
            <text:p>0.893188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0.968952" calcext:value-type="float">
            <text:p>0.968952</text:p>
          </table:table-cell>
          <table:table-cell office:value-type="float" office:value="0.971832" calcext:value-type="float">
            <text:p>0.971832</text:p>
          </table:table-cell>
          <table:table-cell office:value-type="float" office:value="0.976748" calcext:value-type="float">
            <text:p>0.976748</text:p>
          </table:table-cell>
          <table:table-cell/>
          <table:table-cell table:formula="of:=AVERAGE([.D192:.F192])" office:value-type="float" office:value="0.972510666666667" calcext:value-type="float">
            <text:p>0.972510666666667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1.037902" calcext:value-type="float">
            <text:p>1.037902</text:p>
          </table:table-cell>
          <table:table-cell office:value-type="float" office:value="1.036675" calcext:value-type="float">
            <text:p>1.036675</text:p>
          </table:table-cell>
          <table:table-cell office:value-type="float" office:value="1.039333" calcext:value-type="float">
            <text:p>1.039333</text:p>
          </table:table-cell>
          <table:table-cell/>
          <table:table-cell table:formula="of:=AVERAGE([.D193:.F193])" office:value-type="float" office:value="1.03797" calcext:value-type="float">
            <text:p>1.03797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.166515" calcext:value-type="float">
            <text:p>1.166515</text:p>
          </table:table-cell>
          <table:table-cell office:value-type="float" office:value="1.158869" calcext:value-type="float">
            <text:p>1.158869</text:p>
          </table:table-cell>
          <table:table-cell office:value-type="float" office:value="1.16156" calcext:value-type="float">
            <text:p>1.16156</text:p>
          </table:table-cell>
          <table:table-cell/>
          <table:table-cell table:formula="of:=AVERAGE([.D194:.F194])" office:value-type="float" office:value="1.16231466666667" calcext:value-type="float">
            <text:p>1.16231466666667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float" office:value="1.209221" calcext:value-type="float">
            <text:p>1.209221</text:p>
          </table:table-cell>
          <table:table-cell office:value-type="float" office:value="1.207435" calcext:value-type="float">
            <text:p>1.207435</text:p>
          </table:table-cell>
          <table:table-cell office:value-type="float" office:value="1.207475" calcext:value-type="float">
            <text:p>1.207475</text:p>
          </table:table-cell>
          <table:table-cell/>
          <table:table-cell table:formula="of:=AVERAGE([.D195:.F195])" office:value-type="float" office:value="1.20804366666667" calcext:value-type="float">
            <text:p>1.20804366666667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.304732" calcext:value-type="float">
            <text:p>1.304732</text:p>
          </table:table-cell>
          <table:table-cell office:value-type="float" office:value="1.313425" calcext:value-type="float">
            <text:p>1.313425</text:p>
          </table:table-cell>
          <table:table-cell office:value-type="float" office:value="1.299964" calcext:value-type="float">
            <text:p>1.299964</text:p>
          </table:table-cell>
          <table:table-cell/>
          <table:table-cell table:formula="of:=AVERAGE([.D196:.F196])" office:value-type="float" office:value="1.30604033333333" calcext:value-type="float">
            <text:p>1.30604033333333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1.360317" calcext:value-type="float">
            <text:p>1.360317</text:p>
          </table:table-cell>
          <table:table-cell office:value-type="float" office:value="1.368505" calcext:value-type="float">
            <text:p>1.368505</text:p>
          </table:table-cell>
          <table:table-cell office:value-type="float" office:value="1.361413" calcext:value-type="float">
            <text:p>1.361413</text:p>
          </table:table-cell>
          <table:table-cell/>
          <table:table-cell table:formula="of:=AVERAGE([.D197:.F197])" office:value-type="float" office:value="1.36341166666667" calcext:value-type="float">
            <text:p>1.36341166666667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1.478751" calcext:value-type="float">
            <text:p>1.478751</text:p>
          </table:table-cell>
          <table:table-cell office:value-type="float" office:value="1.485293" calcext:value-type="float">
            <text:p>1.485293</text:p>
          </table:table-cell>
          <table:table-cell office:value-type="float" office:value="1.484643" calcext:value-type="float">
            <text:p>1.484643</text:p>
          </table:table-cell>
          <table:table-cell/>
          <table:table-cell table:formula="of:=AVERAGE([.D198:.F198])" office:value-type="float" office:value="1.48289566666667" calcext:value-type="float">
            <text:p>1.48289566666667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.576112" calcext:value-type="float">
            <text:p>1.576112</text:p>
          </table:table-cell>
          <table:table-cell office:value-type="float" office:value="1.579898" calcext:value-type="float">
            <text:p>1.579898</text:p>
          </table:table-cell>
          <table:table-cell office:value-type="float" office:value="1.571208" calcext:value-type="float">
            <text:p>1.571208</text:p>
          </table:table-cell>
          <table:table-cell/>
          <table:table-cell table:formula="of:=AVERAGE([.D199:.F199])" office:value-type="float" office:value="1.57573933333333" calcext:value-type="float">
            <text:p>1.57573933333333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float" office:value="1.670801" calcext:value-type="float">
            <text:p>1.670801</text:p>
          </table:table-cell>
          <table:table-cell office:value-type="float" office:value="1.680136" calcext:value-type="float">
            <text:p>1.680136</text:p>
          </table:table-cell>
          <table:table-cell office:value-type="float" office:value="1.669395" calcext:value-type="float">
            <text:p>1.669395</text:p>
          </table:table-cell>
          <table:table-cell/>
          <table:table-cell table:formula="of:=AVERAGE([.D200:.F200])" office:value-type="float" office:value="1.673444" calcext:value-type="float">
            <text:p>1.673444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float" office:value="1.783347" calcext:value-type="float">
            <text:p>1.783347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1.778789" calcext:value-type="float">
            <text:p>1.778789</text:p>
          </table:table-cell>
          <table:table-cell/>
          <table:table-cell table:formula="of:=AVERAGE([.D201:.F201])" office:value-type="float" office:value="1.783602" calcext:value-type="float">
            <text:p>1.783602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float" office:value="2.163892" calcext:value-type="float">
            <text:p>2.163892</text:p>
          </table:table-cell>
          <table:table-cell office:value-type="float" office:value="2.183667" calcext:value-type="float">
            <text:p>2.183667</text:p>
          </table:table-cell>
          <table:table-cell office:value-type="float" office:value="2.169713" calcext:value-type="float">
            <text:p>2.169713</text:p>
          </table:table-cell>
          <table:table-cell/>
          <table:table-cell table:formula="of:=AVERAGE([.D202:.F202])" office:value-type="float" office:value="2.172424" calcext:value-type="float">
            <text:p>2.17242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188" calcext:value-type="float">
            <text:p>0.00018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4" calcext:value-type="float">
            <text:p>4E-05</text:p>
          </table:table-cell>
          <table:table-cell/>
          <table:table-cell table:formula="of:=AVERAGE([.D206:.F206])" office:value-type="float" office:value="0.000095" calcext:value-type="float">
            <text:p>9.5E-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.000336" calcext:value-type="float">
            <text:p>0.000336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183" calcext:value-type="float">
            <text:p>0.000183</text:p>
          </table:table-cell>
          <table:table-cell/>
          <table:table-cell table:formula="of:=AVERAGE([.D207:.F207])" office:value-type="float" office:value="0.000254" calcext:value-type="float">
            <text:p>0.00025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.000842" calcext:value-type="float">
            <text:p>0.000842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566" calcext:value-type="float">
            <text:p>0.000566</text:p>
          </table:table-cell>
          <table:table-cell/>
          <table:table-cell table:formula="of:=AVERAGE([.D208:.F208])" office:value-type="float" office:value="0.000718333333333333" calcext:value-type="float">
            <text:p>0.00071833333333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.001494" calcext:value-type="float">
            <text:p>0.001494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0.001308" calcext:value-type="float">
            <text:p>0.001308</text:p>
          </table:table-cell>
          <table:table-cell/>
          <table:table-cell table:formula="of:=AVERAGE([.D209:.F209])" office:value-type="float" office:value="0.00152366666666667" calcext:value-type="float">
            <text:p>0.00152366666666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.002455" calcext:value-type="float">
            <text:p>0.002455</text:p>
          </table:table-cell>
          <table:table-cell office:value-type="float" office:value="0.002774" calcext:value-type="float">
            <text:p>0.002774</text:p>
          </table:table-cell>
          <table:table-cell office:value-type="float" office:value="0.002493" calcext:value-type="float">
            <text:p>0.002493</text:p>
          </table:table-cell>
          <table:table-cell/>
          <table:table-cell table:formula="of:=AVERAGE([.D210:.F210])" office:value-type="float" office:value="0.002574" calcext:value-type="float">
            <text:p>0.002574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0.003786" calcext:value-type="float">
            <text:p>0.003786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3735" calcext:value-type="float">
            <text:p>0.003735</text:p>
          </table:table-cell>
          <table:table-cell/>
          <table:table-cell table:formula="of:=AVERAGE([.D211:.F211])" office:value-type="float" office:value="0.003826" calcext:value-type="float">
            <text:p>0.003826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0.005925" calcext:value-type="float">
            <text:p>0.005925</text:p>
          </table:table-cell>
          <table:table-cell office:value-type="float" office:value="0.005926" calcext:value-type="float">
            <text:p>0.005926</text:p>
          </table:table-cell>
          <table:table-cell office:value-type="float" office:value="0.006062" calcext:value-type="float">
            <text:p>0.006062</text:p>
          </table:table-cell>
          <table:table-cell/>
          <table:table-cell table:formula="of:=AVERAGE([.D212:.F212])" office:value-type="float" office:value="0.005971" calcext:value-type="float">
            <text:p>0.00597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0.008902" calcext:value-type="float">
            <text:p>0.008902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008957" calcext:value-type="float">
            <text:p>0.008957</text:p>
          </table:table-cell>
          <table:table-cell/>
          <table:table-cell table:formula="of:=AVERAGE([.D213:.F213])" office:value-type="float" office:value="0.008918" calcext:value-type="float">
            <text:p>0.008918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0.012547" calcext:value-type="float">
            <text:p>0.012547</text:p>
          </table:table-cell>
          <table:table-cell office:value-type="float" office:value="0.012521" calcext:value-type="float">
            <text:p>0.012521</text:p>
          </table:table-cell>
          <table:table-cell office:value-type="float" office:value="0.012576" calcext:value-type="float">
            <text:p>0.012576</text:p>
          </table:table-cell>
          <table:table-cell/>
          <table:table-cell table:formula="of:=AVERAGE([.D214:.F214])" office:value-type="float" office:value="0.012548" calcext:value-type="float">
            <text:p>0.012548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0.017285" calcext:value-type="float">
            <text:p>0.017285</text:p>
          </table:table-cell>
          <table:table-cell office:value-type="float" office:value="0.017272" calcext:value-type="float">
            <text:p>0.017272</text:p>
          </table:table-cell>
          <table:table-cell office:value-type="float" office:value="0.017286" calcext:value-type="float">
            <text:p>0.017286</text:p>
          </table:table-cell>
          <table:table-cell/>
          <table:table-cell table:formula="of:=AVERAGE([.D215:.F215])" office:value-type="float" office:value="0.017281" calcext:value-type="float">
            <text:p>0.017281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0.023055" calcext:value-type="float">
            <text:p>0.023055</text:p>
          </table:table-cell>
          <table:table-cell office:value-type="float" office:value="0.023123" calcext:value-type="float">
            <text:p>0.023123</text:p>
          </table:table-cell>
          <table:table-cell office:value-type="float" office:value="0.022986" calcext:value-type="float">
            <text:p>0.022986</text:p>
          </table:table-cell>
          <table:table-cell/>
          <table:table-cell table:formula="of:=AVERAGE([.D216:.F216])" office:value-type="float" office:value="0.0230546666666667" calcext:value-type="float">
            <text:p>0.023054666666667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0.030045" calcext:value-type="float">
            <text:p>0.030045</text:p>
          </table:table-cell>
          <table:table-cell office:value-type="float" office:value="0.030026" calcext:value-type="float">
            <text:p>0.030026</text:p>
          </table:table-cell>
          <table:table-cell office:value-type="float" office:value="0.030098" calcext:value-type="float">
            <text:p>0.030098</text:p>
          </table:table-cell>
          <table:table-cell/>
          <table:table-cell table:formula="of:=AVERAGE([.D217:.F217])" office:value-type="float" office:value="0.0300563333333333" calcext:value-type="float">
            <text:p>0.030056333333333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0.038021" calcext:value-type="float">
            <text:p>0.038021</text:p>
          </table:table-cell>
          <table:table-cell office:value-type="float" office:value="0.038011" calcext:value-type="float">
            <text:p>0.038011</text:p>
          </table:table-cell>
          <table:table-cell office:value-type="float" office:value="0.038049" calcext:value-type="float">
            <text:p>0.038049</text:p>
          </table:table-cell>
          <table:table-cell/>
          <table:table-cell table:formula="of:=AVERAGE([.D218:.F218])" office:value-type="float" office:value="0.038027" calcext:value-type="float">
            <text:p>0.038027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float" office:value="0.04764" calcext:value-type="float">
            <text:p>0.04764</text:p>
          </table:table-cell>
          <table:table-cell office:value-type="float" office:value="0.047576" calcext:value-type="float">
            <text:p>0.047576</text:p>
          </table:table-cell>
          <table:table-cell office:value-type="float" office:value="0.047608" calcext:value-type="float">
            <text:p>0.047608</text:p>
          </table:table-cell>
          <table:table-cell/>
          <table:table-cell table:formula="of:=AVERAGE([.D219:.F219])" office:value-type="float" office:value="0.047608" calcext:value-type="float">
            <text:p>0.047608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0.058564" calcext:value-type="float">
            <text:p>0.058564</text:p>
          </table:table-cell>
          <table:table-cell office:value-type="float" office:value="0.058567" calcext:value-type="float">
            <text:p>0.058567</text:p>
          </table:table-cell>
          <table:table-cell office:value-type="float" office:value="0.058708" calcext:value-type="float">
            <text:p>0.058708</text:p>
          </table:table-cell>
          <table:table-cell/>
          <table:table-cell table:formula="of:=AVERAGE([.D220:.F220])" office:value-type="float" office:value="0.058613" calcext:value-type="float">
            <text:p>0.05861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0.072319" calcext:value-type="float">
            <text:p>0.072319</text:p>
          </table:table-cell>
          <table:table-cell office:value-type="float" office:value="0.072125" calcext:value-type="float">
            <text:p>0.072125</text:p>
          </table:table-cell>
          <table:table-cell office:value-type="float" office:value="0.072097" calcext:value-type="float">
            <text:p>0.072097</text:p>
          </table:table-cell>
          <table:table-cell/>
          <table:table-cell table:formula="of:=AVERAGE([.D221:.F221])" office:value-type="float" office:value="0.0721803333333333" calcext:value-type="float">
            <text:p>0.072180333333333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0.085487" calcext:value-type="float">
            <text:p>0.085487</text:p>
          </table:table-cell>
          <table:table-cell office:value-type="float" office:value="0.085415" calcext:value-type="float">
            <text:p>0.085415</text:p>
          </table:table-cell>
          <table:table-cell office:value-type="float" office:value="0.085444" calcext:value-type="float">
            <text:p>0.085444</text:p>
          </table:table-cell>
          <table:table-cell/>
          <table:table-cell table:formula="of:=AVERAGE([.D222:.F222])" office:value-type="float" office:value="0.0854486666666667" calcext:value-type="float">
            <text:p>0.085448666666667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.10154" calcext:value-type="float">
            <text:p>0.10154</text:p>
          </table:table-cell>
          <table:table-cell office:value-type="float" office:value="0.101617" calcext:value-type="float">
            <text:p>0.101617</text:p>
          </table:table-cell>
          <table:table-cell office:value-type="float" office:value="0.10165" calcext:value-type="float">
            <text:p>0.10165</text:p>
          </table:table-cell>
          <table:table-cell/>
          <table:table-cell table:formula="of:=AVERAGE([.D223:.F223])" office:value-type="float" office:value="0.101602333333333" calcext:value-type="float">
            <text:p>0.101602333333333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0.119194" calcext:value-type="float">
            <text:p>0.119194</text:p>
          </table:table-cell>
          <table:table-cell office:value-type="float" office:value="0.119334" calcext:value-type="float">
            <text:p>0.119334</text:p>
          </table:table-cell>
          <table:table-cell office:value-type="float" office:value="0.119733" calcext:value-type="float">
            <text:p>0.119733</text:p>
          </table:table-cell>
          <table:table-cell/>
          <table:table-cell table:formula="of:=AVERAGE([.D224:.F224])" office:value-type="float" office:value="0.119420333333333" calcext:value-type="float">
            <text:p>0.119420333333333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0.139341" calcext:value-type="float">
            <text:p>0.139341</text:p>
          </table:table-cell>
          <table:table-cell office:value-type="float" office:value="0.139204" calcext:value-type="float">
            <text:p>0.139204</text:p>
          </table:table-cell>
          <table:table-cell office:value-type="float" office:value="0.141001" calcext:value-type="float">
            <text:p>0.141001</text:p>
          </table:table-cell>
          <table:table-cell/>
          <table:table-cell table:formula="of:=AVERAGE([.D225:.F225])" office:value-type="float" office:value="0.139848666666667" calcext:value-type="float">
            <text:p>0.139848666666667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0.160803" calcext:value-type="float">
            <text:p>0.160803</text:p>
          </table:table-cell>
          <table:table-cell office:value-type="float" office:value="0.160534" calcext:value-type="float">
            <text:p>0.160534</text:p>
          </table:table-cell>
          <table:table-cell office:value-type="float" office:value="0.168883" calcext:value-type="float">
            <text:p>0.168883</text:p>
          </table:table-cell>
          <table:table-cell/>
          <table:table-cell table:formula="of:=AVERAGE([.D226:.F226])" office:value-type="float" office:value="0.163406666666667" calcext:value-type="float">
            <text:p>0.163406666666667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float" office:value="0.185097" calcext:value-type="float">
            <text:p>0.185097</text:p>
          </table:table-cell>
          <table:table-cell office:value-type="float" office:value="0.184906" calcext:value-type="float">
            <text:p>0.184906</text:p>
          </table:table-cell>
          <table:table-cell office:value-type="float" office:value="0.187875" calcext:value-type="float">
            <text:p>0.187875</text:p>
          </table:table-cell>
          <table:table-cell/>
          <table:table-cell table:formula="of:=AVERAGE([.D227:.F227])" office:value-type="float" office:value="0.185959333333333" calcext:value-type="float">
            <text:p>0.185959333333333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0.211431" calcext:value-type="float">
            <text:p>0.211431</text:p>
          </table:table-cell>
          <table:table-cell office:value-type="float" office:value="0.210767" calcext:value-type="float">
            <text:p>0.210767</text:p>
          </table:table-cell>
          <table:table-cell office:value-type="float" office:value="0.216358" calcext:value-type="float">
            <text:p>0.216358</text:p>
          </table:table-cell>
          <table:table-cell/>
          <table:table-cell table:formula="of:=AVERAGE([.D228:.F228])" office:value-type="float" office:value="0.212852" calcext:value-type="float">
            <text:p>0.212852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0.241237" calcext:value-type="float">
            <text:p>0.241237</text:p>
          </table:table-cell>
          <table:table-cell office:value-type="float" office:value="0.240588" calcext:value-type="float">
            <text:p>0.240588</text:p>
          </table:table-cell>
          <table:table-cell office:value-type="float" office:value="0.242011" calcext:value-type="float">
            <text:p>0.242011</text:p>
          </table:table-cell>
          <table:table-cell/>
          <table:table-cell table:formula="of:=AVERAGE([.D229:.F229])" office:value-type="float" office:value="0.241278666666667" calcext:value-type="float">
            <text:p>0.24127866666666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0.273837" calcext:value-type="float">
            <text:p>0.273837</text:p>
          </table:table-cell>
          <table:table-cell office:value-type="float" office:value="0.273068" calcext:value-type="float">
            <text:p>0.273068</text:p>
          </table:table-cell>
          <table:table-cell office:value-type="float" office:value="0.281616" calcext:value-type="float">
            <text:p>0.281616</text:p>
          </table:table-cell>
          <table:table-cell/>
          <table:table-cell table:formula="of:=AVERAGE([.D230:.F230])" office:value-type="float" office:value="0.276173666666667" calcext:value-type="float">
            <text:p>0.276173666666667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0.307387" calcext:value-type="float">
            <text:p>0.307387</text:p>
          </table:table-cell>
          <table:table-cell office:value-type="float" office:value="0.306735" calcext:value-type="float">
            <text:p>0.306735</text:p>
          </table:table-cell>
          <table:table-cell office:value-type="float" office:value="0.309056" calcext:value-type="float">
            <text:p>0.309056</text:p>
          </table:table-cell>
          <table:table-cell/>
          <table:table-cell table:formula="of:=AVERAGE([.D231:.F231])" office:value-type="float" office:value="0.307726" calcext:value-type="float">
            <text:p>0.307726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0.347653" calcext:value-type="float">
            <text:p>0.347653</text:p>
          </table:table-cell>
          <table:table-cell office:value-type="float" office:value="0.347137" calcext:value-type="float">
            <text:p>0.347137</text:p>
          </table:table-cell>
          <table:table-cell office:value-type="float" office:value="0.354165" calcext:value-type="float">
            <text:p>0.354165</text:p>
          </table:table-cell>
          <table:table-cell/>
          <table:table-cell table:formula="of:=AVERAGE([.D232:.F232])" office:value-type="float" office:value="0.349651666666667" calcext:value-type="float">
            <text:p>0.349651666666667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0.384915" calcext:value-type="float">
            <text:p>0.384915</text:p>
          </table:table-cell>
          <table:table-cell office:value-type="float" office:value="0.38436" calcext:value-type="float">
            <text:p>0.38436</text:p>
          </table:table-cell>
          <table:table-cell office:value-type="float" office:value="0.389657" calcext:value-type="float">
            <text:p>0.389657</text:p>
          </table:table-cell>
          <table:table-cell/>
          <table:table-cell table:formula="of:=AVERAGE([.D233:.F233])" office:value-type="float" office:value="0.386310666666667" calcext:value-type="float">
            <text:p>0.386310666666667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0.43475" calcext:value-type="float">
            <text:p>0.43475</text:p>
          </table:table-cell>
          <table:table-cell office:value-type="float" office:value="0.434467" calcext:value-type="float">
            <text:p>0.434467</text:p>
          </table:table-cell>
          <table:table-cell office:value-type="float" office:value="0.448368" calcext:value-type="float">
            <text:p>0.448368</text:p>
          </table:table-cell>
          <table:table-cell/>
          <table:table-cell table:formula="of:=AVERAGE([.D234:.F234])" office:value-type="float" office:value="0.439195" calcext:value-type="float">
            <text:p>0.439195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0.477351" calcext:value-type="float">
            <text:p>0.477351</text:p>
          </table:table-cell>
          <table:table-cell office:value-type="float" office:value="0.481039" calcext:value-type="float">
            <text:p>0.481039</text:p>
          </table:table-cell>
          <table:table-cell office:value-type="float" office:value="0.481756" calcext:value-type="float">
            <text:p>0.481756</text:p>
          </table:table-cell>
          <table:table-cell/>
          <table:table-cell table:formula="of:=AVERAGE([.D235:.F235])" office:value-type="float" office:value="0.480048666666667" calcext:value-type="float">
            <text:p>0.480048666666667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0.536842" calcext:value-type="float">
            <text:p>0.536842</text:p>
          </table:table-cell>
          <table:table-cell office:value-type="float" office:value="0.540867" calcext:value-type="float">
            <text:p>0.540867</text:p>
          </table:table-cell>
          <table:table-cell office:value-type="float" office:value="0.55041" calcext:value-type="float">
            <text:p>0.55041</text:p>
          </table:table-cell>
          <table:table-cell/>
          <table:table-cell table:formula="of:=AVERAGE([.D236:.F236])" office:value-type="float" office:value="0.542706333333333" calcext:value-type="float">
            <text:p>0.54270633333333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0.582401" calcext:value-type="float">
            <text:p>0.582401</text:p>
          </table:table-cell>
          <table:table-cell office:value-type="float" office:value="0.58966" calcext:value-type="float">
            <text:p>0.58966</text:p>
          </table:table-cell>
          <table:table-cell office:value-type="float" office:value="0.597501" calcext:value-type="float">
            <text:p>0.597501</text:p>
          </table:table-cell>
          <table:table-cell/>
          <table:table-cell table:formula="of:=AVERAGE([.D237:.F237])" office:value-type="float" office:value="0.589854" calcext:value-type="float">
            <text:p>0.589854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0.651162" calcext:value-type="float">
            <text:p>0.651162</text:p>
          </table:table-cell>
          <table:table-cell office:value-type="float" office:value="0.652674" calcext:value-type="float">
            <text:p>0.652674</text:p>
          </table:table-cell>
          <table:table-cell office:value-type="float" office:value="0.656019" calcext:value-type="float">
            <text:p>0.656019</text:p>
          </table:table-cell>
          <table:table-cell/>
          <table:table-cell table:formula="of:=AVERAGE([.D238:.F238])" office:value-type="float" office:value="0.653285" calcext:value-type="float">
            <text:p>0.653285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0.700545" calcext:value-type="float">
            <text:p>0.700545</text:p>
          </table:table-cell>
          <table:table-cell office:value-type="float" office:value="0.705274" calcext:value-type="float">
            <text:p>0.705274</text:p>
          </table:table-cell>
          <table:table-cell office:value-type="float" office:value="0.702578" calcext:value-type="float">
            <text:p>0.702578</text:p>
          </table:table-cell>
          <table:table-cell/>
          <table:table-cell table:formula="of:=AVERAGE([.D239:.F239])" office:value-type="float" office:value="0.702799" calcext:value-type="float">
            <text:p>0.702799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0.774057" calcext:value-type="float">
            <text:p>0.774057</text:p>
          </table:table-cell>
          <table:table-cell office:value-type="float" office:value="0.775283" calcext:value-type="float">
            <text:p>0.775283</text:p>
          </table:table-cell>
          <table:table-cell office:value-type="float" office:value="0.781048" calcext:value-type="float">
            <text:p>0.781048</text:p>
          </table:table-cell>
          <table:table-cell/>
          <table:table-cell table:formula="of:=AVERAGE([.D240:.F240])" office:value-type="float" office:value="0.776796" calcext:value-type="float">
            <text:p>0.776796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0.82705" calcext:value-type="float">
            <text:p>0.82705</text:p>
          </table:table-cell>
          <table:table-cell office:value-type="float" office:value="0.82766" calcext:value-type="float">
            <text:p>0.82766</text:p>
          </table:table-cell>
          <table:table-cell office:value-type="float" office:value="0.831465" calcext:value-type="float">
            <text:p>0.831465</text:p>
          </table:table-cell>
          <table:table-cell/>
          <table:table-cell table:formula="of:=AVERAGE([.D241:.F241])" office:value-type="float" office:value="0.828725" calcext:value-type="float">
            <text:p>0.828725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float" office:value="0.917642" calcext:value-type="float">
            <text:p>0.917642</text:p>
          </table:table-cell>
          <table:table-cell office:value-type="float" office:value="0.920323" calcext:value-type="float">
            <text:p>0.920323</text:p>
          </table:table-cell>
          <table:table-cell office:value-type="float" office:value="0.924776" calcext:value-type="float">
            <text:p>0.924776</text:p>
          </table:table-cell>
          <table:table-cell/>
          <table:table-cell table:formula="of:=AVERAGE([.D242:.F242])" office:value-type="float" office:value="0.920913666666666" calcext:value-type="float">
            <text:p>0.920913666666666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0.980958" calcext:value-type="float">
            <text:p>0.980958</text:p>
          </table:table-cell>
          <table:table-cell office:value-type="float" office:value="0.983125" calcext:value-type="float">
            <text:p>0.983125</text:p>
          </table:table-cell>
          <table:table-cell office:value-type="float" office:value="0.984367" calcext:value-type="float">
            <text:p>0.984367</text:p>
          </table:table-cell>
          <table:table-cell/>
          <table:table-cell table:formula="of:=AVERAGE([.D243:.F243])" office:value-type="float" office:value="0.982816666666667" calcext:value-type="float">
            <text:p>0.982816666666667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1.076889" calcext:value-type="float">
            <text:p>1.076889</text:p>
          </table:table-cell>
          <table:table-cell office:value-type="float" office:value="1.08275" calcext:value-type="float">
            <text:p>1.08275</text:p>
          </table:table-cell>
          <table:table-cell office:value-type="float" office:value="1.078928" calcext:value-type="float">
            <text:p>1.078928</text:p>
          </table:table-cell>
          <table:table-cell/>
          <table:table-cell table:formula="of:=AVERAGE([.D244:.F244])" office:value-type="float" office:value="1.07952233333333" calcext:value-type="float">
            <text:p>1.07952233333333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.139977" calcext:value-type="float">
            <text:p>1.139977</text:p>
          </table:table-cell>
          <table:table-cell office:value-type="float" office:value="1.146137" calcext:value-type="float">
            <text:p>1.146137</text:p>
          </table:table-cell>
          <table:table-cell office:value-type="float" office:value="1.152447" calcext:value-type="float">
            <text:p>1.152447</text:p>
          </table:table-cell>
          <table:table-cell/>
          <table:table-cell table:formula="of:=AVERAGE([.D245:.F245])" office:value-type="float" office:value="1.146187" calcext:value-type="float">
            <text:p>1.146187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float" office:value="1.251632" calcext:value-type="float">
            <text:p>1.251632</text:p>
          </table:table-cell>
          <table:table-cell office:value-type="float" office:value="1.256598" calcext:value-type="float">
            <text:p>1.256598</text:p>
          </table:table-cell>
          <table:table-cell office:value-type="float" office:value="1.25413" calcext:value-type="float">
            <text:p>1.25413</text:p>
          </table:table-cell>
          <table:table-cell/>
          <table:table-cell table:formula="of:=AVERAGE([.D246:.F246])" office:value-type="float" office:value="1.25412" calcext:value-type="float">
            <text:p>1.25412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.326162" calcext:value-type="float">
            <text:p>1.326162</text:p>
          </table:table-cell>
          <table:table-cell office:value-type="float" office:value="1.326637" calcext:value-type="float">
            <text:p>1.326637</text:p>
          </table:table-cell>
          <table:table-cell office:value-type="float" office:value="1.330031" calcext:value-type="float">
            <text:p>1.330031</text:p>
          </table:table-cell>
          <table:table-cell/>
          <table:table-cell table:formula="of:=AVERAGE([.D247:.F247])" office:value-type="float" office:value="1.32761" calcext:value-type="float">
            <text:p>1.32761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1.434119" calcext:value-type="float">
            <text:p>1.434119</text:p>
          </table:table-cell>
          <table:table-cell office:value-type="float" office:value="1.434949" calcext:value-type="float">
            <text:p>1.434949</text:p>
          </table:table-cell>
          <table:table-cell office:value-type="float" office:value="1.44086" calcext:value-type="float">
            <text:p>1.44086</text:p>
          </table:table-cell>
          <table:table-cell/>
          <table:table-cell table:formula="of:=AVERAGE([.D248:.F248])" office:value-type="float" office:value="1.43664266666667" calcext:value-type="float">
            <text:p>1.43664266666667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1.515795" calcext:value-type="float">
            <text:p>1.515795</text:p>
          </table:table-cell>
          <table:table-cell office:value-type="float" office:value="1.5176" calcext:value-type="float">
            <text:p>1.5176</text:p>
          </table:table-cell>
          <table:table-cell office:value-type="float" office:value="1.537146" calcext:value-type="float">
            <text:p>1.537146</text:p>
          </table:table-cell>
          <table:table-cell/>
          <table:table-cell table:formula="of:=AVERAGE([.D249:.F249])" office:value-type="float" office:value="1.52351366666667" calcext:value-type="float">
            <text:p>1.52351366666667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.648528" calcext:value-type="float">
            <text:p>1.648528</text:p>
          </table:table-cell>
          <table:table-cell office:value-type="float" office:value="1.648637" calcext:value-type="float">
            <text:p>1.648637</text:p>
          </table:table-cell>
          <table:table-cell office:value-type="float" office:value="1.648261" calcext:value-type="float">
            <text:p>1.648261</text:p>
          </table:table-cell>
          <table:table-cell/>
          <table:table-cell table:formula="of:=AVERAGE([.D250:.F250])" office:value-type="float" office:value="1.64847533333333" calcext:value-type="float">
            <text:p>1.64847533333333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float" office:value="1.74899" calcext:value-type="float">
            <text:p>1.74899</text:p>
          </table:table-cell>
          <table:table-cell office:value-type="float" office:value="1.743819" calcext:value-type="float">
            <text:p>1.743819</text:p>
          </table:table-cell>
          <table:table-cell office:value-type="float" office:value="1.752657" calcext:value-type="float">
            <text:p>1.752657</text:p>
          </table:table-cell>
          <table:table-cell/>
          <table:table-cell table:formula="of:=AVERAGE([.D251:.F251])" office:value-type="float" office:value="1.74848866666667" calcext:value-type="float">
            <text:p>1.74848866666667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float" office:value="1.879117" calcext:value-type="float">
            <text:p>1.879117</text:p>
          </table:table-cell>
          <table:table-cell office:value-type="float" office:value="1.880348" calcext:value-type="float">
            <text:p>1.880348</text:p>
          </table:table-cell>
          <table:table-cell office:value-type="float" office:value="1.894337" calcext:value-type="float">
            <text:p>1.894337</text:p>
          </table:table-cell>
          <table:table-cell/>
          <table:table-cell table:formula="of:=AVERAGE([.D252:.F252])" office:value-type="float" office:value="1.88460066666667" calcext:value-type="float">
            <text:p>1.88460066666667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float" office:value="2.163612" calcext:value-type="float">
            <text:p>2.163612</text:p>
          </table:table-cell>
          <table:table-cell office:value-type="float" office:value="2.102669" calcext:value-type="float">
            <text:p>2.102669</text:p>
          </table:table-cell>
          <table:table-cell office:value-type="float" office:value="2.172495" calcext:value-type="float">
            <text:p>2.172495</text:p>
          </table:table-cell>
          <table:table-cell/>
          <table:table-cell table:formula="of:=AVERAGE([.D253:.F253])" office:value-type="float" office:value="2.14625866666667" calcext:value-type="float">
            <text:p>2.14625866666667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0.000036" calcext:value-type="float">
            <text:p>3.6E-0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046" calcext:value-type="float">
            <text:p>4.6E-05</text:p>
          </table:table-cell>
          <table:table-cell/>
          <table:table-cell table:formula="of:=AVERAGE([.D257:.F257])" office:value-type="float" office:value="0.0000903333333333333" calcext:value-type="float">
            <text:p>9.03333333333333E-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.00015" calcext:value-type="float">
            <text:p>0.0001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189" calcext:value-type="float">
            <text:p>0.000189</text:p>
          </table:table-cell>
          <table:table-cell/>
          <table:table-cell table:formula="of:=AVERAGE([.D258:.F258])" office:value-type="float" office:value="0.000216333333333333" calcext:value-type="float">
            <text:p>0.00021633333333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.000483" calcext:value-type="float">
            <text:p>0.000483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601" calcext:value-type="float">
            <text:p>0.000601</text:p>
          </table:table-cell>
          <table:table-cell/>
          <table:table-cell table:formula="of:=AVERAGE([.D259:.F259])" office:value-type="float" office:value="0.000592333333333333" calcext:value-type="float">
            <text:p>0.00059233333333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.001054" calcext:value-type="float">
            <text:p>0.001054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369" calcext:value-type="float">
            <text:p>0.001369</text:p>
          </table:table-cell>
          <table:table-cell/>
          <table:table-cell table:formula="of:=AVERAGE([.D260:.F260])" office:value-type="float" office:value="0.001271" calcext:value-type="float">
            <text:p>0.00127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.002072" calcext:value-type="float">
            <text:p>0.002072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.002643" calcext:value-type="float">
            <text:p>0.002643</text:p>
          </table:table-cell>
          <table:table-cell/>
          <table:table-cell table:formula="of:=AVERAGE([.D261:.F261])" office:value-type="float" office:value="0.002319" calcext:value-type="float">
            <text:p>0.002319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0.003547" calcext:value-type="float">
            <text:p>0.003547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688" calcext:value-type="float">
            <text:p>0.003688</text:p>
          </table:table-cell>
          <table:table-cell/>
          <table:table-cell table:formula="of:=AVERAGE([.D262:.F262])" office:value-type="float" office:value="0.00358633333333333" calcext:value-type="float">
            <text:p>0.00358633333333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0.005714" calcext:value-type="float">
            <text:p>0.005714</text:p>
          </table:table-cell>
          <table:table-cell office:value-type="float" office:value="0.005668" calcext:value-type="float">
            <text:p>0.005668</text:p>
          </table:table-cell>
          <table:table-cell office:value-type="float" office:value="0.005674" calcext:value-type="float">
            <text:p>0.005674</text:p>
          </table:table-cell>
          <table:table-cell/>
          <table:table-cell table:formula="of:=AVERAGE([.D263:.F263])" office:value-type="float" office:value="0.00568533333333333" calcext:value-type="float">
            <text:p>0.00568533333333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0.00924" calcext:value-type="float">
            <text:p>0.00924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0.009204" calcext:value-type="float">
            <text:p>0.009204</text:p>
          </table:table-cell>
          <table:table-cell/>
          <table:table-cell table:formula="of:=AVERAGE([.D264:.F264])" office:value-type="float" office:value="0.00922666666666667" calcext:value-type="float">
            <text:p>0.009226666666667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0.011966" calcext:value-type="float">
            <text:p>0.011966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1876" calcext:value-type="float">
            <text:p>0.011876</text:p>
          </table:table-cell>
          <table:table-cell/>
          <table:table-cell table:formula="of:=AVERAGE([.D265:.F265])" office:value-type="float" office:value="0.0119273333333333" calcext:value-type="float">
            <text:p>0.01192733333333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0.016409" calcext:value-type="float">
            <text:p>0.016409</text:p>
          </table:table-cell>
          <table:table-cell office:value-type="float" office:value="0.016368" calcext:value-type="float">
            <text:p>0.016368</text:p>
          </table:table-cell>
          <table:table-cell office:value-type="float" office:value="0.016311" calcext:value-type="float">
            <text:p>0.016311</text:p>
          </table:table-cell>
          <table:table-cell/>
          <table:table-cell table:formula="of:=AVERAGE([.D266:.F266])" office:value-type="float" office:value="0.0163626666666667" calcext:value-type="float">
            <text:p>0.01636266666666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0.02174" calcext:value-type="float">
            <text:p>0.02174</text:p>
          </table:table-cell>
          <table:table-cell office:value-type="float" office:value="0.022011" calcext:value-type="float">
            <text:p>0.022011</text:p>
          </table:table-cell>
          <table:table-cell office:value-type="float" office:value="0.021735" calcext:value-type="float">
            <text:p>0.021735</text:p>
          </table:table-cell>
          <table:table-cell/>
          <table:table-cell table:formula="of:=AVERAGE([.D267:.F267])" office:value-type="float" office:value="0.0218286666666667" calcext:value-type="float">
            <text:p>0.021828666666667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0.028469" calcext:value-type="float">
            <text:p>0.028469</text:p>
          </table:table-cell>
          <table:table-cell office:value-type="float" office:value="0.030235" calcext:value-type="float">
            <text:p>0.030235</text:p>
          </table:table-cell>
          <table:table-cell office:value-type="float" office:value="0.028639" calcext:value-type="float">
            <text:p>0.028639</text:p>
          </table:table-cell>
          <table:table-cell/>
          <table:table-cell table:formula="of:=AVERAGE([.D268:.F268])" office:value-type="float" office:value="0.0291143333333333" calcext:value-type="float">
            <text:p>0.029114333333333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0.036037" calcext:value-type="float">
            <text:p>0.036037</text:p>
          </table:table-cell>
          <table:table-cell office:value-type="float" office:value="0.035986" calcext:value-type="float">
            <text:p>0.035986</text:p>
          </table:table-cell>
          <table:table-cell office:value-type="float" office:value="0.035948" calcext:value-type="float">
            <text:p>0.035948</text:p>
          </table:table-cell>
          <table:table-cell/>
          <table:table-cell table:formula="of:=AVERAGE([.D269:.F269])" office:value-type="float" office:value="0.0359903333333333" calcext:value-type="float">
            <text:p>0.035990333333333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float" office:value="0.044894" calcext:value-type="float">
            <text:p>0.044894</text:p>
          </table:table-cell>
          <table:table-cell office:value-type="float" office:value="0.044729" calcext:value-type="float">
            <text:p>0.044729</text:p>
          </table:table-cell>
          <table:table-cell office:value-type="float" office:value="0.044832" calcext:value-type="float">
            <text:p>0.044832</text:p>
          </table:table-cell>
          <table:table-cell/>
          <table:table-cell table:formula="of:=AVERAGE([.D270:.F270])" office:value-type="float" office:value="0.0448183333333333" calcext:value-type="float">
            <text:p>0.044818333333333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0.055869" calcext:value-type="float">
            <text:p>0.055869</text:p>
          </table:table-cell>
          <table:table-cell office:value-type="float" office:value="0.055132" calcext:value-type="float">
            <text:p>0.055132</text:p>
          </table:table-cell>
          <table:table-cell office:value-type="float" office:value="0.055191" calcext:value-type="float">
            <text:p>0.055191</text:p>
          </table:table-cell>
          <table:table-cell/>
          <table:table-cell table:formula="of:=AVERAGE([.D271:.F271])" office:value-type="float" office:value="0.0553973333333333" calcext:value-type="float">
            <text:p>0.05539733333333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0.101578" calcext:value-type="float">
            <text:p>0.101578</text:p>
          </table:table-cell>
          <table:table-cell office:value-type="float" office:value="0.104426" calcext:value-type="float">
            <text:p>0.104426</text:p>
          </table:table-cell>
          <table:table-cell office:value-type="float" office:value="0.104387" calcext:value-type="float">
            <text:p>0.104387</text:p>
          </table:table-cell>
          <table:table-cell/>
          <table:table-cell table:formula="of:=AVERAGE([.D272:.F272])" office:value-type="float" office:value="0.103463666666667" calcext:value-type="float">
            <text:p>0.103463666666667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0.080189" calcext:value-type="float">
            <text:p>0.080189</text:p>
          </table:table-cell>
          <table:table-cell office:value-type="float" office:value="0.080501" calcext:value-type="float">
            <text:p>0.080501</text:p>
          </table:table-cell>
          <table:table-cell office:value-type="float" office:value="0.080349" calcext:value-type="float">
            <text:p>0.080349</text:p>
          </table:table-cell>
          <table:table-cell/>
          <table:table-cell table:formula="of:=AVERAGE([.D273:.F273])" office:value-type="float" office:value="0.0803463333333333" calcext:value-type="float">
            <text:p>0.080346333333333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.095071" calcext:value-type="float">
            <text:p>0.095071</text:p>
          </table:table-cell>
          <table:table-cell office:value-type="float" office:value="0.095075" calcext:value-type="float">
            <text:p>0.095075</text:p>
          </table:table-cell>
          <table:table-cell office:value-type="float" office:value="0.095095" calcext:value-type="float">
            <text:p>0.095095</text:p>
          </table:table-cell>
          <table:table-cell/>
          <table:table-cell table:formula="of:=AVERAGE([.D274:.F274])" office:value-type="float" office:value="0.0950803333333333" calcext:value-type="float">
            <text:p>0.095080333333333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0.112953" calcext:value-type="float">
            <text:p>0.112953</text:p>
          </table:table-cell>
          <table:table-cell office:value-type="float" office:value="0.112003" calcext:value-type="float">
            <text:p>0.112003</text:p>
          </table:table-cell>
          <table:table-cell office:value-type="float" office:value="0.111849" calcext:value-type="float">
            <text:p>0.111849</text:p>
          </table:table-cell>
          <table:table-cell/>
          <table:table-cell table:formula="of:=AVERAGE([.D275:.F275])" office:value-type="float" office:value="0.112268333333333" calcext:value-type="float">
            <text:p>0.112268333333333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0.130317" calcext:value-type="float">
            <text:p>0.130317</text:p>
          </table:table-cell>
          <table:table-cell office:value-type="float" office:value="0.131109" calcext:value-type="float">
            <text:p>0.131109</text:p>
          </table:table-cell>
          <table:table-cell office:value-type="float" office:value="0.130431" calcext:value-type="float">
            <text:p>0.130431</text:p>
          </table:table-cell>
          <table:table-cell/>
          <table:table-cell table:formula="of:=AVERAGE([.D276:.F276])" office:value-type="float" office:value="0.130619" calcext:value-type="float">
            <text:p>0.130619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0.151505" calcext:value-type="float">
            <text:p>0.151505</text:p>
          </table:table-cell>
          <table:table-cell office:value-type="float" office:value="0.152729" calcext:value-type="float">
            <text:p>0.152729</text:p>
          </table:table-cell>
          <table:table-cell office:value-type="float" office:value="0.150936" calcext:value-type="float">
            <text:p>0.150936</text:p>
          </table:table-cell>
          <table:table-cell/>
          <table:table-cell table:formula="of:=AVERAGE([.D277:.F277])" office:value-type="float" office:value="0.151723333333333" calcext:value-type="float">
            <text:p>0.151723333333333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float" office:value="0.173911" calcext:value-type="float">
            <text:p>0.173911</text:p>
          </table:table-cell>
          <table:table-cell office:value-type="float" office:value="0.176396" calcext:value-type="float">
            <text:p>0.176396</text:p>
          </table:table-cell>
          <table:table-cell office:value-type="float" office:value="0.17377" calcext:value-type="float">
            <text:p>0.17377</text:p>
          </table:table-cell>
          <table:table-cell/>
          <table:table-cell table:formula="of:=AVERAGE([.D278:.F278])" office:value-type="float" office:value="0.174692333333333" calcext:value-type="float">
            <text:p>0.174692333333333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0.199033" calcext:value-type="float">
            <text:p>0.199033</text:p>
          </table:table-cell>
          <table:table-cell office:value-type="float" office:value="0.202807" calcext:value-type="float">
            <text:p>0.202807</text:p>
          </table:table-cell>
          <table:table-cell office:value-type="float" office:value="0.198842" calcext:value-type="float">
            <text:p>0.198842</text:p>
          </table:table-cell>
          <table:table-cell/>
          <table:table-cell table:formula="of:=AVERAGE([.D279:.F279])" office:value-type="float" office:value="0.200227333333333" calcext:value-type="float">
            <text:p>0.200227333333333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0.236017" calcext:value-type="float">
            <text:p>0.236017</text:p>
          </table:table-cell>
          <table:table-cell office:value-type="float" office:value="0.236283" calcext:value-type="float">
            <text:p>0.236283</text:p>
          </table:table-cell>
          <table:table-cell office:value-type="float" office:value="0.231687" calcext:value-type="float">
            <text:p>0.231687</text:p>
          </table:table-cell>
          <table:table-cell/>
          <table:table-cell table:formula="of:=AVERAGE([.D280:.F280])" office:value-type="float" office:value="0.234662333333333" calcext:value-type="float">
            <text:p>0.23466233333333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0.257242" calcext:value-type="float">
            <text:p>0.257242</text:p>
          </table:table-cell>
          <table:table-cell office:value-type="float" office:value="0.261914" calcext:value-type="float">
            <text:p>0.261914</text:p>
          </table:table-cell>
          <table:table-cell office:value-type="float" office:value="0.255673" calcext:value-type="float">
            <text:p>0.255673</text:p>
          </table:table-cell>
          <table:table-cell/>
          <table:table-cell table:formula="of:=AVERAGE([.D281:.F281])" office:value-type="float" office:value="0.258276333333333" calcext:value-type="float">
            <text:p>0.258276333333333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0.288192" calcext:value-type="float">
            <text:p>0.288192</text:p>
          </table:table-cell>
          <table:table-cell office:value-type="float" office:value="0.289929" calcext:value-type="float">
            <text:p>0.289929</text:p>
          </table:table-cell>
          <table:table-cell office:value-type="float" office:value="0.287265" calcext:value-type="float">
            <text:p>0.287265</text:p>
          </table:table-cell>
          <table:table-cell/>
          <table:table-cell table:formula="of:=AVERAGE([.D282:.F282])" office:value-type="float" office:value="0.288462" calcext:value-type="float">
            <text:p>0.288462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0.323822" calcext:value-type="float">
            <text:p>0.323822</text:p>
          </table:table-cell>
          <table:table-cell office:value-type="float" office:value="0.328099" calcext:value-type="float">
            <text:p>0.328099</text:p>
          </table:table-cell>
          <table:table-cell office:value-type="float" office:value="0.323243" calcext:value-type="float">
            <text:p>0.323243</text:p>
          </table:table-cell>
          <table:table-cell/>
          <table:table-cell table:formula="of:=AVERAGE([.D283:.F283])" office:value-type="float" office:value="0.325054666666667" calcext:value-type="float">
            <text:p>0.325054666666667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0.359063" calcext:value-type="float">
            <text:p>0.359063</text:p>
          </table:table-cell>
          <table:table-cell office:value-type="float" office:value="0.360957" calcext:value-type="float">
            <text:p>0.360957</text:p>
          </table:table-cell>
          <table:table-cell office:value-type="float" office:value="0.358686" calcext:value-type="float">
            <text:p>0.358686</text:p>
          </table:table-cell>
          <table:table-cell/>
          <table:table-cell table:formula="of:=AVERAGE([.D284:.F284])" office:value-type="float" office:value="0.359568666666667" calcext:value-type="float">
            <text:p>0.359568666666667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0.402692" calcext:value-type="float">
            <text:p>0.402692</text:p>
          </table:table-cell>
          <table:table-cell office:value-type="float" office:value="0.406555" calcext:value-type="float">
            <text:p>0.406555</text:p>
          </table:table-cell>
          <table:table-cell office:value-type="float" office:value="0.401707" calcext:value-type="float">
            <text:p>0.401707</text:p>
          </table:table-cell>
          <table:table-cell/>
          <table:table-cell table:formula="of:=AVERAGE([.D285:.F285])" office:value-type="float" office:value="0.403651333333333" calcext:value-type="float">
            <text:p>0.403651333333333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0.444274" calcext:value-type="float">
            <text:p>0.444274</text:p>
          </table:table-cell>
          <table:table-cell office:value-type="float" office:value="0.447037" calcext:value-type="float">
            <text:p>0.447037</text:p>
          </table:table-cell>
          <table:table-cell office:value-type="float" office:value="0.443757" calcext:value-type="float">
            <text:p>0.443757</text:p>
          </table:table-cell>
          <table:table-cell/>
          <table:table-cell table:formula="of:=AVERAGE([.D286:.F286])" office:value-type="float" office:value="0.445022666666667" calcext:value-type="float">
            <text:p>0.445022666666667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0.493378" calcext:value-type="float">
            <text:p>0.493378</text:p>
          </table:table-cell>
          <table:table-cell office:value-type="float" office:value="0.497971" calcext:value-type="float">
            <text:p>0.497971</text:p>
          </table:table-cell>
          <table:table-cell office:value-type="float" office:value="0.492706" calcext:value-type="float">
            <text:p>0.492706</text:p>
          </table:table-cell>
          <table:table-cell/>
          <table:table-cell table:formula="of:=AVERAGE([.D287:.F287])" office:value-type="float" office:value="0.494685" calcext:value-type="float">
            <text:p>0.494685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0.837738" calcext:value-type="float">
            <text:p>0.837738</text:p>
          </table:table-cell>
          <table:table-cell office:value-type="float" office:value="0.843916" calcext:value-type="float">
            <text:p>0.843916</text:p>
          </table:table-cell>
          <table:table-cell office:value-type="float" office:value="0.837609" calcext:value-type="float">
            <text:p>0.837609</text:p>
          </table:table-cell>
          <table:table-cell/>
          <table:table-cell table:formula="of:=AVERAGE([.D288:.F288])" office:value-type="float" office:value="0.839754333333333" calcext:value-type="float">
            <text:p>0.839754333333333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0.596425" calcext:value-type="float">
            <text:p>0.596425</text:p>
          </table:table-cell>
          <table:table-cell office:value-type="float" office:value="0.601097" calcext:value-type="float">
            <text:p>0.601097</text:p>
          </table:table-cell>
          <table:table-cell office:value-type="float" office:value="0.595852" calcext:value-type="float">
            <text:p>0.595852</text:p>
          </table:table-cell>
          <table:table-cell/>
          <table:table-cell table:formula="of:=AVERAGE([.D289:.F289])" office:value-type="float" office:value="0.597791333333333" calcext:value-type="float">
            <text:p>0.597791333333333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0.64879" calcext:value-type="float">
            <text:p>0.64879</text:p>
          </table:table-cell>
          <table:table-cell office:value-type="float" office:value="0.653002" calcext:value-type="float">
            <text:p>0.653002</text:p>
          </table:table-cell>
          <table:table-cell office:value-type="float" office:value="0.648643" calcext:value-type="float">
            <text:p>0.648643</text:p>
          </table:table-cell>
          <table:table-cell/>
          <table:table-cell table:formula="of:=AVERAGE([.D290:.F290])" office:value-type="float" office:value="0.650145" calcext:value-type="float">
            <text:p>0.650145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0.712562" calcext:value-type="float">
            <text:p>0.712562</text:p>
          </table:table-cell>
          <table:table-cell office:value-type="float" office:value="0.721117" calcext:value-type="float">
            <text:p>0.721117</text:p>
          </table:table-cell>
          <table:table-cell office:value-type="float" office:value="0.712504" calcext:value-type="float">
            <text:p>0.712504</text:p>
          </table:table-cell>
          <table:table-cell/>
          <table:table-cell table:formula="of:=AVERAGE([.D291:.F291])" office:value-type="float" office:value="0.715394333333333" calcext:value-type="float">
            <text:p>0.715394333333333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0.76734" calcext:value-type="float">
            <text:p>0.76734</text:p>
          </table:table-cell>
          <table:table-cell office:value-type="float" office:value="0.776877" calcext:value-type="float">
            <text:p>0.776877</text:p>
          </table:table-cell>
          <table:table-cell office:value-type="float" office:value="0.766506" calcext:value-type="float">
            <text:p>0.766506</text:p>
          </table:table-cell>
          <table:table-cell/>
          <table:table-cell table:formula="of:=AVERAGE([.D292:.F292])" office:value-type="float" office:value="0.770241" calcext:value-type="float">
            <text:p>0.770241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float" office:value="0.841277" calcext:value-type="float">
            <text:p>0.841277</text:p>
          </table:table-cell>
          <table:table-cell office:value-type="float" office:value="0.850139" calcext:value-type="float">
            <text:p>0.850139</text:p>
          </table:table-cell>
          <table:table-cell office:value-type="float" office:value="0.841579" calcext:value-type="float">
            <text:p>0.841579</text:p>
          </table:table-cell>
          <table:table-cell/>
          <table:table-cell table:formula="of:=AVERAGE([.D293:.F293])" office:value-type="float" office:value="0.844331666666667" calcext:value-type="float">
            <text:p>0.844331666666667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0.906479" calcext:value-type="float">
            <text:p>0.906479</text:p>
          </table:table-cell>
          <table:table-cell office:value-type="float" office:value="0.926432" calcext:value-type="float">
            <text:p>0.926432</text:p>
          </table:table-cell>
          <table:table-cell office:value-type="float" office:value="0.906139" calcext:value-type="float">
            <text:p>0.906139</text:p>
          </table:table-cell>
          <table:table-cell/>
          <table:table-cell table:formula="of:=AVERAGE([.D294:.F294])" office:value-type="float" office:value="0.913016666666667" calcext:value-type="float">
            <text:p>0.913016666666667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0.986752" calcext:value-type="float">
            <text:p>0.986752</text:p>
          </table:table-cell>
          <table:table-cell office:value-type="float" office:value="1.002249" calcext:value-type="float">
            <text:p>1.002249</text:p>
          </table:table-cell>
          <table:table-cell office:value-type="float" office:value="0.987314" calcext:value-type="float">
            <text:p>0.987314</text:p>
          </table:table-cell>
          <table:table-cell/>
          <table:table-cell table:formula="of:=AVERAGE([.D295:.F295])" office:value-type="float" office:value="0.992105" calcext:value-type="float">
            <text:p>0.992105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.107204" calcext:value-type="float">
            <text:p>1.107204</text:p>
          </table:table-cell>
          <table:table-cell office:value-type="float" office:value="1.113782" calcext:value-type="float">
            <text:p>1.113782</text:p>
          </table:table-cell>
          <table:table-cell office:value-type="float" office:value="1.09874" calcext:value-type="float">
            <text:p>1.09874</text:p>
          </table:table-cell>
          <table:table-cell/>
          <table:table-cell table:formula="of:=AVERAGE([.D296:.F296])" office:value-type="float" office:value="1.10657533333333" calcext:value-type="float">
            <text:p>1.10657533333333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float" office:value="1.146832" calcext:value-type="float">
            <text:p>1.146832</text:p>
          </table:table-cell>
          <table:table-cell office:value-type="float" office:value="1.153288" calcext:value-type="float">
            <text:p>1.153288</text:p>
          </table:table-cell>
          <table:table-cell office:value-type="float" office:value="1.146675" calcext:value-type="float">
            <text:p>1.146675</text:p>
          </table:table-cell>
          <table:table-cell/>
          <table:table-cell table:formula="of:=AVERAGE([.D297:.F297])" office:value-type="float" office:value="1.14893166666667" calcext:value-type="float">
            <text:p>1.14893166666667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.223916" calcext:value-type="float">
            <text:p>1.223916</text:p>
          </table:table-cell>
          <table:table-cell office:value-type="float" office:value="1.228345" calcext:value-type="float">
            <text:p>1.228345</text:p>
          </table:table-cell>
          <table:table-cell office:value-type="float" office:value="1.223217" calcext:value-type="float">
            <text:p>1.223217</text:p>
          </table:table-cell>
          <table:table-cell/>
          <table:table-cell table:formula="of:=AVERAGE([.D298:.F298])" office:value-type="float" office:value="1.22515933333333" calcext:value-type="float">
            <text:p>1.22515933333333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1.317883" calcext:value-type="float">
            <text:p>1.317883</text:p>
          </table:table-cell>
          <table:table-cell office:value-type="float" office:value="1.330778" calcext:value-type="float">
            <text:p>1.330778</text:p>
          </table:table-cell>
          <table:table-cell office:value-type="float" office:value="1.317632" calcext:value-type="float">
            <text:p>1.317632</text:p>
          </table:table-cell>
          <table:table-cell/>
          <table:table-cell table:formula="of:=AVERAGE([.D299:.F299])" office:value-type="float" office:value="1.32209766666667" calcext:value-type="float">
            <text:p>1.32209766666667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1.403323" calcext:value-type="float">
            <text:p>1.403323</text:p>
          </table:table-cell>
          <table:table-cell office:value-type="float" office:value="1.409624" calcext:value-type="float">
            <text:p>1.409624</text:p>
          </table:table-cell>
          <table:table-cell office:value-type="float" office:value="1.40227" calcext:value-type="float">
            <text:p>1.40227</text:p>
          </table:table-cell>
          <table:table-cell/>
          <table:table-cell table:formula="of:=AVERAGE([.D300:.F300])" office:value-type="float" office:value="1.40507233333333" calcext:value-type="float">
            <text:p>1.40507233333333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.515405" calcext:value-type="float">
            <text:p>1.515405</text:p>
          </table:table-cell>
          <table:table-cell office:value-type="float" office:value="1.51484" calcext:value-type="float">
            <text:p>1.51484</text:p>
          </table:table-cell>
          <table:table-cell office:value-type="float" office:value="1.514276" calcext:value-type="float">
            <text:p>1.514276</text:p>
          </table:table-cell>
          <table:table-cell/>
          <table:table-cell table:formula="of:=AVERAGE([.D301:.F301])" office:value-type="float" office:value="1.51484033333333" calcext:value-type="float">
            <text:p>1.51484033333333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float" office:value="1.609384" calcext:value-type="float">
            <text:p>1.609384</text:p>
          </table:table-cell>
          <table:table-cell office:value-type="float" office:value="1.609251" calcext:value-type="float">
            <text:p>1.609251</text:p>
          </table:table-cell>
          <table:table-cell office:value-type="float" office:value="1.608243" calcext:value-type="float">
            <text:p>1.608243</text:p>
          </table:table-cell>
          <table:table-cell/>
          <table:table-cell table:formula="of:=AVERAGE([.D302:.F302])" office:value-type="float" office:value="1.60895933333333" calcext:value-type="float">
            <text:p>1.60895933333333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float" office:value="1.723413" calcext:value-type="float">
            <text:p>1.723413</text:p>
          </table:table-cell>
          <table:table-cell office:value-type="float" office:value="1.723965" calcext:value-type="float">
            <text:p>1.723965</text:p>
          </table:table-cell>
          <table:table-cell office:value-type="float" office:value="1.723322" calcext:value-type="float">
            <text:p>1.723322</text:p>
          </table:table-cell>
          <table:table-cell/>
          <table:table-cell table:formula="of:=AVERAGE([.D303:.F303])" office:value-type="float" office:value="1.72356666666667" calcext:value-type="float">
            <text:p>1.72356666666667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float" office:value="2.827961" calcext:value-type="float">
            <text:p>2.827961</text:p>
          </table:table-cell>
          <table:table-cell office:value-type="float" office:value="2.827326" calcext:value-type="float">
            <text:p>2.827326</text:p>
          </table:table-cell>
          <table:table-cell office:value-type="float" office:value="2.824656" calcext:value-type="float">
            <text:p>2.824656</text:p>
          </table:table-cell>
          <table:table-cell/>
          <table:table-cell table:formula="of:=AVERAGE([.D304:.F304])" office:value-type="float" office:value="2.82664766666667" calcext:value-type="float">
            <text:p>2.82664766666667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0.000209" calcext:value-type="float">
            <text:p>0.000209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788" calcext:value-type="float">
            <text:p>0.000788</text:p>
          </table:table-cell>
          <table:table-cell/>
          <table:table-cell table:formula="of:=AVERAGE([.D308:.F308])" office:value-type="float" office:value="0.000392" calcext:value-type="float">
            <text:p>0.00039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.002054" calcext:value-type="float">
            <text:p>0.0020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4185" calcext:value-type="float">
            <text:p>0.004185</text:p>
          </table:table-cell>
          <table:table-cell/>
          <table:table-cell table:formula="of:=AVERAGE([.D309:.F309])" office:value-type="float" office:value="0.00264633333333333" calcext:value-type="float">
            <text:p>0.00264633333333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0.00483" calcext:value-type="float">
            <text:p>0.00483</text:p>
          </table:table-cell>
          <table:table-cell office:value-type="float" office:value="0.004036" calcext:value-type="float">
            <text:p>0.004036</text:p>
          </table:table-cell>
          <table:table-cell office:value-type="float" office:value="0.005537" calcext:value-type="float">
            <text:p>0.005537</text:p>
          </table:table-cell>
          <table:table-cell/>
          <table:table-cell table:formula="of:=AVERAGE([.D310:.F310])" office:value-type="float" office:value="0.004801" calcext:value-type="float">
            <text:p>0.00480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0.01183" calcext:value-type="float">
            <text:p>0.01183</text:p>
          </table:table-cell>
          <table:table-cell office:value-type="float" office:value="0.012133" calcext:value-type="float">
            <text:p>0.012133</text:p>
          </table:table-cell>
          <table:table-cell office:value-type="float" office:value="0.011872" calcext:value-type="float">
            <text:p>0.011872</text:p>
          </table:table-cell>
          <table:table-cell/>
          <table:table-cell table:formula="of:=AVERAGE([.D311:.F311])" office:value-type="float" office:value="0.011945" calcext:value-type="float">
            <text:p>0.01194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0.016255" calcext:value-type="float">
            <text:p>0.016255</text:p>
          </table:table-cell>
          <table:table-cell office:value-type="float" office:value="0.016614" calcext:value-type="float">
            <text:p>0.016614</text:p>
          </table:table-cell>
          <table:table-cell office:value-type="float" office:value="0.016235" calcext:value-type="float">
            <text:p>0.016235</text:p>
          </table:table-cell>
          <table:table-cell/>
          <table:table-cell table:formula="of:=AVERAGE([.D312:.F312])" office:value-type="float" office:value="0.016368" calcext:value-type="float">
            <text:p>0.016368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0.036602" calcext:value-type="float">
            <text:p>0.036602</text:p>
          </table:table-cell>
          <table:table-cell office:value-type="float" office:value="0.037019" calcext:value-type="float">
            <text:p>0.037019</text:p>
          </table:table-cell>
          <table:table-cell office:value-type="float" office:value="0.035765" calcext:value-type="float">
            <text:p>0.035765</text:p>
          </table:table-cell>
          <table:table-cell/>
          <table:table-cell table:formula="of:=AVERAGE([.D313:.F313])" office:value-type="float" office:value="0.036462" calcext:value-type="float">
            <text:p>0.036462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float" office:value="0.047078" calcext:value-type="float">
            <text:p>0.047078</text:p>
          </table:table-cell>
          <table:table-cell office:value-type="float" office:value="0.047021" calcext:value-type="float">
            <text:p>0.047021</text:p>
          </table:table-cell>
          <table:table-cell office:value-type="float" office:value="0.047009" calcext:value-type="float">
            <text:p>0.047009</text:p>
          </table:table-cell>
          <table:table-cell/>
          <table:table-cell table:formula="of:=AVERAGE([.D314:.F314])" office:value-type="float" office:value="0.047036" calcext:value-type="float">
            <text:p>0.04703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0.160043" calcext:value-type="float">
            <text:p>0.160043</text:p>
          </table:table-cell>
          <table:table-cell office:value-type="float" office:value="0.158716" calcext:value-type="float">
            <text:p>0.158716</text:p>
          </table:table-cell>
          <table:table-cell office:value-type="float" office:value="0.159914" calcext:value-type="float">
            <text:p>0.159914</text:p>
          </table:table-cell>
          <table:table-cell/>
          <table:table-cell table:formula="of:=AVERAGE([.D315:.F315])" office:value-type="float" office:value="0.159557666666667" calcext:value-type="float">
            <text:p>0.159557666666667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.102357" calcext:value-type="float">
            <text:p>0.102357</text:p>
          </table:table-cell>
          <table:table-cell office:value-type="float" office:value="0.102636" calcext:value-type="float">
            <text:p>0.102636</text:p>
          </table:table-cell>
          <table:table-cell office:value-type="float" office:value="0.102229" calcext:value-type="float">
            <text:p>0.102229</text:p>
          </table:table-cell>
          <table:table-cell/>
          <table:table-cell table:formula="of:=AVERAGE([.D316:.F316])" office:value-type="float" office:value="0.102407333333333" calcext:value-type="float">
            <text:p>0.102407333333333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0.161229" calcext:value-type="float">
            <text:p>0.161229</text:p>
          </table:table-cell>
          <table:table-cell office:value-type="float" office:value="0.16271" calcext:value-type="float">
            <text:p>0.16271</text:p>
          </table:table-cell>
          <table:table-cell office:value-type="float" office:value="0.160726" calcext:value-type="float">
            <text:p>0.160726</text:p>
          </table:table-cell>
          <table:table-cell/>
          <table:table-cell table:formula="of:=AVERAGE([.D317:.F317])" office:value-type="float" office:value="0.161555" calcext:value-type="float">
            <text:p>0.161555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float" office:value="0.173413" calcext:value-type="float">
            <text:p>0.173413</text:p>
          </table:table-cell>
          <table:table-cell office:value-type="float" office:value="0.172292" calcext:value-type="float">
            <text:p>0.172292</text:p>
          </table:table-cell>
          <table:table-cell office:value-type="float" office:value="0.171745" calcext:value-type="float">
            <text:p>0.171745</text:p>
          </table:table-cell>
          <table:table-cell/>
          <table:table-cell table:formula="of:=AVERAGE([.D318:.F318])" office:value-type="float" office:value="0.172483333333333" calcext:value-type="float">
            <text:p>0.172483333333333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0.301132" calcext:value-type="float">
            <text:p>0.301132</text:p>
          </table:table-cell>
          <table:table-cell office:value-type="float" office:value="0.29533" calcext:value-type="float">
            <text:p>0.29533</text:p>
          </table:table-cell>
          <table:table-cell office:value-type="float" office:value="0.2999" calcext:value-type="float">
            <text:p>0.2999</text:p>
          </table:table-cell>
          <table:table-cell/>
          <table:table-cell table:formula="of:=AVERAGE([.D319:.F319])" office:value-type="float" office:value="0.298787333333333" calcext:value-type="float">
            <text:p>0.298787333333333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0.282809" calcext:value-type="float">
            <text:p>0.282809</text:p>
          </table:table-cell>
          <table:table-cell office:value-type="float" office:value="0.283066" calcext:value-type="float">
            <text:p>0.283066</text:p>
          </table:table-cell>
          <table:table-cell office:value-type="float" office:value="0.282728" calcext:value-type="float">
            <text:p>0.282728</text:p>
          </table:table-cell>
          <table:table-cell/>
          <table:table-cell table:formula="of:=AVERAGE([.D320:.F320])" office:value-type="float" office:value="0.282867666666667" calcext:value-type="float">
            <text:p>0.282867666666667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0.405728" calcext:value-type="float">
            <text:p>0.405728</text:p>
          </table:table-cell>
          <table:table-cell office:value-type="float" office:value="0.411584" calcext:value-type="float">
            <text:p>0.411584</text:p>
          </table:table-cell>
          <table:table-cell office:value-type="float" office:value="0.411147" calcext:value-type="float">
            <text:p>0.411147</text:p>
          </table:table-cell>
          <table:table-cell/>
          <table:table-cell table:formula="of:=AVERAGE([.D321:.F321])" office:value-type="float" office:value="0.409486333333333" calcext:value-type="float">
            <text:p>0.409486333333333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0.434503" calcext:value-type="float">
            <text:p>0.434503</text:p>
          </table:table-cell>
          <table:table-cell office:value-type="float" office:value="0.435188" calcext:value-type="float">
            <text:p>0.435188</text:p>
          </table:table-cell>
          <table:table-cell office:value-type="float" office:value="0.43444" calcext:value-type="float">
            <text:p>0.43444</text:p>
          </table:table-cell>
          <table:table-cell/>
          <table:table-cell table:formula="of:=AVERAGE([.D322:.F322])" office:value-type="float" office:value="0.434710333333333" calcext:value-type="float">
            <text:p>0.43471033333333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.293418" calcext:value-type="float">
            <text:p>1.293418</text:p>
          </table:table-cell>
          <table:table-cell office:value-type="float" office:value="1.297414" calcext:value-type="float">
            <text:p>1.297414</text:p>
          </table:table-cell>
          <table:table-cell office:value-type="float" office:value="1.298313" calcext:value-type="float">
            <text:p>1.298313</text:p>
          </table:table-cell>
          <table:table-cell/>
          <table:table-cell table:formula="of:=AVERAGE([.D323:.F323])" office:value-type="float" office:value="1.29638166666667" calcext:value-type="float">
            <text:p>1.29638166666667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0.635257" calcext:value-type="float">
            <text:p>0.635257</text:p>
          </table:table-cell>
          <table:table-cell office:value-type="float" office:value="0.636581" calcext:value-type="float">
            <text:p>0.636581</text:p>
          </table:table-cell>
          <table:table-cell office:value-type="float" office:value="0.633616" calcext:value-type="float">
            <text:p>0.633616</text:p>
          </table:table-cell>
          <table:table-cell/>
          <table:table-cell table:formula="of:=AVERAGE([.D324:.F324])" office:value-type="float" office:value="0.635151333333333" calcext:value-type="float">
            <text:p>0.635151333333333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0.883443" calcext:value-type="float">
            <text:p>0.883443</text:p>
          </table:table-cell>
          <table:table-cell office:value-type="float" office:value="0.872234" calcext:value-type="float">
            <text:p>0.872234</text:p>
          </table:table-cell>
          <table:table-cell office:value-type="float" office:value="0.877152" calcext:value-type="float">
            <text:p>0.877152</text:p>
          </table:table-cell>
          <table:table-cell/>
          <table:table-cell table:formula="of:=AVERAGE([.D325:.F325])" office:value-type="float" office:value="0.877609666666667" calcext:value-type="float">
            <text:p>0.877609666666667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0.888612" calcext:value-type="float">
            <text:p>0.888612</text:p>
          </table:table-cell>
          <table:table-cell office:value-type="float" office:value="0.889082" calcext:value-type="float">
            <text:p>0.889082</text:p>
          </table:table-cell>
          <table:table-cell office:value-type="float" office:value="0.888531" calcext:value-type="float">
            <text:p>0.888531</text:p>
          </table:table-cell>
          <table:table-cell/>
          <table:table-cell table:formula="of:=AVERAGE([.D326:.F326])" office:value-type="float" office:value="0.888741666666667" calcext:value-type="float">
            <text:p>0.888741666666667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.381603" calcext:value-type="float">
            <text:p>1.381603</text:p>
          </table:table-cell>
          <table:table-cell office:value-type="float" office:value="1.388004" calcext:value-type="float">
            <text:p>1.388004</text:p>
          </table:table-cell>
          <table:table-cell office:value-type="float" office:value="1.395454" calcext:value-type="float">
            <text:p>1.395454</text:p>
          </table:table-cell>
          <table:table-cell/>
          <table:table-cell table:formula="of:=AVERAGE([.D327:.F327])" office:value-type="float" office:value="1.38835366666667" calcext:value-type="float">
            <text:p>1.38835366666667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.197819" calcext:value-type="float">
            <text:p>1.197819</text:p>
          </table:table-cell>
          <table:table-cell office:value-type="float" office:value="1.19727" calcext:value-type="float">
            <text:p>1.19727</text:p>
          </table:table-cell>
          <table:table-cell office:value-type="float" office:value="1.197172" calcext:value-type="float">
            <text:p>1.197172</text:p>
          </table:table-cell>
          <table:table-cell/>
          <table:table-cell table:formula="of:=AVERAGE([.D328:.F328])" office:value-type="float" office:value="1.19742033333333" calcext:value-type="float">
            <text:p>1.19742033333333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1.607312" calcext:value-type="float">
            <text:p>1.607312</text:p>
          </table:table-cell>
          <table:table-cell office:value-type="float" office:value="1.621284" calcext:value-type="float">
            <text:p>1.621284</text:p>
          </table:table-cell>
          <table:table-cell office:value-type="float" office:value="1.598747" calcext:value-type="float">
            <text:p>1.598747</text:p>
          </table:table-cell>
          <table:table-cell/>
          <table:table-cell table:formula="of:=AVERAGE([.D329:.F329])" office:value-type="float" office:value="1.60911433333333" calcext:value-type="float">
            <text:p>1.60911433333333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float" office:value="1.583229" calcext:value-type="float">
            <text:p>1.583229</text:p>
          </table:table-cell>
          <table:table-cell office:value-type="float" office:value="1.593324" calcext:value-type="float">
            <text:p>1.593324</text:p>
          </table:table-cell>
          <table:table-cell office:value-type="float" office:value="1.584366" calcext:value-type="float">
            <text:p>1.584366</text:p>
          </table:table-cell>
          <table:table-cell/>
          <table:table-cell table:formula="of:=AVERAGE([.D330:.F330])" office:value-type="float" office:value="1.586973" calcext:value-type="float">
            <text:p>1.586973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float" office:value="4.314084" calcext:value-type="float">
            <text:p>4.314084</text:p>
          </table:table-cell>
          <table:table-cell office:value-type="float" office:value="4.31886" calcext:value-type="float">
            <text:p>4.31886</text:p>
          </table:table-cell>
          <table:table-cell office:value-type="float" office:value="4.334194" calcext:value-type="float">
            <text:p>4.334194</text:p>
          </table:table-cell>
          <table:table-cell/>
          <table:table-cell table:formula="of:=AVERAGE([.D331:.F331])" office:value-type="float" office:value="4.32237933333333" calcext:value-type="float">
            <text:p>4.3223793333333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0.007432" calcext:value-type="float">
            <text:p>0.007432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01731" calcext:value-type="float">
            <text:p>0.001731</text:p>
          </table:table-cell>
          <table:table-cell/>
          <table:table-cell table:formula="of:=AVERAGE([.D335:.F335])" office:value-type="float" office:value="0.00362566666666667" calcext:value-type="float">
            <text:p>0.00362566666666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0.016771" calcext:value-type="float">
            <text:p>0.016771</text:p>
          </table:table-cell>
          <table:table-cell office:value-type="float" office:value="0.012689" calcext:value-type="float">
            <text:p>0.012689</text:p>
          </table:table-cell>
          <table:table-cell office:value-type="float" office:value="0.013772" calcext:value-type="float">
            <text:p>0.013772</text:p>
          </table:table-cell>
          <table:table-cell/>
          <table:table-cell table:formula="of:=AVERAGE([.D336:.F336])" office:value-type="float" office:value="0.0144106666666667" calcext:value-type="float">
            <text:p>0.014410666666667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0.036219" calcext:value-type="float">
            <text:p>0.036219</text:p>
          </table:table-cell>
          <table:table-cell office:value-type="float" office:value="0.035808" calcext:value-type="float">
            <text:p>0.035808</text:p>
          </table:table-cell>
          <table:table-cell office:value-type="float" office:value="0.03812" calcext:value-type="float">
            <text:p>0.03812</text:p>
          </table:table-cell>
          <table:table-cell/>
          <table:table-cell table:formula="of:=AVERAGE([.D337:.F337])" office:value-type="float" office:value="0.0367156666666667" calcext:value-type="float">
            <text:p>0.036715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0.159794" calcext:value-type="float">
            <text:p>0.159794</text:p>
          </table:table-cell>
          <table:table-cell office:value-type="float" office:value="0.158758" calcext:value-type="float">
            <text:p>0.158758</text:p>
          </table:table-cell>
          <table:table-cell office:value-type="float" office:value="0.158867" calcext:value-type="float">
            <text:p>0.158867</text:p>
          </table:table-cell>
          <table:table-cell/>
          <table:table-cell table:formula="of:=AVERAGE([.D338:.F338])" office:value-type="float" office:value="0.159139666666667" calcext:value-type="float">
            <text:p>0.159139666666667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0.160743" calcext:value-type="float">
            <text:p>0.160743</text:p>
          </table:table-cell>
          <table:table-cell office:value-type="float" office:value="0.158628" calcext:value-type="float">
            <text:p>0.158628</text:p>
          </table:table-cell>
          <table:table-cell office:value-type="float" office:value="0.161439" calcext:value-type="float">
            <text:p>0.161439</text:p>
          </table:table-cell>
          <table:table-cell/>
          <table:table-cell table:formula="of:=AVERAGE([.D339:.F339])" office:value-type="float" office:value="0.16027" calcext:value-type="float">
            <text:p>0.1602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0.300553" calcext:value-type="float">
            <text:p>0.300553</text:p>
          </table:table-cell>
          <table:table-cell office:value-type="float" office:value="0.29508" calcext:value-type="float">
            <text:p>0.29508</text:p>
          </table:table-cell>
          <table:table-cell office:value-type="float" office:value="0.303487" calcext:value-type="float">
            <text:p>0.303487</text:p>
          </table:table-cell>
          <table:table-cell/>
          <table:table-cell table:formula="of:=AVERAGE([.D340:.F340])" office:value-type="float" office:value="0.299706666666667" calcext:value-type="float">
            <text:p>0.299706666666667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0.416728" calcext:value-type="float">
            <text:p>0.416728</text:p>
          </table:table-cell>
          <table:table-cell office:value-type="float" office:value="0.41613" calcext:value-type="float">
            <text:p>0.41613</text:p>
          </table:table-cell>
          <table:table-cell office:value-type="float" office:value="0.4149" calcext:value-type="float">
            <text:p>0.4149</text:p>
          </table:table-cell>
          <table:table-cell/>
          <table:table-cell table:formula="of:=AVERAGE([.D341:.F341])" office:value-type="float" office:value="0.415919333333333" calcext:value-type="float">
            <text:p>0.41591933333333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.296995" calcext:value-type="float">
            <text:p>1.296995</text:p>
          </table:table-cell>
          <table:table-cell office:value-type="float" office:value="1.294153" calcext:value-type="float">
            <text:p>1.294153</text:p>
          </table:table-cell>
          <table:table-cell office:value-type="float" office:value="1.303517" calcext:value-type="float">
            <text:p>1.303517</text:p>
          </table:table-cell>
          <table:table-cell/>
          <table:table-cell table:formula="of:=AVERAGE([.D342:.F342])" office:value-type="float" office:value="1.29822166666667" calcext:value-type="float">
            <text:p>1.29822166666667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0.871401" calcext:value-type="float">
            <text:p>0.871401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88733" calcext:value-type="float">
            <text:p>0.888733</text:p>
          </table:table-cell>
          <table:table-cell/>
          <table:table-cell table:formula="of:=AVERAGE([.D343:.F343])" office:value-type="float" office:value="0.878901666666667" calcext:value-type="float">
            <text:p>0.878901666666667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.402954" calcext:value-type="float">
            <text:p>1.402954</text:p>
          </table:table-cell>
          <table:table-cell office:value-type="float" office:value="1.337335" calcext:value-type="float">
            <text:p>1.337335</text:p>
          </table:table-cell>
          <table:table-cell office:value-type="float" office:value="1.383697" calcext:value-type="float">
            <text:p>1.383697</text:p>
          </table:table-cell>
          <table:table-cell/>
          <table:table-cell table:formula="of:=AVERAGE([.D344:.F344])" office:value-type="float" office:value="1.374662" calcext:value-type="float">
            <text:p>1.374662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1.600266" calcext:value-type="float">
            <text:p>1.600266</text:p>
          </table:table-cell>
          <table:table-cell office:value-type="float" office:value="1.600214" calcext:value-type="float">
            <text:p>1.600214</text:p>
          </table:table-cell>
          <table:table-cell office:value-type="float" office:value="1.608642" calcext:value-type="float">
            <text:p>1.608642</text:p>
          </table:table-cell>
          <table:table-cell/>
          <table:table-cell table:formula="of:=AVERAGE([.D345:.F345])" office:value-type="float" office:value="1.60304066666667" calcext:value-type="float">
            <text:p>1.60304066666667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float" office:value="4.321904" calcext:value-type="float">
            <text:p>4.321904</text:p>
          </table:table-cell>
          <table:table-cell office:value-type="float" office:value="4.287623" calcext:value-type="float">
            <text:p>4.287623</text:p>
          </table:table-cell>
          <table:table-cell office:value-type="float" office:value="4.307774" calcext:value-type="float">
            <text:p>4.307774</text:p>
          </table:table-cell>
          <table:table-cell/>
          <table:table-cell table:formula="of:=AVERAGE([.D346:.F346])" office:value-type="float" office:value="4.305767" calcext:value-type="float">
            <text:p>4.305767</text:p>
          </table:table-cell>
        </table:table-row>
      </table:table>
      <table:table table:name="1_dia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953333333333333" calcext:value-type="float">
            <text:p>9.53333333333333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311" calcext:value-type="float">
            <text:p>0.0003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839" calcext:value-type="float">
            <text:p>0.0008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04266666666667" calcext:value-type="float">
            <text:p>0.002042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38566666666667" calcext:value-type="float">
            <text:p>0.0033856666666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534966666666667" calcext:value-type="float">
            <text:p>0.005349666666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52833333333333" calcext:value-type="float">
            <text:p>0.00852833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3526666666667" calcext:value-type="float">
            <text:p>0.0213526666666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3636666666667" calcext:value-type="float">
            <text:p>0.018363666666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70856666666667" calcext:value-type="float">
            <text:p>0.0270856666666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3748" calcext:value-type="float">
            <text:p>0.0337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03576666666667" calcext:value-type="float">
            <text:p>0.06035766666666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68173333333333" calcext:value-type="float">
            <text:p>0.05681733333333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804646666666667" calcext:value-type="float">
            <text:p>0.0804646666666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890516666666666" calcext:value-type="float">
            <text:p>0.0890516666666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1681666666667" calcext:value-type="float">
            <text:p>0.1816816666666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2622333333333" calcext:value-type="float">
            <text:p>0.13262233333333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6354666666667" calcext:value-type="float">
            <text:p>0.18635466666666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88607666666667" calcext:value-type="float">
            <text:p>0.1886076666666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2008666666667" calcext:value-type="float">
            <text:p>0.30200866666666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63359666666667" calcext:value-type="float">
            <text:p>0.26335966666666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61648666666667" calcext:value-type="float">
            <text:p>0.36164866666666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361150333333333" calcext:value-type="float">
            <text:p>0.3611503333333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6625" calcext:value-type="float">
            <text:p>0.5666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82676333333333" calcext:value-type="float">
            <text:p>0.4826763333333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78715" calcext:value-type="float">
            <text:p>0.6787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46449" calcext:value-type="float">
            <text:p>0.64644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960381666666667" calcext:value-type="float">
            <text:p>0.96038166666666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861611333333333" calcext:value-type="float">
            <text:p>0.8616113333333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169445" calcext:value-type="float">
            <text:p>1.16944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13064766666667" calcext:value-type="float">
            <text:p>1.130647666666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29879033333333" calcext:value-type="float">
            <text:p>2.2987903333333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43623133333333" calcext:value-type="float">
            <text:p>1.4362313333333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.935083" calcext:value-type="float">
            <text:p>1.93508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.327467" calcext:value-type="float">
            <text:p>2.32746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.505217" calcext:value-type="float">
            <text:p>2.50521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.41088333333333" calcext:value-type="float">
            <text:p>2.4108833333333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.99617666666667" calcext:value-type="float">
            <text:p>2.9961766666666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.13009366666667" calcext:value-type="float">
            <text:p>3.1300936666666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.83492566666667" calcext:value-type="float">
            <text:p>3.8349256666666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.55661933333333" calcext:value-type="float">
            <text:p>3.5566193333333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.165837" calcext:value-type="float">
            <text:p>4.16583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.66696" calcext:value-type="float">
            <text:p>7.6669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.08968833333333" calcext:value-type="float">
            <text:p>5.0896883333333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.50168766666667" calcext:value-type="float">
            <text:p>5.5016876666666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440997" calcext:value-type="float">
            <text:p>6.44099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7.50871666666667" calcext:value-type="float">
            <text:p>7.5087166666666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.358269" calcext:value-type="float">
            <text:p>14.358269</text:p>
          </table:table-cell>
        </table:table-row>
      </table:table>
      <table:table table:name="2_dia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856666666666666" calcext:value-type="float">
            <text:p>8.56666666666666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13" calcext:value-type="float">
            <text:p>0.0004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860666666666667" calcext:value-type="float">
            <text:p>0.00086066666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07733333333333" calcext:value-type="float">
            <text:p>0.002077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44466666666667" calcext:value-type="float">
            <text:p>0.0034446666666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611133333333333" calcext:value-type="float">
            <text:p>0.0061113333333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0243" calcext:value-type="float">
            <text:p>0.0102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92683333333333" calcext:value-type="float">
            <text:p>0.0192683333333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22745" calcext:value-type="float">
            <text:p>0.0227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36696666666667" calcext:value-type="float">
            <text:p>0.0336696666666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4259" calcext:value-type="float">
            <text:p>0.06425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71491" calcext:value-type="float">
            <text:p>0.07149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97906" calcext:value-type="float">
            <text:p>0.0979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11168333333333" calcext:value-type="float">
            <text:p>0.1111683333333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1523" calcext:value-type="float">
            <text:p>0.17152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66515" calcext:value-type="float">
            <text:p>0.1665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214943333333333" calcext:value-type="float">
            <text:p>0.21494333333333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234650333333333" calcext:value-type="float">
            <text:p>0.234650333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5258" calcext:value-type="float">
            <text:p>0.30525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323158" calcext:value-type="float">
            <text:p>0.32315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96847333333333" calcext:value-type="float">
            <text:p>0.3968473333333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434553666666667" calcext:value-type="float">
            <text:p>0.4345536666666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37217" calcext:value-type="float">
            <text:p>0.5372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69267333333333" calcext:value-type="float">
            <text:p>0.5692673333333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68055333333333" calcext:value-type="float">
            <text:p>0.66805533333333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728813333333333" calcext:value-type="float">
            <text:p>0.72881333333333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861537666666666" calcext:value-type="float">
            <text:p>0.86153766666666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905067" calcext:value-type="float">
            <text:p>0.9050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05288633333333" calcext:value-type="float">
            <text:p>1.0528863333333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13953533333333" calcext:value-type="float">
            <text:p>1.139535333333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24855133333333" calcext:value-type="float">
            <text:p>2.2485513333333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38622166666667" calcext:value-type="float">
            <text:p>1.3862216666666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.56533266666667" calcext:value-type="float">
            <text:p>1.5653326666666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.86152633333333" calcext:value-type="float">
            <text:p>1.8615263333333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.91993266666667" calcext:value-type="float">
            <text:p>1.9199326666666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.07704066666667" calcext:value-type="float">
            <text:p>2.0770406666666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.26073766666667" calcext:value-type="float">
            <text:p>2.2607376666666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.54254833333333" calcext:value-type="float">
            <text:p>2.5425483333333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81908533333333" calcext:value-type="float">
            <text:p>2.8190853333333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.933666" calcext:value-type="float">
            <text:p>2.93366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.082021" calcext:value-type="float">
            <text:p>3.08202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.93054766666667" calcext:value-type="float">
            <text:p>3.9305476666666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.86099966666667" calcext:value-type="float">
            <text:p>3.8609996666666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.20884433333333" calcext:value-type="float">
            <text:p>4.2088443333333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.668305" calcext:value-type="float">
            <text:p>4.66830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.97993733333333" calcext:value-type="float">
            <text:p>4.9799373333333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.147902" calcext:value-type="float">
            <text:p>10.147902</text:p>
          </table:table-cell>
        </table:table-row>
      </table:table>
      <table:table table:name="4_dia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573333333333333" calcext:value-type="float">
            <text:p>5.73333333333333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84" calcext:value-type="float">
            <text:p>0.0002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885" calcext:value-type="float">
            <text:p>0.0008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13133333333333" calcext:value-type="float">
            <text:p>0.002131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534" calcext:value-type="float">
            <text:p>0.0035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537833333333333" calcext:value-type="float">
            <text:p>0.0053783333333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788933333333333" calcext:value-type="float">
            <text:p>0.00788933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21863333333333" calcext:value-type="float">
            <text:p>0.0121863333333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67233333333333" calcext:value-type="float">
            <text:p>0.0167233333333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40423333333333" calcext:value-type="float">
            <text:p>0.0240423333333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08763333333333" calcext:value-type="float">
            <text:p>0.0308763333333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40827" calcext:value-type="float">
            <text:p>0.0408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14963333333333" calcext:value-type="float">
            <text:p>0.05149633333333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64159" calcext:value-type="float">
            <text:p>0.0641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799346666666667" calcext:value-type="float">
            <text:p>0.0799346666666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986886666666667" calcext:value-type="float">
            <text:p>0.0986886666666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14087666666667" calcext:value-type="float">
            <text:p>0.11408766666666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38088" calcext:value-type="float">
            <text:p>0.13808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61786333333333" calcext:value-type="float">
            <text:p>0.161786333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91570666666667" calcext:value-type="float">
            <text:p>0.19157066666666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14679" calcext:value-type="float">
            <text:p>0.21467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251712" calcext:value-type="float">
            <text:p>0.2517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284112666666667" calcext:value-type="float">
            <text:p>0.2841126666666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339124666666667" calcext:value-type="float">
            <text:p>0.339124666666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86074" calcext:value-type="float">
            <text:p>0.38607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429515666666667" calcext:value-type="float">
            <text:p>0.42951566666666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503217666666667" calcext:value-type="float">
            <text:p>0.50321766666666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555008666666667" calcext:value-type="float">
            <text:p>0.55500866666666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34680333333333" calcext:value-type="float">
            <text:p>0.6346803333333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79747666666667" calcext:value-type="float">
            <text:p>0.6797476666666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77285" calcext:value-type="float">
            <text:p>0.772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96846666666666" calcext:value-type="float">
            <text:p>0.99684666666666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94372" calcext:value-type="float">
            <text:p>0.9437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999011" calcext:value-type="float">
            <text:p>0.99901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.16878133333333" calcext:value-type="float">
            <text:p>1.1687813333333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.27237133333333" calcext:value-type="float">
            <text:p>1.2723713333333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.34725266666667" calcext:value-type="float">
            <text:p>1.3472526666666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.42747266666667" calcext:value-type="float">
            <text:p>1.4274726666666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.60971366666667" calcext:value-type="float">
            <text:p>1.6097136666666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.928327" calcext:value-type="float">
            <text:p>1.92832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.87933033333333" calcext:value-type="float">
            <text:p>1.8793303333333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.95539733333333" calcext:value-type="float">
            <text:p>1.9553973333333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.32854733333333" calcext:value-type="float">
            <text:p>2.3285473333333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.52007166666667" calcext:value-type="float">
            <text:p>2.5200716666666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.50304033333333" calcext:value-type="float">
            <text:p>2.5030403333333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.69329866666667" calcext:value-type="float">
            <text:p>2.6932986666666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.90040433333333" calcext:value-type="float">
            <text:p>2.9004043333333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.80537833333333" calcext:value-type="float">
            <text:p>4.80537833333333</text:p>
          </table:table-cell>
        </table:table-row>
      </table:table>
      <table:table table:name="8_dia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446666666666667" calcext:value-type="float">
            <text:p>4.46666666666667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67" calcext:value-type="float">
            <text:p>0.0001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02333333333333" calcext:value-type="float">
            <text:p>0.000502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5966666666667" calcext:value-type="float">
            <text:p>0.001159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7466666666667" calcext:value-type="float">
            <text:p>0.0021746666666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356" calcext:value-type="float">
            <text:p>0.0033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185" calcext:value-type="float">
            <text:p>0.0051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7959" calcext:value-type="float">
            <text:p>0.0079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0918" calcext:value-type="float">
            <text:p>0.0109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50926666666667" calcext:value-type="float">
            <text:p>0.0150926666666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199876666666667" calcext:value-type="float">
            <text:p>0.01998766666666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67863333333333" calcext:value-type="float">
            <text:p>0.02678633333333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20776666666667" calcext:value-type="float">
            <text:p>0.0420776666666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12916666666667" calcext:value-type="float">
            <text:p>0.0512916666666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64207" calcext:value-type="float">
            <text:p>0.0642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746496666666667" calcext:value-type="float">
            <text:p>0.07464966666666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03776666666666" calcext:value-type="float">
            <text:p>0.09037766666666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04518333333333" calcext:value-type="float">
            <text:p>0.104518333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24697" calcext:value-type="float">
            <text:p>0.12469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41692333333333" calcext:value-type="float">
            <text:p>0.1416923333333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65681333333333" calcext:value-type="float">
            <text:p>0.1656813333333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186174666666667" calcext:value-type="float">
            <text:p>0.1861746666666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20568666666667" calcext:value-type="float">
            <text:p>0.220568666666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49464666666667" calcext:value-type="float">
            <text:p>0.24946466666666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291655" calcext:value-type="float">
            <text:p>0.29165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324815333333333" calcext:value-type="float">
            <text:p>0.32481533333333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367859333333333" calcext:value-type="float">
            <text:p>0.36785933333333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403785" calcext:value-type="float">
            <text:p>0.40378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455630333333333" calcext:value-type="float">
            <text:p>0.45563033333333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498138" calcext:value-type="float">
            <text:p>0.4981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90884" calcext:value-type="float">
            <text:p>0.59088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620583666666667" calcext:value-type="float">
            <text:p>0.62058366666666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693216333333333" calcext:value-type="float">
            <text:p>0.69321633333333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736988666666667" calcext:value-type="float">
            <text:p>0.73698866666666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823129666666667" calcext:value-type="float">
            <text:p>0.82312966666666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893188" calcext:value-type="float">
            <text:p>0.89318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972510666666667" calcext:value-type="float">
            <text:p>0.97251066666666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.03797" calcext:value-type="float">
            <text:p>1.0379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.16231466666667" calcext:value-type="float">
            <text:p>1.1623146666666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.20804366666667" calcext:value-type="float">
            <text:p>1.2080436666666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.30604033333333" calcext:value-type="float">
            <text:p>1.3060403333333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.36341166666667" calcext:value-type="float">
            <text:p>1.3634116666666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.48289566666667" calcext:value-type="float">
            <text:p>1.4828956666666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57573933333333" calcext:value-type="float">
            <text:p>1.5757393333333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.673444" calcext:value-type="float">
            <text:p>1.67344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.783602" calcext:value-type="float">
            <text:p>1.78360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172424" calcext:value-type="float">
            <text:p>2.172424</text:p>
          </table:table-cell>
        </table:table-row>
      </table:table>
      <table:table table:name="16_dia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95" calcext:value-type="float">
            <text:p>9.5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54" calcext:value-type="float">
            <text:p>0.0002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18333333333333" calcext:value-type="float">
            <text:p>0.000718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52366666666667" calcext:value-type="float">
            <text:p>0.001523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574" calcext:value-type="float">
            <text:p>0.0025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826" calcext:value-type="float">
            <text:p>0.0038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71" calcext:value-type="float">
            <text:p>0.0059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18" calcext:value-type="float">
            <text:p>0.0089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548" calcext:value-type="float">
            <text:p>0.0125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281" calcext:value-type="float">
            <text:p>0.01728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0546666666667" calcext:value-type="float">
            <text:p>0.02305466666666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0563333333333" calcext:value-type="float">
            <text:p>0.03005633333333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027" calcext:value-type="float">
            <text:p>0.03802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7608" calcext:value-type="float">
            <text:p>0.0476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8613" calcext:value-type="float">
            <text:p>0.0586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1803333333333" calcext:value-type="float">
            <text:p>0.07218033333333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54486666666667" calcext:value-type="float">
            <text:p>0.08544866666666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1602333333333" calcext:value-type="float">
            <text:p>0.10160233333333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9420333333333" calcext:value-type="float">
            <text:p>0.119420333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9848666666667" calcext:value-type="float">
            <text:p>0.13984866666666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3406666666667" calcext:value-type="float">
            <text:p>0.16340666666666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5959333333333" calcext:value-type="float">
            <text:p>0.1859593333333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212852" calcext:value-type="float">
            <text:p>0.21285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41278666666667" calcext:value-type="float">
            <text:p>0.241278666666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76173666666667" calcext:value-type="float">
            <text:p>0.27617366666666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307726" calcext:value-type="float">
            <text:p>0.30772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349651666666667" calcext:value-type="float">
            <text:p>0.34965166666666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386310666666667" calcext:value-type="float">
            <text:p>0.38631066666666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439195" calcext:value-type="float">
            <text:p>0.43919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480048666666667" calcext:value-type="float">
            <text:p>0.4800486666666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542706333333333" calcext:value-type="float">
            <text:p>0.5427063333333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89854" calcext:value-type="float">
            <text:p>0.58985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653285" calcext:value-type="float">
            <text:p>0.65328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702799" calcext:value-type="float">
            <text:p>0.70279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776796" calcext:value-type="float">
            <text:p>0.77679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828725" calcext:value-type="float">
            <text:p>0.82872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920913666666666" calcext:value-type="float">
            <text:p>0.92091366666666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982816666666667" calcext:value-type="float">
            <text:p>0.98281666666666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.07952233333333" calcext:value-type="float">
            <text:p>1.0795223333333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.146187" calcext:value-type="float">
            <text:p>1.14618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.25412" calcext:value-type="float">
            <text:p>1.2541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.32761" calcext:value-type="float">
            <text:p>1.3276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.43664266666667" calcext:value-type="float">
            <text:p>1.4366426666666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.52351366666667" calcext:value-type="float">
            <text:p>1.5235136666666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64847533333333" calcext:value-type="float">
            <text:p>1.6484753333333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.74848866666667" calcext:value-type="float">
            <text:p>1.7484886666666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.88460066666667" calcext:value-type="float">
            <text:p>1.8846006666666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14625866666667" calcext:value-type="float">
            <text:p>2.14625866666667</text:p>
          </table:table-cell>
        </table:table-row>
      </table:table>
      <table:table table:name="32_dia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903333333333333" calcext:value-type="float">
            <text:p>9.03333333333333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16333333333333" calcext:value-type="float">
            <text:p>0.0002163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92333333333333" calcext:value-type="float">
            <text:p>0.000592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271" calcext:value-type="float">
            <text:p>0.0012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319" calcext:value-type="float">
            <text:p>0.0023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58633333333333" calcext:value-type="float">
            <text:p>0.0035863333333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68533333333333" calcext:value-type="float">
            <text:p>0.00568533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922666666666667" calcext:value-type="float">
            <text:p>0.0092266666666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19273333333333" calcext:value-type="float">
            <text:p>0.0119273333333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63626666666667" calcext:value-type="float">
            <text:p>0.0163626666666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18286666666667" calcext:value-type="float">
            <text:p>0.02182866666666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1143333333333" calcext:value-type="float">
            <text:p>0.02911433333333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59903333333333" calcext:value-type="float">
            <text:p>0.03599033333333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48183333333333" calcext:value-type="float">
            <text:p>0.0448183333333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53973333333333" calcext:value-type="float">
            <text:p>0.0553973333333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03463666666667" calcext:value-type="float">
            <text:p>0.1034636666666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03463333333333" calcext:value-type="float">
            <text:p>0.08034633333333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50803333333333" calcext:value-type="float">
            <text:p>0.09508033333333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2268333333333" calcext:value-type="float">
            <text:p>0.112268333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0619" calcext:value-type="float">
            <text:p>0.1306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51723333333333" calcext:value-type="float">
            <text:p>0.1517233333333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74692333333333" calcext:value-type="float">
            <text:p>0.1746923333333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200227333333333" calcext:value-type="float">
            <text:p>0.2002273333333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34662333333333" calcext:value-type="float">
            <text:p>0.2346623333333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58276333333333" calcext:value-type="float">
            <text:p>0.2582763333333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288462" calcext:value-type="float">
            <text:p>0.28846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325054666666667" calcext:value-type="float">
            <text:p>0.32505466666666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359568666666667" calcext:value-type="float">
            <text:p>0.35956866666666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403651333333333" calcext:value-type="float">
            <text:p>0.4036513333333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445022666666667" calcext:value-type="float">
            <text:p>0.4450226666666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494685" calcext:value-type="float">
            <text:p>0.4946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39754333333333" calcext:value-type="float">
            <text:p>0.83975433333333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597791333333333" calcext:value-type="float">
            <text:p>0.59779133333333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650145" calcext:value-type="float">
            <text:p>0.65014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715394333333333" calcext:value-type="float">
            <text:p>0.71539433333333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770241" calcext:value-type="float">
            <text:p>0.77024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844331666666667" calcext:value-type="float">
            <text:p>0.84433166666666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913016666666667" calcext:value-type="float">
            <text:p>0.91301666666666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992105" calcext:value-type="float">
            <text:p>0.99210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.10657533333333" calcext:value-type="float">
            <text:p>1.1065753333333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.14893166666667" calcext:value-type="float">
            <text:p>1.1489316666666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.22515933333333" calcext:value-type="float">
            <text:p>1.2251593333333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.32209766666667" calcext:value-type="float">
            <text:p>1.3220976666666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.40507233333333" calcext:value-type="float">
            <text:p>1.4050723333333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51484033333333" calcext:value-type="float">
            <text:p>1.5148403333333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.60895933333333" calcext:value-type="float">
            <text:p>1.6089593333333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.72356666666667" calcext:value-type="float">
            <text:p>1.7235666666666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82664766666667" calcext:value-type="float">
            <text:p>2.82664766666667</text:p>
          </table:table-cell>
        </table:table-row>
      </table:table>
      <table:table table:name="64_dia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392" calcext:value-type="float">
            <text:p>0.0003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64633333333333" calcext:value-type="float">
            <text:p>0.0026463333333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4801" calcext:value-type="float">
            <text:p>0.0048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1945" calcext:value-type="float">
            <text:p>0.0119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6368" calcext:value-type="float">
            <text:p>0.0163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6462" calcext:value-type="float">
            <text:p>0.03646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7036" calcext:value-type="float">
            <text:p>0.0470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59557666666667" calcext:value-type="float">
            <text:p>0.15955766666666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2407333333333" calcext:value-type="float">
            <text:p>0.102407333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61555" calcext:value-type="float">
            <text:p>0.16155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72483333333333" calcext:value-type="float">
            <text:p>0.1724833333333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98787333333333" calcext:value-type="float">
            <text:p>0.2987873333333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282867666666667" calcext:value-type="float">
            <text:p>0.28286766666666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409486333333333" calcext:value-type="float">
            <text:p>0.4094863333333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434710333333333" calcext:value-type="float">
            <text:p>0.4347103333333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29638166666667" calcext:value-type="float">
            <text:p>1.2963816666666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635151333333333" calcext:value-type="float">
            <text:p>0.63515133333333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877609666666667" calcext:value-type="float">
            <text:p>0.87760966666666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888741666666667" calcext:value-type="float">
            <text:p>0.88874166666666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.38835366666667" calcext:value-type="float">
            <text:p>1.3883536666666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.19742033333333" calcext:value-type="float">
            <text:p>1.1974203333333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.60911433333333" calcext:value-type="float">
            <text:p>1.6091143333333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.586973" calcext:value-type="float">
            <text:p>1.58697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.32237933333333" calcext:value-type="float">
            <text:p>4.32237933333333</text:p>
          </table:table-cell>
        </table:table-row>
      </table:table>
      <table:table table:name="128_dia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62566666666667" calcext:value-type="float">
            <text:p>0.00362566666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44106666666667" calcext:value-type="float">
            <text:p>0.01441066666666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67156666666667" calcext:value-type="float">
            <text:p>0.0367156666666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59139666666667" calcext:value-type="float">
            <text:p>0.1591396666666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6027" calcext:value-type="float">
            <text:p>0.1602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99706666666667" calcext:value-type="float">
            <text:p>0.29970666666666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415919333333333" calcext:value-type="float">
            <text:p>0.4159193333333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29822166666667" calcext:value-type="float">
            <text:p>1.2982216666666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878901666666667" calcext:value-type="float">
            <text:p>0.87890166666666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.374662" calcext:value-type="float">
            <text:p>1.37466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.60304066666667" calcext:value-type="float">
            <text:p>1.6030406666666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.305767" calcext:value-type="float">
            <text:p>4.305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2:34:25.761168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2T20:49:30.934231003</meta:creation-date>
    <dc:date>2020-06-02T21:22:58.273227568</dc:date>
    <meta:editing-duration>PT30M57S</meta:editing-duration>
    <meta:editing-cycles>3</meta:editing-cycles>
    <meta:generator>LibreOffice/6.3.5.2$Linux_X86_64 LibreOffice_project/30$Build-2</meta:generator>
    <meta:document-statistic meta:table-count="9" meta:cell-count="2298" meta:object-count="0"/>
  </office:meta>
</office:document-meta>
</file>